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Prop 10" svg:font-family="'LM Mono Prop 10'"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4.068cm" fo:min-width="10.549cm" fo:padding-top="0.142cm" fo:padding-bottom="0.142cm" fo:padding-left="0.267cm" fo:padding-right="0.267cm"/>
    </style:style>
    <style:style style:name="gr2"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5.846cm" fo:min-width="10.549cm" fo:padding-top="0.142cm" fo:padding-bottom="0.142cm" fo:padding-left="0.267cm" fo:padding-right="0.267cm"/>
    </style:style>
    <style:style style:name="gr3"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11.434cm" fo:min-width="6.231cm" fo:padding-top="0.142cm" fo:padding-bottom="0.142cm" fo:padding-left="0.267cm" fo:padding-right="0.267cm"/>
    </style:style>
    <style:style style:name="gr4" style:family="graphic" style:parent-style-name="standard">
      <style:graphic-properties draw:stroke="none" svg:stroke-color="#000000" draw:fill="none" draw:fill-color="#ffffff" fo:min-height="0.712cm"/>
    </style:style>
    <style:style style:name="gr5"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4.034cm" fo:min-width="10.515cm" fo:padding-top="0.142cm" fo:padding-bottom="0.142cm" fo:padding-left="0.267cm" fo:padding-right="0.267cm"/>
    </style:style>
    <style:style style:name="gr6"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5.812cm" fo:min-width="10.515cm" fo:padding-top="0.142cm" fo:padding-bottom="0.142cm" fo:padding-left="0.267cm" fo:padding-right="0.267cm"/>
    </style:style>
    <style:style style:name="gr7"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11.4cm" fo:min-width="6.197cm" fo:padding-top="0.142cm" fo:padding-bottom="0.142cm" fo:padding-left="0.267cm" fo:padding-right="0.267cm"/>
    </style:style>
    <style:style style:name="gr8" style:family="graphic" style:parent-style-name="standard">
      <style:graphic-properties draw:stroke="none" svg:stroke-color="#000000" draw:fill="none" draw:fill-color="#ffffff" fo:min-height="4.068cm"/>
    </style:style>
    <style:style style:name="gr9" style:family="graphic" style:parent-style-name="standard">
      <style:graphic-properties draw:stroke="none" svg:stroke-color="#000000" draw:fill="none" draw:fill-color="#ffffff" fo:min-height="5.846cm"/>
    </style:style>
    <style:style style:name="gr10" style:family="graphic" style:parent-style-name="standard">
      <style:graphic-properties draw:stroke="none" svg:stroke-color="#000000" draw:fill="none" draw:fill-color="#ffffff" fo:min-height="1.301cm"/>
    </style:style>
    <style:style style:name="gr11" style:family="graphic" style:parent-style-name="standard">
      <style:graphic-properties svg:stroke-width="0.053cm" svg:stroke-color="#006600" draw:marker-start-width="0.279cm" draw:marker-end-width="0.279cm" draw:fill="none" draw:textarea-horizontal-align="justify" draw:textarea-vertical-align="middle" draw:auto-grow-height="false" fo:min-height="3.889cm" fo:min-width="3.974cm" fo:padding-top="0.151cm" fo:padding-bottom="0.151cm" fo:padding-left="0.276cm" fo:padding-right="0.276cm"/>
    </style:style>
    <style:style style:name="gr12" style:family="graphic" style:parent-style-name="standard">
      <style:graphic-properties svg:stroke-width="0.053cm" svg:stroke-color="#006600" draw:marker-start-width="0.279cm" draw:marker-end-width="0.279cm" draw:fill="none" draw:textarea-horizontal-align="justify" draw:textarea-vertical-align="middle" draw:auto-grow-height="false" fo:min-height="1.476cm" fo:min-width="3.974cm" fo:padding-top="0.151cm" fo:padding-bottom="0.151cm" fo:padding-left="0.276cm" fo:padding-right="0.276cm"/>
    </style:style>
    <style:style style:name="gr13" style:family="graphic" style:parent-style-name="standard">
      <style:graphic-properties draw:stroke="none" svg:stroke-color="#000000" draw:fill="none" draw:fill-color="#ffffff" fo:min-height="1.528cm"/>
    </style:style>
    <style:style style:name="gr14" style:family="graphic" style:parent-style-name="standard">
      <style:graphic-properties draw:stroke="none" svg:stroke-color="#000000" draw:fill="none" draw:fill-color="#ffffff" fo:min-height="1.435cm"/>
    </style:style>
    <style:style style:name="gr15" style:family="graphic" style:parent-style-name="standard">
      <style:graphic-properties svg:stroke-width="0.053cm" svg:stroke-color="#006600" draw:marker-start-width="0.279cm" draw:marker-end-width="0.279cm" draw:fill="none" draw:textarea-horizontal-align="justify" draw:textarea-vertical-align="middle" draw:auto-grow-height="false" fo:min-height="0.46cm" fo:min-width="3.974cm" fo:padding-top="0.151cm" fo:padding-bottom="0.151cm" fo:padding-left="0.276cm" fo:padding-right="0.276cm"/>
    </style:style>
    <style:style style:name="gr16" style:family="graphic" style:parent-style-name="standard">
      <style:graphic-properties draw:stroke="none" svg:stroke-color="#000000" draw:fill="none" draw:fill-color="#ffffff" fo:min-height="0.556cm"/>
    </style:style>
    <style:style style:name="gr17" style:family="graphic" style:parent-style-name="standard">
      <style:graphic-properties svg:stroke-color="#990000" draw:fill-color="#cc0000" draw:textarea-horizontal-align="justify" draw:textarea-vertical-align="middle" draw:auto-grow-height="false" fo:min-height="0cm" fo:min-width="0.056cm"/>
    </style:style>
    <style:style style:name="gr18" style:family="graphic" style:parent-style-name="standard">
      <style:graphic-properties svg:stroke-color="#0000ff" draw:fill-color="#0000cc" draw:textarea-horizontal-align="justify" draw:textarea-vertical-align="middle" draw:auto-grow-height="false" fo:min-height="0cm" fo:min-width="0.056cm"/>
    </style:style>
    <style:style style:name="gr19" style:family="graphic" style:parent-style-name="standard">
      <style:graphic-properties draw:stroke="none" svg:stroke-color="#006600" draw:fill="none" draw:fill-color="#ffffff" fo:min-height="2.368cm"/>
    </style:style>
    <style:style style:name="gr20" style:family="graphic" style:parent-style-name="standard">
      <style:graphic-properties svg:stroke-width="0.088cm" svg:stroke-color="#006600" draw:marker-start="Arrow" draw:marker-start-width="0.431cm" draw:marker-end-width="0.331cm" draw:textarea-vertical-align="middle" fo:padding-top="0.168cm" fo:padding-bottom="0.168cm" fo:padding-left="0.293cm" fo:padding-right="0.293cm"/>
    </style:style>
    <style:style style:name="gr21" style:family="graphic" style:parent-style-name="objectwithoutfill">
      <style:graphic-properties svg:stroke-width="0.071cm" svg:stroke-color="#990000" draw:marker-start-width="0.306cm" draw:marker-end="Rounded_20_short_20_Arrow" draw:marker-end-width="0.306cm" draw:fill="none" draw:textarea-vertical-align="middle" fo:padding-top="0.16cm" fo:padding-bottom="0.16cm" fo:padding-left="0.285cm" fo:padding-right="0.285cm"/>
    </style:style>
    <style:style style:name="gr22" style:family="graphic" style:parent-style-name="objectwithoutfill">
      <style:graphic-properties svg:stroke-width="0.071cm" svg:stroke-color="#990000" draw:marker-start="Rounded_20_short_20_Arrow" draw:marker-start-width="0.306cm" draw:marker-end="" draw:marker-end-width="0.306cm" draw:fill="none" draw:textarea-vertical-align="middle" fo:padding-top="0.16cm" fo:padding-bottom="0.16cm" fo:padding-left="0.285cm" fo:padding-right="0.285cm"/>
    </style:style>
    <style:style style:name="gr23" style:family="graphic" style:parent-style-name="standard">
      <style:graphic-properties svg:stroke-width="0.071cm" svg:stroke-color="#006600" draw:marker-start="Arrow" draw:marker-start-width="0.406cm" draw:marker-end-width="0.306cm" draw:textarea-vertical-align="middle" fo:padding-top="0.16cm" fo:padding-bottom="0.16cm" fo:padding-left="0.285cm" fo:padding-right="0.285cm"/>
    </style:style>
    <style:style style:name="gr24" style:family="graphic" style:parent-style-name="standard">
      <style:graphic-properties draw:stroke="none" svg:stroke-color="#000000" draw:fill="none" draw:fill-color="#ffffff" fo:min-height="0.513cm"/>
    </style:style>
    <style:style style:name="gr25" style:family="graphic" style:parent-style-name="objectwithoutfill">
      <style:graphic-properties svg:stroke-width="0.053cm" svg:stroke-color="#990000" draw:marker-start-width="0.279cm" draw:marker-end="Rounded_20_short_20_Arrow" draw:marker-end-width="0.279cm" draw:fill="none" draw:textarea-vertical-align="middle" fo:padding-top="0.151cm" fo:padding-bottom="0.151cm" fo:padding-left="0.276cm" fo:padding-right="0.276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none" draw:fill-color="#ffffff"/>
      <style:text-properties fo:font-size="18pt"/>
    </style:style>
    <style:style style:name="P4" style:family="paragraph">
      <loext:graphic-properties draw:fill="none" draw:fill-color="#ffffff"/>
      <style:text-properties style:font-name="LM Mono Prop 10" fo:font-size="12pt" style:font-size-asian="12pt" style:font-size-complex="12pt"/>
    </style:style>
    <style:style style:name="P5" style:family="paragraph">
      <loext:graphic-properties draw:fill="none" draw:fill-color="#ffffff"/>
      <style:text-properties fo:font-size="12pt" style:font-size-asian="12pt" style:font-size-complex="12pt"/>
    </style:style>
    <style:style style:name="P6" style:family="paragraph">
      <loext:graphic-properties draw:fill="none" draw:fill-color="#ffffff"/>
      <style:text-properties fo:color="#0000ff" style:font-name="LM Mono Prop 10" fo:font-size="28pt" style:font-size-asian="28pt" style:font-size-complex="28pt"/>
    </style:style>
    <style:style style:name="P7" style:family="paragraph">
      <loext:graphic-properties draw:fill="none" draw:fill-color="#ffffff"/>
      <style:text-properties fo:color="#006600" fo:font-size="12pt" style:font-size-asian="12pt" style:font-size-complex="12pt"/>
    </style:style>
    <style:style style:name="P8" style:family="paragraph">
      <style:paragraph-properties fo:text-align="center"/>
    </style:style>
    <style:style style:name="P9" style:family="paragraph">
      <loext:graphic-properties draw:fill="none" draw:fill-color="#ffffff"/>
      <style:paragraph-properties fo:text-align="center"/>
      <style:text-properties fo:color="#006600" fo:font-size="14pt" style:text-underline-style="solid" style:text-underline-width="auto" style:text-underline-color="font-color" style:font-size-asian="14pt" style:font-size-complex="14pt"/>
    </style:style>
    <style:style style:name="P10" style:family="paragraph">
      <loext:graphic-properties draw:fill-color="#cc0000"/>
      <style:paragraph-properties fo:text-align="center"/>
    </style:style>
    <style:style style:name="P11" style:family="paragraph">
      <loext:graphic-properties draw:fill="none" draw:fill-color="#ffffff"/>
      <style:text-properties fo:color="#000000" fo:font-size="12pt" style:font-size-asian="12pt" style:font-size-complex="12pt"/>
    </style:style>
    <style:style style:name="P12" style:family="paragraph">
      <loext:graphic-properties draw:fill-color="#0000cc"/>
      <style:paragraph-properties fo:text-align="center"/>
    </style:style>
    <style:style style:name="P13" style:family="paragraph">
      <loext:graphic-properties draw:fill="none" draw:fill-color="#ffffff"/>
      <style:text-properties fo:color="#006600" fo:font-size="60pt" style:font-size-asian="60pt" style:font-size-complex="60pt"/>
    </style:style>
    <style:style style:name="P14" style:family="paragraph">
      <loext:graphic-properties draw:fill="none" draw:fill-color="#ffffff"/>
      <style:text-properties fo:font-size="14pt" style:font-size-asian="14pt" style:font-size-complex="14pt"/>
    </style:style>
    <style:style style:name="P15" style:family="paragraph">
      <loext:graphic-properties draw:fill="none" draw:fill-color="#ffffff"/>
      <style:text-properties fo:font-size="13pt" style:font-size-asian="13pt" style:font-size-complex="13pt"/>
    </style:style>
    <style:style style:name="P16" style:family="paragraph">
      <style:paragraph-properties fo:margin-top="0.512cm" fo:margin-bottom="0.512cm"/>
    </style:style>
    <style:style style:name="P17" style:family="paragraph">
      <loext:graphic-properties draw:fill="none" draw:fill-color="#ffffff"/>
      <style:paragraph-properties fo:margin-top="0.512cm" fo:margin-bottom="0.512cm"/>
      <style:text-properties fo:color="#000000" fo:font-size="12pt" style:font-size-asian="12pt" style:font-size-complex="12pt"/>
    </style:style>
    <style:style style:name="T1" style:family="text">
      <style:text-properties fo:font-size="18pt"/>
    </style:style>
    <style:style style:name="T2" style:family="text">
      <style:text-properties style:font-name="LM Mono Prop 10" fo:font-size="12pt" style:font-size-asian="12pt" style:font-size-complex="12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7" style:family="text">
      <style:text-properties fo:color="#0000ff" style:font-name="LM Mono Prop 10" fo:font-size="28pt" style:font-size-asian="28pt" style:font-size-complex="28pt"/>
    </style:style>
    <style:style style:name="T8" style:family="text">
      <style:text-properties fo:color="#0000cc" style:font-name="LM Mono Prop 10" fo:font-size="12pt" style:font-size-asian="12pt" style:font-size-complex="12pt"/>
    </style:style>
    <style:style style:name="T9" style:family="text">
      <style:text-properties fo:color="#009900" style:font-name="LM Mono Prop 10" fo:font-size="12pt" style:font-size-asian="12pt" style:font-size-complex="12pt"/>
    </style:style>
    <style:style style:name="T10" style:family="text">
      <style:text-properties fo:color="#006600" fo:font-size="12pt" style:font-size-asian="12pt" style:font-size-complex="12pt"/>
    </style:style>
    <style:style style:name="T11" style:family="text">
      <style:text-properties fo:color="#006600" fo:font-size="12pt" style:text-underline-style="solid" style:text-underline-width="auto" style:text-underline-color="font-color" style:font-size-asian="12pt" style:font-size-complex="12pt"/>
    </style:style>
    <style:style style:name="T12" style:family="text">
      <style:text-properties fo:color="#006600" fo:font-size="12pt" style:text-underline-style="none" style:font-size-asian="12pt" style:font-size-complex="12pt"/>
    </style:style>
    <style:style style:name="T13" style:family="text">
      <style:text-properties fo:color="#006600" fo:font-size="14pt" style:text-underline-style="solid" style:text-underline-width="auto" style:text-underline-color="font-color" style:font-size-asian="14pt" style:font-size-complex="14pt"/>
    </style:style>
    <style:style style:name="T14" style:family="text">
      <style:text-properties fo:color="#6600cc" style:font-name="LM Mono Prop 10" fo:font-size="12pt" style:font-size-asian="12pt" style:font-size-complex="12pt"/>
    </style:style>
    <style:style style:name="T15" style:family="text">
      <style:text-properties fo:color="#330099" fo:font-size="12pt" style:text-underline-style="none" style:font-size-asian="12pt" style:font-size-complex="12pt"/>
    </style:style>
    <style:style style:name="T16" style:family="text">
      <style:text-properties fo:color="#330099" fo:font-size="12pt" style:text-underline-style="solid" style:text-underline-width="auto" style:text-underline-color="font-color" style:font-size-asian="12pt" style:font-size-complex="12pt"/>
    </style:style>
    <style:style style:name="T17" style:family="text">
      <style:text-properties style:text-line-through-style="solid" style:text-line-through-type="single" style:font-name="LM Mono Prop 10" fo:font-size="12pt" style:font-size-asian="12pt" style:font-size-complex="12pt"/>
    </style:style>
    <style:style style:name="T18" style:family="text">
      <style:text-properties style:font-name="LM Mono Prop 10" fo:font-size="14pt" style:font-size-asian="14pt" style:font-size-complex="14pt"/>
    </style:style>
    <style:style style:name="T19" style:family="text">
      <style:text-properties fo:color="#6600cc" fo:font-size="12pt" style:font-size-asian="12pt" style:font-size-complex="12pt"/>
    </style:style>
    <style:style style:name="T20" style:family="text">
      <style:text-properties fo:color="#990000" style:font-name="LM Mono Prop 10" fo:font-size="14pt" fo:font-weight="normal" style:font-size-asian="14pt" style:font-weight-asian="normal" style:font-size-complex="14pt" style:font-weight-complex="normal"/>
    </style:style>
    <style:style style:name="T21" style:family="text">
      <style:text-properties fo:color="#800000" fo:font-size="12pt" style:text-underline-style="none" style:font-size-asian="12pt" style:font-size-complex="12pt"/>
    </style:style>
    <style:style style:name="T22" style:family="text">
      <style:text-properties fo:color="#800000" fo:font-size="12pt" style:text-underline-style="solid" style:text-underline-width="auto" style:text-underline-color="font-color" style:font-size-asian="12pt" style:font-size-complex="12pt"/>
    </style:style>
    <style:style style:name="T23" style:family="text">
      <style:text-properties fo:color="#800000" fo:font-size="14pt" style:text-underline-style="solid" style:text-underline-width="auto" style:text-underline-color="font-color" style:font-size-asian="14pt" style:font-size-complex="14pt"/>
    </style:style>
    <style:style style:name="T24" style:family="text">
      <style:text-properties fo:color="#000000" style:font-name="LM Mono Prop 10" fo:font-size="12pt" style:font-size-asian="12pt" style:font-size-complex="12pt"/>
    </style:style>
    <style:style style:name="T25" style:family="text">
      <style:text-properties fo:color="#000000" style:font-name="LM Mono Prop 10" fo:font-size="14pt" fo:font-weight="normal" style:font-size-asian="14pt" style:font-weight-asian="normal" style:font-size-complex="14pt" style:font-weight-complex="normal"/>
    </style:style>
    <style:style style:name="T26" style:family="text">
      <style:text-properties fo:color="#000000" fo:font-size="12pt" style:font-size-asian="12pt" style:font-size-complex="12pt"/>
    </style:style>
    <style:style style:name="T27" style:family="text">
      <style:text-properties fo:color="#006600" fo:font-size="60pt" style:font-size-asian="60pt" style:font-size-complex="60pt"/>
    </style:style>
    <style:style style:name="T28" style:family="text">
      <style:text-properties fo:color="#000000" style:text-line-through-style="solid" style:text-line-through-type="single" style:font-name="LM Mono Prop 10" fo:font-size="12pt" style:font-size-asian="12pt" style:font-size-complex="12pt"/>
    </style:style>
    <style:style style:name="T29" style:family="text">
      <style:text-properties fo:font-size="14pt" style:font-size-asian="14pt" style:font-size-complex="14pt"/>
    </style:style>
    <style:style style:name="T30" style:family="text">
      <style:text-properties fo:color="#000000" style:text-line-through-style="none" style:text-line-through-type="none" style:font-name="LM Mono Prop 10" fo:font-size="12pt" style:font-size-asian="12pt" style:font-size-complex="12pt"/>
    </style:style>
    <style:style style:name="T31" style:family="text">
      <style:text-properties fo:font-size="13pt" style:font-size-asian="13pt" style:font-size-complex="13pt"/>
    </style:style>
    <style:style style:name="T32" style:family="text">
      <style:text-properties fo:color="#0066ff" style:font-name="LM Mono Prop 10" fo:font-size="12pt" style:font-size-asian="12pt" style:font-size-complex="12pt"/>
    </style:style>
    <style:style style:name="T33" style:family="text">
      <style:text-properties fo:color="#0066ff" fo:font-size="16pt" style:font-size-asian="16pt" style:font-size-complex="16pt"/>
    </style:style>
    <style:style style:name="T34" style:family="text">
      <style:text-properties fo:color="#009933" style:font-name="LM Mono Prop 10" fo:font-size="12pt" style:font-size-asian="12pt" style:font-size-complex="12pt"/>
    </style:style>
    <style:style style:name="T35" style:family="text">
      <style:text-properties fo:color="#009933" fo:font-size="16pt" style:font-size-asian="16pt" style:font-size-complex="16pt"/>
    </style:style>
    <style:style style:name="T36" style:family="text">
      <style:text-properties fo:color="#009933" fo:font-size="12pt" style:font-size-asian="12pt" style:font-size-complex="12pt"/>
    </style:style>
    <style:style style:name="T37" style:family="text">
      <style:text-properties fo:color="#9933ff" fo:font-size="12pt" style:font-size-asian="12pt" style:font-size-complex="12pt"/>
    </style:style>
    <style:style style:name="T38" style:family="text">
      <style:text-properties fo:color="#9933ff" style:font-name="LM Mono Prop 10" fo:font-size="12pt" style:font-size-asian="12pt" style:font-size-complex="12pt"/>
    </style:style>
    <style:style style:name="T39" style:family="text">
      <style:text-properties fo:color="#9933ff" fo:font-size="16pt" style:font-size-asian="16pt" style:font-size-complex="16pt"/>
    </style:style>
    <style:style style:name="T40" style:family="text">
      <style:text-properties fo:color="#800000" style:font-name="LM Mono Prop 10" fo:font-size="14pt" style:font-size-asian="14pt" style:font-size-complex="14pt"/>
    </style:style>
    <style:style style:name="T41" style:family="text">
      <style:text-properties fo:color="#800000" fo:font-size="16pt" style:font-size-asian="16pt" style:font-size-complex="16pt"/>
    </style:style>
    <style:style style:name="T42" style:family="text">
      <style:text-properties fo:color="#000000" style:font-name="LM Mono Prop 10" fo:font-size="14pt" style:font-size-asian="14pt" style:font-size-complex="14pt"/>
    </style:style>
    <style:style style:name="T43" style:family="text">
      <style:text-properties fo:color="#00990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custom-shape draw:style-name="gr1" draw:text-style-name="P1" draw:layer="layout" svg:width="11.049cm" svg:height="4.318cm" svg:x="0.254cm" svg:y="1.043cm">
          <text:p/>
          <draw:enhanced-geometry svg:viewBox="0 0 21600 21600" draw:type="rectangle" draw:enhanced-path="M 0 0 L 21600 0 21600 21600 0 21600 0 0 Z N"/>
        </draw:custom-shape>
        <draw:custom-shape draw:style-name="gr2" draw:text-style-name="P1" draw:layer="layout" svg:width="11.049cm" svg:height="6.096cm" svg:x="0.254cm" svg:y="6.631cm">
          <text:p/>
          <draw:enhanced-geometry svg:viewBox="0 0 21600 21600" draw:type="rectangle" draw:enhanced-path="M 0 0 L 21600 0 21600 21600 0 21600 0 0 Z N"/>
        </draw:custom-shape>
        <draw:custom-shape draw:style-name="gr3" draw:text-style-name="P1" draw:layer="layout" svg:width="6.731cm" svg:height="11.684cm" svg:x="12.065cm" svg:y="1.043cm">
          <text:p/>
          <draw:enhanced-geometry svg:viewBox="0 0 21600 21600" draw:type="rectangle" draw:enhanced-path="M 0 0 L 21600 0 21600 21600 0 21600 0 0 Z N"/>
        </draw:custom-shape>
        <draw:frame draw:style-name="gr4" draw:text-style-name="P2" draw:layer="layout" svg:width="11.049cm" svg:height="0.962cm" svg:x="0.254cm" svg:y="5.742cm">
          <draw:text-box>
            <text:p>What Happens?</text:p>
          </draw:text-box>
        </draw:frame>
        <draw:frame draw:style-name="gr4" draw:text-style-name="P2" draw:layer="layout" svg:width="10.922cm" svg:height="0.962cm" svg:x="0.281cm" svg:y="0.181cm">
          <draw:text-box>
            <text:p>Driver Code</text:p>
          </draw:text-box>
        </draw:frame>
        <draw:frame draw:style-name="gr4" draw:text-style-name="P2" draw:layer="layout" svg:width="6.477cm" svg:height="0.962cm" svg:x="12.092cm" svg:y="0.154cm">
          <draw:text-box>
            <text:p>In Memory</text:p>
          </draw:text-box>
        </draw:frame>
      </draw:page>
      <draw:page draw:name="page2" draw:style-name="dp1" draw:master-page-name="Default">
        <draw:custom-shape draw:style-name="gr5" draw:text-style-name="P1" draw:layer="layout" svg:width="11.049cm" svg:height="4.318cm" svg:x="0.253cm" svg:y="1.053cm">
          <text:p/>
          <draw:enhanced-geometry svg:viewBox="0 0 21600 21600" draw:type="rectangle" draw:enhanced-path="M 0 0 L 21600 0 21600 21600 0 21600 0 0 Z N"/>
        </draw:custom-shape>
        <draw:custom-shape draw:style-name="gr6" draw:text-style-name="P1" draw:layer="layout" svg:width="11.049cm" svg:height="6.096cm" svg:x="0.253cm" svg:y="6.641cm">
          <text:p/>
          <draw:enhanced-geometry svg:viewBox="0 0 21600 21600" draw:type="rectangle" draw:enhanced-path="M 0 0 L 21600 0 21600 21600 0 21600 0 0 Z N"/>
        </draw:custom-shape>
        <draw:custom-shape draw:style-name="gr7" draw:text-style-name="P1" draw:layer="layout" svg:width="6.731cm" svg:height="11.684cm" svg:x="12.064cm" svg:y="1.053cm">
          <text:p/>
          <draw:enhanced-geometry svg:viewBox="0 0 21600 21600" draw:type="rectangle" draw:enhanced-path="M 0 0 L 21600 0 21600 21600 0 21600 0 0 Z N"/>
        </draw:custom-shape>
        <draw:frame draw:style-name="gr4" draw:text-style-name="P3" draw:layer="layout" svg:width="11.049cm" svg:height="0.962cm" svg:x="0.253cm" svg:y="5.752cm">
          <draw:text-box>
            <text:p><text:span text:style-name="T1">What Happens?</text:span></text:p>
          </draw:text-box>
        </draw:frame>
        <draw:frame draw:style-name="gr4" draw:text-style-name="P3" draw:layer="layout" svg:width="10.922cm" svg:height="0.962cm" svg:x="0.28cm" svg:y="0.191cm">
          <draw:text-box>
            <text:p><text:span text:style-name="T1">Driver Code</text:span></text:p>
          </draw:text-box>
        </draw:frame>
        <draw:frame draw:style-name="gr4" draw:text-style-name="P3" draw:layer="layout" svg:width="6.477cm" svg:height="0.962cm" svg:x="12.091cm" svg:y="0.164cm">
          <draw:text-box>
            <text:p><text:span text:style-name="T1">In Memory</text:span></text:p>
          </draw:text-box>
        </draw:frame>
        <draw:frame draw:style-name="gr8" draw:text-style-name="P4" draw:layer="layout" svg:width="11.049cm" svg:height="4.318cm" svg:x="0.253cm" svg:y="1.026cm">
          <draw:text-box>
            <text:p><text:span text:style-name="T2">Student student1;</text:span></text:p>
          </draw:text-box>
        </draw:frame>
        <draw:frame draw:style-name="gr9" draw:text-style-name="P5" draw:layer="layout" svg:width="11.049cm" svg:height="6.096cm" svg:x="0.253cm" svg:y="6.614cm">
          <draw:text-box>
            <text:p><text:span text:style-name="T3">A new variable, </text:span><text:span text:style-name="T4">student1</text:span><text:span text:style-name="T5">, is created.</text:span></text:p>
            <text:p><text:span text:style-name="T4">Student1</text:span><text:span text:style-name="T5"> can ONLY hold an instance of the Student class, i.e., </text:span><text:span text:style-name="T4">student1</text:span><text:span text:style-name="T5"> cannot hold a String (“Joe”) or an integer (6). This is called </text:span><text:span text:style-name="T6">Variable Declaration</text:span></text:p>
          </draw:text-box>
        </draw:frame>
        <draw:frame draw:style-name="gr10" draw:text-style-name="P6" draw:layer="layout" svg:width="5.207cm" svg:height="1.551cm" draw:transform="rotate (1.5707963267949) translate (11.818cm 6.233cm)">
          <draw:text-box>
            <text:p><text:span text:style-name="T7">student1</text:span></text:p>
          </draw:text-box>
        </draw:frame>
      </draw:page>
      <draw:page draw:name="page3" draw:style-name="dp1" draw:master-page-name="Default">
        <draw:custom-shape draw:style-name="gr5" draw:text-style-name="P1" draw:layer="layout" svg:width="11.049cm" svg:height="4.318cm" svg:x="0.254cm" svg:y="1.043cm">
          <text:p/>
          <draw:enhanced-geometry svg:viewBox="0 0 21600 21600" draw:type="rectangle" draw:enhanced-path="M 0 0 L 21600 0 21600 21600 0 21600 0 0 Z N"/>
        </draw:custom-shape>
        <draw:custom-shape draw:style-name="gr6" draw:text-style-name="P1" draw:layer="layout" svg:width="11.049cm" svg:height="6.096cm" svg:x="0.254cm" svg:y="6.631cm">
          <text:p/>
          <draw:enhanced-geometry svg:viewBox="0 0 21600 21600" draw:type="rectangle" draw:enhanced-path="M 0 0 L 21600 0 21600 21600 0 21600 0 0 Z N"/>
        </draw:custom-shape>
        <draw:custom-shape draw:style-name="gr7" draw:text-style-name="P1" draw:layer="layout" svg:width="6.731cm" svg:height="11.684cm" svg:x="12.065cm" svg:y="1.043cm">
          <text:p/>
          <draw:enhanced-geometry svg:viewBox="0 0 21600 21600" draw:type="rectangle" draw:enhanced-path="M 0 0 L 21600 0 21600 21600 0 21600 0 0 Z N"/>
        </draw:custom-shape>
        <draw:frame draw:style-name="gr4" draw:text-style-name="P3" draw:layer="layout" svg:width="11.049cm" svg:height="0.962cm" svg:x="0.254cm" svg:y="5.742cm">
          <draw:text-box>
            <text:p><text:span text:style-name="T1">What Happens?</text:span></text:p>
          </draw:text-box>
        </draw:frame>
        <draw:frame draw:style-name="gr4" draw:text-style-name="P3" draw:layer="layout" svg:width="10.922cm" svg:height="0.962cm" svg:x="0.281cm" svg:y="0.181cm">
          <draw:text-box>
            <text:p><text:span text:style-name="T1">Driver Code</text:span></text:p>
          </draw:text-box>
        </draw:frame>
        <draw:frame draw:style-name="gr4" draw:text-style-name="P3" draw:layer="layout" svg:width="6.477cm" svg:height="0.962cm" svg:x="12.092cm" svg:y="0.154cm">
          <draw:text-box>
            <text:p><text:span text:style-name="T1">In Memory</text:span></text:p>
          </draw:text-box>
        </draw:frame>
        <draw:frame draw:style-name="gr8" draw:text-style-name="P4" draw:layer="layout" svg:width="11.049cm" svg:height="4.318cm" svg:x="0.254cm" svg:y="1.016cm">
          <draw:text-box>
            <text:p><text:span text:style-name="T2">Student student1;</text:span></text:p>
            <text:p><text:span text:style-name="T2">student1 = </text:span><text:span text:style-name="T8">new</text:span><text:span text:style-name="T2"> Student(“Joe”, 123, 3.2);</text:span></text:p>
          </draw:text-box>
        </draw:frame>
        <draw:frame draw:style-name="gr9" draw:text-style-name="P5" draw:layer="layout" svg:width="11.049cm" svg:height="6.096cm" svg:x="0.254cm" svg:y="6.604cm">
          <draw:text-box>
            <text:p><text:span text:style-name="T3"><text:s/></text:span></text:p>
          </draw:text-box>
        </draw:frame>
        <draw:frame draw:style-name="gr10" draw:text-style-name="P6" draw:layer="layout" svg:width="5.207cm" svg:height="1.551cm" draw:transform="rotate (1.5707963267949) translate (11.819cm 6.223cm)">
          <draw:text-box>
            <text:p><text:span text:style-name="T7">student1</text:span></text:p>
          </draw:text-box>
        </draw:frame>
      </draw:page>
      <draw:page draw:name="page4" draw:style-name="dp1" draw:master-page-name="Default">
        <draw:custom-shape draw:style-name="gr5" draw:text-style-name="P1" draw:layer="layout" svg:width="11.049cm" svg:height="4.318cm" svg:x="0.253cm" svg:y="1.053cm">
          <text:p/>
          <draw:enhanced-geometry svg:viewBox="0 0 21600 21600" draw:type="rectangle" draw:enhanced-path="M 0 0 L 21600 0 21600 21600 0 21600 0 0 Z N"/>
        </draw:custom-shape>
        <draw:custom-shape draw:style-name="gr6" draw:text-style-name="P1" draw:layer="layout" svg:width="11.049cm" svg:height="6.096cm" svg:x="0.253cm" svg:y="6.641cm">
          <text:p/>
          <draw:enhanced-geometry svg:viewBox="0 0 21600 21600" draw:type="rectangle" draw:enhanced-path="M 0 0 L 21600 0 21600 21600 0 21600 0 0 Z N"/>
        </draw:custom-shape>
        <draw:custom-shape draw:style-name="gr7" draw:text-style-name="P1" draw:layer="layout" svg:width="6.731cm" svg:height="11.684cm" svg:x="12.064cm" svg:y="1.053cm">
          <text:p/>
          <draw:enhanced-geometry svg:viewBox="0 0 21600 21600" draw:type="rectangle" draw:enhanced-path="M 0 0 L 21600 0 21600 21600 0 21600 0 0 Z N"/>
        </draw:custom-shape>
        <draw:frame draw:style-name="gr4" draw:text-style-name="P3" draw:layer="layout" svg:width="11.049cm" svg:height="0.962cm" svg:x="0.253cm" svg:y="5.752cm">
          <draw:text-box>
            <text:p><text:span text:style-name="T1">What Happens?</text:span></text:p>
          </draw:text-box>
        </draw:frame>
        <draw:frame draw:style-name="gr4" draw:text-style-name="P3" draw:layer="layout" svg:width="10.922cm" svg:height="0.962cm" svg:x="0.28cm" svg:y="0.191cm">
          <draw:text-box>
            <text:p><text:span text:style-name="T1">Driver Code</text:span></text:p>
          </draw:text-box>
        </draw:frame>
        <draw:frame draw:style-name="gr4" draw:text-style-name="P3" draw:layer="layout" svg:width="6.477cm" svg:height="0.962cm" svg:x="12.091cm" svg:y="0.164cm">
          <draw:text-box>
            <text:p><text:span text:style-name="T1">In Memory</text:span></text:p>
          </draw:text-box>
        </draw:frame>
        <draw:frame draw:style-name="gr8" draw:text-style-name="P4" draw:layer="layout" svg:width="11.049cm" svg:height="4.318cm" svg:x="0.253cm" svg:y="1.026cm">
          <draw:text-box>
            <text:p><text:span text:style-name="T2">Student student1;</text:span></text:p>
            <text:p><text:span text:style-name="T2">student1 = </text:span><text:span text:style-name="T9">new</text:span><text:span text:style-name="T2"> Student(“Joe”, 123, 3.2);</text:span></text:p>
          </draw:text-box>
        </draw:frame>
        <draw:frame draw:style-name="gr9" draw:text-style-name="P5" draw:layer="layout" svg:width="11.049cm" svg:height="6.096cm" svg:x="0.253cm" svg:y="6.614cm">
          <draw:text-box>
            <text:p><text:span text:style-name="T3"><text:s/></text:span></text:p>
          </draw:text-box>
        </draw:frame>
        <draw:frame draw:style-name="gr10" draw:text-style-name="P6" draw:layer="layout" svg:width="5.207cm" svg:height="1.551cm" draw:transform="rotate (1.5707963267949) translate (11.818cm 6.233cm)">
          <draw:text-box>
            <text:p><text:span text:style-name="T7">student1</text:span></text:p>
          </draw:text-box>
        </draw:frame>
        <draw:frame draw:style-name="gr9" draw:text-style-name="P7" draw:layer="layout" svg:width="11.049cm" svg:height="6.096cm" svg:x="0.254cm" svg:y="6.604cm">
          <draw:text-box>
            <text:list text:style-name="L2">
              <text:list-item>
                <text:p><text:span text:style-name="T10">A new Student object (instance of the Student class) is created in memory with the default instance values. This is called </text:span><text:span text:style-name="T11">Instantiation</text:span><text:span text:style-name="T12">.</text:span></text:p>
              </text:list-item>
            </text:list>
          </draw:text-box>
        </draw:frame>
        <draw:custom-shape draw:style-name="gr11" draw:text-style-name="P1" draw:layer="layout" svg:width="4.526cm" svg:height="4.191cm" svg:x="13.762cm" svg:y="1.397cm">
          <text:p/>
          <draw:enhanced-geometry svg:viewBox="0 0 21600 21600" draw:type="rectangle" draw:enhanced-path="M 0 0 L 21600 0 21600 21600 0 21600 0 0 Z N"/>
        </draw:custom-shape>
        <draw:custom-shape draw:style-name="gr12" draw:text-style-name="P1" draw:layer="layout" svg:width="4.526cm" svg:height="1.778cm" svg:x="13.762cm" svg:y="3.81cm">
          <text:p/>
          <draw:enhanced-geometry svg:viewBox="0 0 21600 21600" draw:type="rectangle" draw:enhanced-path="M 0 0 L 21600 0 21600 21600 0 21600 0 0 Z N"/>
        </draw:custom-shape>
        <draw:frame draw:style-name="gr13" draw:text-style-name="P7" draw:layer="layout" svg:width="4.572cm" svg:height="1.778cm" svg:x="13.716cm" svg:y="3.872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716cm" svg:y="2.159cm">
          <draw:text-box>
            <text:p><text:span text:style-name="T10">name: null</text:span></text:p>
            <text:p><text:span text:style-name="T10">idNum: 0</text:span></text:p>
            <text:p><text:span text:style-name="T10">gpa: 0</text:span></text:p>
          </draw:text-box>
        </draw:frame>
        <draw:custom-shape draw:style-name="gr15" draw:text-style-name="P1" draw:layer="layout" svg:width="4.526cm" svg:height="0.762cm" svg:x="13.762cm" svg:y="1.397cm">
          <text:p/>
          <draw:enhanced-geometry svg:viewBox="0 0 21600 21600" draw:type="rectangle" draw:enhanced-path="M 0 0 L 21600 0 21600 21600 0 21600 0 0 Z N"/>
        </draw:custom-shape>
        <draw:frame draw:style-name="gr16" draw:text-style-name="P9" draw:layer="layout" svg:width="4.572cm" svg:height="0.806cm" svg:x="13.716cm" svg:y="1.397cm">
          <draw:text-box>
            <text:p text:style-name="P8"><text:span text:style-name="T13">:Student</text:span></text:p>
          </draw:text-box>
        </draw:frame>
      </draw:page>
      <draw:page draw:name="page5" draw:style-name="dp1" draw:master-page-name="Default">
        <draw:custom-shape draw:style-name="gr5" draw:text-style-name="P1" draw:layer="layout" svg:width="11.049cm" svg:height="4.318cm" svg:x="0.252cm" svg:y="1.063cm">
          <text:p/>
          <draw:enhanced-geometry svg:viewBox="0 0 21600 21600" draw:type="rectangle" draw:enhanced-path="M 0 0 L 21600 0 21600 21600 0 21600 0 0 Z N"/>
        </draw:custom-shape>
        <draw:custom-shape draw:style-name="gr6" draw:text-style-name="P1" draw:layer="layout" svg:width="11.049cm" svg:height="6.096cm" svg:x="0.252cm" svg:y="6.651cm">
          <text:p/>
          <draw:enhanced-geometry svg:viewBox="0 0 21600 21600" draw:type="rectangle" draw:enhanced-path="M 0 0 L 21600 0 21600 21600 0 21600 0 0 Z N"/>
        </draw:custom-shape>
        <draw:custom-shape draw:style-name="gr7" draw:text-style-name="P1" draw:layer="layout" svg:width="6.731cm" svg:height="11.684cm" svg:x="12.063cm" svg:y="1.063cm">
          <text:p/>
          <draw:enhanced-geometry svg:viewBox="0 0 21600 21600" draw:type="rectangle" draw:enhanced-path="M 0 0 L 21600 0 21600 21600 0 21600 0 0 Z N"/>
        </draw:custom-shape>
        <draw:frame draw:style-name="gr4" draw:text-style-name="P3" draw:layer="layout" svg:width="11.049cm" svg:height="0.962cm" svg:x="0.252cm" svg:y="5.762cm">
          <draw:text-box>
            <text:p><text:span text:style-name="T1">What Happens?</text:span></text:p>
          </draw:text-box>
        </draw:frame>
        <draw:frame draw:style-name="gr4" draw:text-style-name="P3" draw:layer="layout" svg:width="10.922cm" svg:height="0.962cm" svg:x="0.279cm" svg:y="0.201cm">
          <draw:text-box>
            <text:p><text:span text:style-name="T1">Driver Code</text:span></text:p>
          </draw:text-box>
        </draw:frame>
        <draw:frame draw:style-name="gr4" draw:text-style-name="P3" draw:layer="layout" svg:width="6.477cm" svg:height="0.962cm" svg:x="12.09cm" svg:y="0.174cm">
          <draw:text-box>
            <text:p><text:span text:style-name="T1">In Memory</text:span></text:p>
          </draw:text-box>
        </draw:frame>
        <draw:frame draw:style-name="gr8" draw:text-style-name="P4" draw:layer="layout" svg:width="11.049cm" svg:height="4.318cm" svg:x="0.252cm" svg:y="1.036cm">
          <draw:text-box>
            <text:p><text:span text:style-name="T2">Student student1;</text:span></text:p>
            <text:p><text:span text:style-name="T2">student1 = </text:span><text:span text:style-name="T9">new</text:span><text:span text:style-name="T2"> </text:span><text:span text:style-name="T14">Student(“Joe”, 123, 3.2);</text:span></text:p>
          </draw:text-box>
        </draw:frame>
        <draw:frame draw:style-name="gr9" draw:text-style-name="P5" draw:layer="layout" svg:width="11.049cm" svg:height="6.096cm" svg:x="0.252cm" svg:y="6.624cm">
          <draw:text-box>
            <text:p><text:span text:style-name="T3"><text:s/></text:span></text:p>
          </draw:text-box>
        </draw:frame>
        <draw:frame draw:style-name="gr10" draw:text-style-name="P6" draw:layer="layout" svg:width="5.207cm" svg:height="1.551cm" draw:transform="rotate (1.5707963267949) translate (11.817cm 6.243cm)">
          <draw:text-box>
            <text:p><text:span text:style-name="T7">student1</text:span></text:p>
          </draw:text-box>
        </draw:frame>
        <draw:frame draw:style-name="gr9" draw:text-style-name="P7" draw:layer="layout" svg:width="11.049cm" svg:height="6.096cm" svg:x="0.253cm" svg:y="6.614cm">
          <draw:text-box>
            <text:list text:style-name="L2">
              <text:list-item>
                <text:p><text:span text:style-name="T10">A new Student object (instance of the Student class) is created in memory with the default instance values. This step is called </text:span><text:span text:style-name="T11">Instantiation</text:span><text:span text:style-name="T12">.</text:span></text:p>
              </text:list-item>
              <text:list-item>
                <text:p><text:span text:style-name="T15">The constructor in the Student class is called to populate variables with their initial values. This step is called </text:span><text:span text:style-name="T16">Initialization</text:span></text:p>
              </text:list-item>
            </text:list>
          </draw:text-box>
        </draw:frame>
        <draw:custom-shape draw:style-name="gr11" draw:text-style-name="P1" draw:layer="layout" svg:width="4.526cm" svg:height="4.191cm" svg:x="13.761cm" svg:y="1.407cm">
          <text:p/>
          <draw:enhanced-geometry svg:viewBox="0 0 21600 21600" draw:type="rectangle" draw:enhanced-path="M 0 0 L 21600 0 21600 21600 0 21600 0 0 Z N"/>
        </draw:custom-shape>
        <draw:custom-shape draw:style-name="gr12" draw:text-style-name="P1" draw:layer="layout" svg:width="4.526cm" svg:height="1.778cm" svg:x="13.761cm" svg:y="3.82cm">
          <text:p/>
          <draw:enhanced-geometry svg:viewBox="0 0 21600 21600" draw:type="rectangle" draw:enhanced-path="M 0 0 L 21600 0 21600 21600 0 21600 0 0 Z N"/>
        </draw:custom-shape>
        <draw:frame draw:style-name="gr13" draw:text-style-name="P7" draw:layer="layout" svg:width="4.572cm" svg:height="1.778cm" svg:x="13.715cm" svg:y="3.882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715cm" svg:y="2.169cm">
          <draw:text-box>
            <text:p><text:span text:style-name="T10">name: null</text:span></text:p>
            <text:p><text:span text:style-name="T10">idNum: 0</text:span></text:p>
            <text:p><text:span text:style-name="T10">gpa: 0</text:span></text:p>
          </draw:text-box>
        </draw:frame>
        <draw:custom-shape draw:style-name="gr15" draw:text-style-name="P1" draw:layer="layout" svg:width="4.526cm" svg:height="0.762cm" svg:x="13.761cm" svg:y="1.407cm">
          <text:p/>
          <draw:enhanced-geometry svg:viewBox="0 0 21600 21600" draw:type="rectangle" draw:enhanced-path="M 0 0 L 21600 0 21600 21600 0 21600 0 0 Z N"/>
        </draw:custom-shape>
        <draw:frame draw:style-name="gr16" draw:text-style-name="P9" draw:layer="layout" svg:width="4.572cm" svg:height="0.806cm" svg:x="13.715cm" svg:y="1.407cm">
          <draw:text-box>
            <text:p text:style-name="P8"><text:span text:style-name="T13">:Student</text:span></text:p>
          </draw:text-box>
        </draw:frame>
      </draw:page>
      <draw:page draw:name="page6" draw:style-name="dp1" draw:master-page-name="Default">
        <draw:custom-shape draw:style-name="gr5" draw:text-style-name="P1" draw:layer="layout" svg:width="11.049cm" svg:height="4.318cm" svg:x="0.251cm" svg:y="1.073cm">
          <text:p/>
          <draw:enhanced-geometry svg:viewBox="0 0 21600 21600" draw:type="rectangle" draw:enhanced-path="M 0 0 L 21600 0 21600 21600 0 21600 0 0 Z N"/>
        </draw:custom-shape>
        <draw:custom-shape draw:style-name="gr6" draw:text-style-name="P1" draw:layer="layout" svg:width="11.049cm" svg:height="6.096cm" svg:x="0.251cm" svg:y="6.661cm">
          <text:p/>
          <draw:enhanced-geometry svg:viewBox="0 0 21600 21600" draw:type="rectangle" draw:enhanced-path="M 0 0 L 21600 0 21600 21600 0 21600 0 0 Z N"/>
        </draw:custom-shape>
        <draw:custom-shape draw:style-name="gr7" draw:text-style-name="P1" draw:layer="layout" svg:width="6.731cm" svg:height="11.684cm" svg:x="12.062cm" svg:y="1.073cm">
          <text:p/>
          <draw:enhanced-geometry svg:viewBox="0 0 21600 21600" draw:type="rectangle" draw:enhanced-path="M 0 0 L 21600 0 21600 21600 0 21600 0 0 Z N"/>
        </draw:custom-shape>
        <draw:frame draw:style-name="gr4" draw:text-style-name="P3" draw:layer="layout" svg:width="11.049cm" svg:height="0.962cm" svg:x="0.251cm" svg:y="5.772cm">
          <draw:text-box>
            <text:p><text:span text:style-name="T1">What Happens?</text:span></text:p>
          </draw:text-box>
        </draw:frame>
        <draw:frame draw:style-name="gr4" draw:text-style-name="P3" draw:layer="layout" svg:width="10.922cm" svg:height="0.962cm" svg:x="0.278cm" svg:y="0.211cm">
          <draw:text-box>
            <text:p><text:span text:style-name="T1">Student Code</text:span></text:p>
          </draw:text-box>
        </draw:frame>
        <draw:frame draw:style-name="gr4" draw:text-style-name="P3" draw:layer="layout" svg:width="6.477cm" svg:height="0.962cm" svg:x="12.089cm" svg:y="0.184cm">
          <draw:text-box>
            <text:p><text:span text:style-name="T1">In Memory</text:span></text:p>
          </draw:text-box>
        </draw:frame>
        <draw:frame draw:style-name="gr8" draw:text-style-name="P4" draw:layer="layout" svg:width="11.049cm" svg:height="4.318cm" svg:x="0.251cm" svg:y="1.046cm">
          <draw:text-box>
            <text:p><text:span text:style-name="T2">public Student(String inName, int inID, double iG)</text:span></text:p>
            <text:p><text:span text:style-name="T2">{</text:span></text:p>
            <text:p><text:span text:style-name="T2"><text:tab/></text:span><text:span text:style-name="T2">name = inName;</text:span></text:p>
            <text:p><text:span text:style-name="T2"><text:tab/></text:span><text:span text:style-name="T2">idNum = inID;</text:span></text:p>
            <text:p><text:span text:style-name="T2"><text:tab/></text:span><text:span text:style-name="T2">gpa = iG;</text:span></text:p>
            <text:p><text:span text:style-name="T2">}</text:span></text:p>
          </draw:text-box>
        </draw:frame>
        <draw:frame draw:style-name="gr9" draw:text-style-name="P5" draw:layer="layout" svg:width="11.049cm" svg:height="6.096cm" svg:x="0.251cm" svg:y="6.634cm">
          <draw:text-box>
            <text:p><text:span text:style-name="T3"><text:s/></text:span></text:p>
          </draw:text-box>
        </draw:frame>
        <draw:frame draw:style-name="gr10" draw:text-style-name="P6" draw:layer="layout" svg:width="5.207cm" svg:height="1.551cm" draw:transform="rotate (1.5707963267949) translate (11.816cm 6.253cm)">
          <draw:text-box>
            <text:p><text:span text:style-name="T7">student1</text:span></text:p>
          </draw:text-box>
        </draw:frame>
        <draw:frame draw:style-name="gr9" draw:text-style-name="P7" draw:layer="layout" svg:width="11.049cm" svg:height="6.096cm" svg:x="0.252cm" svg:y="6.624cm">
          <draw:text-box>
            <text:list text:style-name="L2">
              <text:list-item>
                <text:p><text:span text:style-name="T10">A new Student object (instance of the Student class) is created in memory with the default instance values. This step is called </text:span><text:span text:style-name="T11">Instantiation</text:span><text:span text:style-name="T12">.</text:span></text:p>
              </text:list-item>
              <text:list-item>
                <text:p><text:span text:style-name="T15">The constructor in the Student class is called to populate variables with their initial values. This step is called </text:span><text:span text:style-name="T16">Initialization</text:span></text:p>
              </text:list-item>
            </text:list>
          </draw:text-box>
        </draw:frame>
        <draw:custom-shape draw:style-name="gr11" draw:text-style-name="P1" draw:layer="layout" svg:width="4.526cm" svg:height="4.191cm" svg:x="13.76cm" svg:y="1.417cm">
          <text:p/>
          <draw:enhanced-geometry svg:viewBox="0 0 21600 21600" draw:type="rectangle" draw:enhanced-path="M 0 0 L 21600 0 21600 21600 0 21600 0 0 Z N"/>
        </draw:custom-shape>
        <draw:custom-shape draw:style-name="gr12" draw:text-style-name="P1" draw:layer="layout" svg:width="4.526cm" svg:height="1.778cm" svg:x="13.76cm" svg:y="3.83cm">
          <text:p/>
          <draw:enhanced-geometry svg:viewBox="0 0 21600 21600" draw:type="rectangle" draw:enhanced-path="M 0 0 L 21600 0 21600 21600 0 21600 0 0 Z N"/>
        </draw:custom-shape>
        <draw:frame draw:style-name="gr13" draw:text-style-name="P7" draw:layer="layout" svg:width="4.572cm" svg:height="1.778cm" svg:x="13.714cm" svg:y="3.892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714cm" svg:y="2.179cm">
          <draw:text-box>
            <text:p><text:span text:style-name="T10">name: null</text:span></text:p>
            <text:p><text:span text:style-name="T10">idNum: 0</text:span></text:p>
            <text:p><text:span text:style-name="T10">gpa: 0</text:span></text:p>
          </draw:text-box>
        </draw:frame>
        <draw:custom-shape draw:style-name="gr15" draw:text-style-name="P1" draw:layer="layout" svg:width="4.526cm" svg:height="0.762cm" svg:x="13.76cm" svg:y="1.417cm">
          <text:p/>
          <draw:enhanced-geometry svg:viewBox="0 0 21600 21600" draw:type="rectangle" draw:enhanced-path="M 0 0 L 21600 0 21600 21600 0 21600 0 0 Z N"/>
        </draw:custom-shape>
        <draw:frame draw:style-name="gr16" draw:text-style-name="P9" draw:layer="layout" svg:width="4.572cm" svg:height="0.806cm" svg:x="13.714cm" svg:y="1.417cm">
          <draw:text-box>
            <text:p text:style-name="P8"><text:span text:style-name="T13">:Student</text:span></text:p>
          </draw:text-box>
        </draw:frame>
      </draw:page>
      <draw:page draw:name="page7" draw:style-name="dp1" draw:master-page-name="Default">
        <draw:custom-shape draw:style-name="gr5" draw:text-style-name="P1" draw:layer="layout" svg:width="11.049cm" svg:height="4.318cm" svg:x="0.25cm" svg:y="1.083cm">
          <text:p/>
          <draw:enhanced-geometry svg:viewBox="0 0 21600 21600" draw:type="rectangle" draw:enhanced-path="M 0 0 L 21600 0 21600 21600 0 21600 0 0 Z N"/>
        </draw:custom-shape>
        <draw:custom-shape draw:style-name="gr6" draw:text-style-name="P1" draw:layer="layout" svg:width="11.049cm" svg:height="6.096cm" svg:x="0.25cm" svg:y="6.671cm">
          <text:p/>
          <draw:enhanced-geometry svg:viewBox="0 0 21600 21600" draw:type="rectangle" draw:enhanced-path="M 0 0 L 21600 0 21600 21600 0 21600 0 0 Z N"/>
        </draw:custom-shape>
        <draw:custom-shape draw:style-name="gr7" draw:text-style-name="P1" draw:layer="layout" svg:width="6.731cm" svg:height="11.684cm" svg:x="12.061cm" svg:y="1.083cm">
          <text:p/>
          <draw:enhanced-geometry svg:viewBox="0 0 21600 21600" draw:type="rectangle" draw:enhanced-path="M 0 0 L 21600 0 21600 21600 0 21600 0 0 Z N"/>
        </draw:custom-shape>
        <draw:frame draw:style-name="gr4" draw:text-style-name="P3" draw:layer="layout" svg:width="11.049cm" svg:height="0.962cm" svg:x="0.25cm" svg:y="5.782cm">
          <draw:text-box>
            <text:p><text:span text:style-name="T1">What Happens?</text:span></text:p>
          </draw:text-box>
        </draw:frame>
        <draw:frame draw:style-name="gr4" draw:text-style-name="P3" draw:layer="layout" svg:width="10.922cm" svg:height="0.962cm" svg:x="0.277cm" svg:y="0.221cm">
          <draw:text-box>
            <text:p><text:span text:style-name="T1">Student Code</text:span></text:p>
          </draw:text-box>
        </draw:frame>
        <draw:frame draw:style-name="gr4" draw:text-style-name="P3" draw:layer="layout" svg:width="6.477cm" svg:height="0.962cm" svg:x="12.088cm" svg:y="0.194cm">
          <draw:text-box>
            <text:p><text:span text:style-name="T1">In Memory</text:span></text:p>
          </draw:text-box>
        </draw:frame>
        <draw:frame draw:style-name="gr8" draw:text-style-name="P4" draw:layer="layout" svg:width="11.049cm" svg:height="4.318cm" svg:x="0.25cm" svg:y="1.056cm">
          <draw:text-box>
            <text:p><text:span text:style-name="T2">public Student(</text:span><text:span text:style-name="T17">String inName</text:span><text:span text:style-name="T2">, </text:span><text:span text:style-name="T17">int inID</text:span><text:span text:style-name="T2">, </text:span><text:span text:style-name="T17">double iG</text:span><text:span text:style-name="T2">)</text:span></text:p>
            <text:p><text:span text:style-name="T2">{ <text:s text:c="22"/>“Joe” <text:s text:c="12"/>123 <text:s text:c="7"/>3.2</text:span></text:p>
            <text:p><text:span text:style-name="T2"><text:tab/></text:span><text:span text:style-name="T2">name = inName;</text:span></text:p>
            <text:p><text:span text:style-name="T2"><text:tab/></text:span><text:span text:style-name="T2">idNum = inID;</text:span></text:p>
            <text:p><text:span text:style-name="T2"><text:tab/></text:span><text:span text:style-name="T2">gpa = iG;</text:span></text:p>
            <text:p><text:span text:style-name="T2">}</text:span></text:p>
          </draw:text-box>
        </draw:frame>
        <draw:frame draw:style-name="gr9" draw:text-style-name="P5" draw:layer="layout" svg:width="11.049cm" svg:height="6.096cm" svg:x="0.25cm" svg:y="6.644cm">
          <draw:text-box>
            <text:p><text:span text:style-name="T3"><text:s/></text:span></text:p>
          </draw:text-box>
        </draw:frame>
        <draw:frame draw:style-name="gr10" draw:text-style-name="P6" draw:layer="layout" svg:width="5.207cm" svg:height="1.551cm" draw:transform="rotate (1.5707963267949) translate (11.815cm 6.263cm)">
          <draw:text-box>
            <text:p><text:span text:style-name="T7">student1</text:span></text:p>
          </draw:text-box>
        </draw:frame>
        <draw:frame draw:style-name="gr9" draw:text-style-name="P7" draw:layer="layout" svg:width="11.049cm" svg:height="6.096cm" svg:x="0.251cm" svg:y="6.634cm">
          <draw:text-box>
            <text:list text:style-name="L2">
              <text:list-item>
                <text:p><text:span text:style-name="T10">A new Student object (instance of the Student class) is created in memory with the default instance values. This step is called </text:span><text:span text:style-name="T11">Instantiation</text:span><text:span text:style-name="T12">.</text:span></text:p>
              </text:list-item>
              <text:list-item>
                <text:p><text:span text:style-name="T15">The constructor in the Student class is called to populate variables with their initial values. This step is called </text:span><text:span text:style-name="T16">Initialization</text:span></text:p>
              </text:list-item>
            </text:list>
          </draw:text-box>
        </draw:frame>
        <draw:custom-shape draw:style-name="gr11" draw:text-style-name="P1" draw:layer="layout" svg:width="4.526cm" svg:height="4.191cm" svg:x="13.759cm" svg:y="1.427cm">
          <text:p/>
          <draw:enhanced-geometry svg:viewBox="0 0 21600 21600" draw:type="rectangle" draw:enhanced-path="M 0 0 L 21600 0 21600 21600 0 21600 0 0 Z N"/>
        </draw:custom-shape>
        <draw:custom-shape draw:style-name="gr12" draw:text-style-name="P1" draw:layer="layout" svg:width="4.526cm" svg:height="1.778cm" svg:x="13.759cm" svg:y="3.84cm">
          <text:p/>
          <draw:enhanced-geometry svg:viewBox="0 0 21600 21600" draw:type="rectangle" draw:enhanced-path="M 0 0 L 21600 0 21600 21600 0 21600 0 0 Z N"/>
        </draw:custom-shape>
        <draw:frame draw:style-name="gr13" draw:text-style-name="P7" draw:layer="layout" svg:width="4.572cm" svg:height="1.778cm" svg:x="13.713cm" svg:y="3.902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713cm" svg:y="2.189cm">
          <draw:text-box>
            <text:p><text:span text:style-name="T10">name: null</text:span></text:p>
            <text:p><text:span text:style-name="T10">idNum: 0</text:span></text:p>
            <text:p><text:span text:style-name="T10">gpa: 0</text:span></text:p>
          </draw:text-box>
        </draw:frame>
        <draw:custom-shape draw:style-name="gr15" draw:text-style-name="P1" draw:layer="layout" svg:width="4.526cm" svg:height="0.762cm" svg:x="13.759cm" svg:y="1.427cm">
          <text:p/>
          <draw:enhanced-geometry svg:viewBox="0 0 21600 21600" draw:type="rectangle" draw:enhanced-path="M 0 0 L 21600 0 21600 21600 0 21600 0 0 Z N"/>
        </draw:custom-shape>
        <draw:frame draw:style-name="gr16" draw:text-style-name="P9" draw:layer="layout" svg:width="4.572cm" svg:height="0.806cm" svg:x="13.713cm" svg:y="1.427cm">
          <draw:text-box>
            <text:p text:style-name="P8"><text:span text:style-name="T13">:Student</text:span></text:p>
          </draw:text-box>
        </draw:frame>
      </draw:page>
      <draw:page draw:name="page8" draw:style-name="dp1" draw:master-page-name="Default">
        <draw:custom-shape draw:style-name="gr5" draw:text-style-name="P1" draw:layer="layout" svg:width="11.049cm" svg:height="4.318cm" svg:x="0.249cm" svg:y="1.093cm">
          <text:p/>
          <draw:enhanced-geometry svg:viewBox="0 0 21600 21600" draw:type="rectangle" draw:enhanced-path="M 0 0 L 21600 0 21600 21600 0 21600 0 0 Z N"/>
        </draw:custom-shape>
        <draw:custom-shape draw:style-name="gr6" draw:text-style-name="P1" draw:layer="layout" svg:width="11.049cm" svg:height="6.096cm" svg:x="0.249cm" svg:y="6.681cm">
          <text:p/>
          <draw:enhanced-geometry svg:viewBox="0 0 21600 21600" draw:type="rectangle" draw:enhanced-path="M 0 0 L 21600 0 21600 21600 0 21600 0 0 Z N"/>
        </draw:custom-shape>
        <draw:custom-shape draw:style-name="gr7" draw:text-style-name="P1" draw:layer="layout" svg:width="6.731cm" svg:height="11.684cm" svg:x="12.06cm" svg:y="1.093cm">
          <text:p/>
          <draw:enhanced-geometry svg:viewBox="0 0 21600 21600" draw:type="rectangle" draw:enhanced-path="M 0 0 L 21600 0 21600 21600 0 21600 0 0 Z N"/>
        </draw:custom-shape>
        <draw:frame draw:style-name="gr4" draw:text-style-name="P3" draw:layer="layout" svg:width="11.049cm" svg:height="0.962cm" svg:x="0.249cm" svg:y="5.792cm">
          <draw:text-box>
            <text:p><text:span text:style-name="T1">What Happens?</text:span></text:p>
          </draw:text-box>
        </draw:frame>
        <draw:frame draw:style-name="gr4" draw:text-style-name="P3" draw:layer="layout" svg:width="10.922cm" svg:height="0.962cm" svg:x="0.276cm" svg:y="0.231cm">
          <draw:text-box>
            <text:p><text:span text:style-name="T1">Student Code</text:span></text:p>
          </draw:text-box>
        </draw:frame>
        <draw:frame draw:style-name="gr4" draw:text-style-name="P3" draw:layer="layout" svg:width="6.477cm" svg:height="0.962cm" svg:x="12.087cm" svg:y="0.204cm">
          <draw:text-box>
            <text:p><text:span text:style-name="T1">In Memory</text:span></text:p>
          </draw:text-box>
        </draw:frame>
        <draw:frame draw:style-name="gr8" draw:text-style-name="P4" draw:layer="layout" svg:width="11.049cm" svg:height="4.318cm" svg:x="0.249cm" svg:y="1.066cm">
          <draw:text-box>
            <text:p><text:span text:style-name="T2">public Student(</text:span><text:span text:style-name="T17">String inName</text:span><text:span text:style-name="T2">, </text:span><text:span text:style-name="T17">int inID</text:span><text:span text:style-name="T2">, </text:span><text:span text:style-name="T17">double iG</text:span><text:span text:style-name="T2">)</text:span></text:p>
            <text:p><text:span text:style-name="T2">{ <text:s text:c="22"/>“Joe” <text:s text:c="12"/>123 <text:s text:c="7"/>3.2</text:span></text:p>
            <text:p><text:span text:style-name="T2"><text:tab/></text:span><text:span text:style-name="T2">name = </text:span><text:span text:style-name="T17">inName</text:span><text:span text:style-name="T2">; <text:s/></text:span><text:span text:style-name="T18">“Joe”</text:span></text:p>
            <text:p><text:span text:style-name="T2"><text:tab/></text:span><text:span text:style-name="T2">idNum = </text:span><text:span text:style-name="T17">inID</text:span><text:span text:style-name="T2">; <text:s/></text:span><text:span text:style-name="T18">123</text:span></text:p>
            <text:p><text:span text:style-name="T2"><text:tab/></text:span><text:span text:style-name="T2">gpa = </text:span><text:span text:style-name="T17">iG</text:span><text:span text:style-name="T2">; <text:s/></text:span><text:span text:style-name="T18">3.2</text:span></text:p>
            <text:p><text:span text:style-name="T2">}</text:span></text:p>
          </draw:text-box>
        </draw:frame>
        <draw:frame draw:style-name="gr9" draw:text-style-name="P5" draw:layer="layout" svg:width="11.049cm" svg:height="6.096cm" svg:x="0.249cm" svg:y="6.654cm">
          <draw:text-box>
            <text:p><text:span text:style-name="T3"><text:s/></text:span></text:p>
          </draw:text-box>
        </draw:frame>
        <draw:frame draw:style-name="gr10" draw:text-style-name="P6" draw:layer="layout" svg:width="5.207cm" svg:height="1.551cm" draw:transform="rotate (1.5707963267949) translate (11.814cm 6.273cm)">
          <draw:text-box>
            <text:p><text:span text:style-name="T7">student1</text:span></text:p>
          </draw:text-box>
        </draw:frame>
        <draw:frame draw:style-name="gr9" draw:text-style-name="P7" draw:layer="layout" svg:width="11.049cm" svg:height="6.096cm" svg:x="0.25cm" svg:y="6.644cm">
          <draw:text-box>
            <text:list text:style-name="L2">
              <text:list-item>
                <text:p><text:span text:style-name="T10">A new Student object (instance of the Student class) is created in memory with the default instance values. This step is called </text:span><text:span text:style-name="T11">Instantiation</text:span><text:span text:style-name="T12">.</text:span></text:p>
              </text:list-item>
              <text:list-item>
                <text:p><text:span text:style-name="T15">The constructor in the Student class is called to populate variables with their initial values. This step is called </text:span><text:span text:style-name="T16">Initialization</text:span></text:p>
              </text:list-item>
            </text:list>
          </draw:text-box>
        </draw:frame>
        <draw:custom-shape draw:style-name="gr11" draw:text-style-name="P1" draw:layer="layout" svg:width="4.526cm" svg:height="4.191cm" svg:x="13.758cm" svg:y="1.437cm">
          <text:p/>
          <draw:enhanced-geometry svg:viewBox="0 0 21600 21600" draw:type="rectangle" draw:enhanced-path="M 0 0 L 21600 0 21600 21600 0 21600 0 0 Z N"/>
        </draw:custom-shape>
        <draw:custom-shape draw:style-name="gr12" draw:text-style-name="P1" draw:layer="layout" svg:width="4.526cm" svg:height="1.778cm" svg:x="13.758cm" svg:y="3.85cm">
          <text:p/>
          <draw:enhanced-geometry svg:viewBox="0 0 21600 21600" draw:type="rectangle" draw:enhanced-path="M 0 0 L 21600 0 21600 21600 0 21600 0 0 Z N"/>
        </draw:custom-shape>
        <draw:frame draw:style-name="gr13" draw:text-style-name="P7" draw:layer="layout" svg:width="4.572cm" svg:height="1.778cm" svg:x="13.712cm" svg:y="3.912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712cm" svg:y="2.199cm">
          <draw:text-box>
            <text:p><text:span text:style-name="T10">name: null</text:span></text:p>
            <text:p><text:span text:style-name="T10">idNum: 0</text:span></text:p>
            <text:p><text:span text:style-name="T10">gpa: 0</text:span></text:p>
          </draw:text-box>
        </draw:frame>
        <draw:custom-shape draw:style-name="gr15" draw:text-style-name="P1" draw:layer="layout" svg:width="4.526cm" svg:height="0.762cm" svg:x="13.758cm" svg:y="1.437cm">
          <text:p/>
          <draw:enhanced-geometry svg:viewBox="0 0 21600 21600" draw:type="rectangle" draw:enhanced-path="M 0 0 L 21600 0 21600 21600 0 21600 0 0 Z N"/>
        </draw:custom-shape>
        <draw:frame draw:style-name="gr16" draw:text-style-name="P9" draw:layer="layout" svg:width="4.572cm" svg:height="0.806cm" svg:x="13.712cm" svg:y="1.437cm">
          <draw:text-box>
            <text:p text:style-name="P8"><text:span text:style-name="T13">:Student</text:span></text:p>
          </draw:text-box>
        </draw:frame>
      </draw:page>
      <draw:page draw:name="page9" draw:style-name="dp1" draw:master-page-name="Default">
        <draw:custom-shape draw:style-name="gr5" draw:text-style-name="P1" draw:layer="layout" svg:width="11.049cm" svg:height="4.318cm" svg:x="0.248cm" svg:y="1.103cm">
          <text:p/>
          <draw:enhanced-geometry svg:viewBox="0 0 21600 21600" draw:type="rectangle" draw:enhanced-path="M 0 0 L 21600 0 21600 21600 0 21600 0 0 Z N"/>
        </draw:custom-shape>
        <draw:custom-shape draw:style-name="gr6" draw:text-style-name="P1" draw:layer="layout" svg:width="11.049cm" svg:height="6.096cm" svg:x="0.248cm" svg:y="6.691cm">
          <text:p/>
          <draw:enhanced-geometry svg:viewBox="0 0 21600 21600" draw:type="rectangle" draw:enhanced-path="M 0 0 L 21600 0 21600 21600 0 21600 0 0 Z N"/>
        </draw:custom-shape>
        <draw:custom-shape draw:style-name="gr7" draw:text-style-name="P1" draw:layer="layout" svg:width="6.731cm" svg:height="11.684cm" svg:x="12.059cm" svg:y="1.103cm">
          <text:p/>
          <draw:enhanced-geometry svg:viewBox="0 0 21600 21600" draw:type="rectangle" draw:enhanced-path="M 0 0 L 21600 0 21600 21600 0 21600 0 0 Z N"/>
        </draw:custom-shape>
        <draw:frame draw:style-name="gr4" draw:text-style-name="P3" draw:layer="layout" svg:width="11.049cm" svg:height="0.962cm" svg:x="0.248cm" svg:y="5.802cm">
          <draw:text-box>
            <text:p><text:span text:style-name="T1">What Happens?</text:span></text:p>
          </draw:text-box>
        </draw:frame>
        <draw:frame draw:style-name="gr4" draw:text-style-name="P3" draw:layer="layout" svg:width="10.922cm" svg:height="0.962cm" svg:x="0.275cm" svg:y="0.241cm">
          <draw:text-box>
            <text:p><text:span text:style-name="T1">Student Code</text:span></text:p>
          </draw:text-box>
        </draw:frame>
        <draw:frame draw:style-name="gr4" draw:text-style-name="P3" draw:layer="layout" svg:width="6.477cm" svg:height="0.962cm" svg:x="12.086cm" svg:y="0.214cm">
          <draw:text-box>
            <text:p><text:span text:style-name="T1">In Memory</text:span></text:p>
          </draw:text-box>
        </draw:frame>
        <draw:frame draw:style-name="gr8" draw:text-style-name="P4" draw:layer="layout" svg:width="11.049cm" svg:height="4.318cm" svg:x="0.248cm" svg:y="1.076cm">
          <draw:text-box>
            <text:p><text:span text:style-name="T2">public Student(</text:span><text:span text:style-name="T17">String inName</text:span><text:span text:style-name="T2">, </text:span><text:span text:style-name="T17">int inID</text:span><text:span text:style-name="T2">, </text:span><text:span text:style-name="T17">double iG</text:span><text:span text:style-name="T2">)</text:span></text:p>
            <text:p><text:span text:style-name="T2">{ <text:s text:c="22"/>“Joe” <text:s text:c="12"/>123 <text:s text:c="7"/>3.2</text:span></text:p>
            <text:p><text:span text:style-name="T2"><text:tab/></text:span><text:span text:style-name="T2">name = </text:span><text:span text:style-name="T17">inName</text:span><text:span text:style-name="T2">; <text:s/></text:span><text:span text:style-name="T18">“Joe”</text:span></text:p>
            <text:p><text:span text:style-name="T2"><text:tab/></text:span><text:span text:style-name="T2">idNum = </text:span><text:span text:style-name="T17">inID</text:span><text:span text:style-name="T2">; <text:s/></text:span><text:span text:style-name="T18">123</text:span></text:p>
            <text:p><text:span text:style-name="T2"><text:tab/></text:span><text:span text:style-name="T2">gpa = </text:span><text:span text:style-name="T17">iG</text:span><text:span text:style-name="T2">; <text:s/></text:span><text:span text:style-name="T18">3.2</text:span></text:p>
            <text:p><text:span text:style-name="T2">}</text:span></text:p>
          </draw:text-box>
        </draw:frame>
        <draw:frame draw:style-name="gr9" draw:text-style-name="P5" draw:layer="layout" svg:width="11.049cm" svg:height="6.096cm" svg:x="0.248cm" svg:y="6.664cm">
          <draw:text-box>
            <text:p><text:span text:style-name="T3"><text:s/></text:span></text:p>
          </draw:text-box>
        </draw:frame>
        <draw:frame draw:style-name="gr10" draw:text-style-name="P6" draw:layer="layout" svg:width="5.207cm" svg:height="1.551cm" draw:transform="rotate (1.5707963267949) translate (11.813cm 6.283cm)">
          <draw:text-box>
            <text:p><text:span text:style-name="T7">student1</text:span></text:p>
          </draw:text-box>
        </draw:frame>
        <draw:frame draw:style-name="gr9" draw:text-style-name="P7" draw:layer="layout" svg:width="11.049cm" svg:height="6.096cm" svg:x="0.249cm" svg:y="6.654cm">
          <draw:text-box>
            <text:list text:style-name="L2">
              <text:list-item>
                <text:p><text:span text:style-name="T10">A new Student object (instance of the Student class) is created in memory with the default instance values. This step is called </text:span><text:span text:style-name="T11">Instantiation</text:span><text:span text:style-name="T12">.</text:span></text:p>
              </text:list-item>
              <text:list-item>
                <text:p><text:span text:style-name="T15">The constructor in the Student class is called to populate variables with their initial values. This step is called </text:span><text:span text:style-name="T16">Initialization</text:span></text:p>
              </text:list-item>
            </text:list>
          </draw:text-box>
        </draw:frame>
        <draw:custom-shape draw:style-name="gr11" draw:text-style-name="P1" draw:layer="layout" svg:width="4.526cm" svg:height="4.191cm" svg:x="13.757cm" svg:y="1.447cm">
          <text:p/>
          <draw:enhanced-geometry svg:viewBox="0 0 21600 21600" draw:type="rectangle" draw:enhanced-path="M 0 0 L 21600 0 21600 21600 0 21600 0 0 Z N"/>
        </draw:custom-shape>
        <draw:custom-shape draw:style-name="gr12" draw:text-style-name="P1" draw:layer="layout" svg:width="4.526cm" svg:height="1.778cm" svg:x="13.757cm" svg:y="3.86cm">
          <text:p/>
          <draw:enhanced-geometry svg:viewBox="0 0 21600 21600" draw:type="rectangle" draw:enhanced-path="M 0 0 L 21600 0 21600 21600 0 21600 0 0 Z N"/>
        </draw:custom-shape>
        <draw:frame draw:style-name="gr13" draw:text-style-name="P7" draw:layer="layout" svg:width="4.572cm" svg:height="1.778cm" svg:x="13.711cm" svg:y="3.922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711cm" svg:y="2.209cm">
          <draw:text-box>
            <text:p><text:span text:style-name="T10">name: </text:span><text:span text:style-name="T19">“Joe”</text:span></text:p>
            <text:p><text:span text:style-name="T10">idNum: </text:span><text:span text:style-name="T19">123</text:span></text:p>
            <text:p><text:span text:style-name="T10">gpa: </text:span><text:span text:style-name="T19">3.2</text:span></text:p>
          </draw:text-box>
        </draw:frame>
        <draw:custom-shape draw:style-name="gr15" draw:text-style-name="P1" draw:layer="layout" svg:width="4.526cm" svg:height="0.762cm" svg:x="13.757cm" svg:y="1.447cm">
          <text:p/>
          <draw:enhanced-geometry svg:viewBox="0 0 21600 21600" draw:type="rectangle" draw:enhanced-path="M 0 0 L 21600 0 21600 21600 0 21600 0 0 Z N"/>
        </draw:custom-shape>
        <draw:frame draw:style-name="gr16" draw:text-style-name="P9" draw:layer="layout" svg:width="4.572cm" svg:height="0.806cm" svg:x="13.711cm" svg:y="1.447cm">
          <draw:text-box>
            <text:p text:style-name="P8"><text:span text:style-name="T13">:Student</text:span></text:p>
          </draw:text-box>
        </draw:frame>
      </draw:page>
      <draw:page draw:name="page10" draw:style-name="dp1" draw:master-page-name="Default">
        <draw:custom-shape draw:style-name="gr5" draw:text-style-name="P1" draw:layer="layout" svg:width="11.049cm" svg:height="4.318cm" svg:x="0.247cm" svg:y="1.113cm">
          <text:p/>
          <draw:enhanced-geometry svg:viewBox="0 0 21600 21600" draw:type="rectangle" draw:enhanced-path="M 0 0 L 21600 0 21600 21600 0 21600 0 0 Z N"/>
        </draw:custom-shape>
        <draw:custom-shape draw:style-name="gr6" draw:text-style-name="P1" draw:layer="layout" svg:width="11.049cm" svg:height="6.096cm" svg:x="0.247cm" svg:y="6.701cm">
          <text:p/>
          <draw:enhanced-geometry svg:viewBox="0 0 21600 21600" draw:type="rectangle" draw:enhanced-path="M 0 0 L 21600 0 21600 21600 0 21600 0 0 Z N"/>
        </draw:custom-shape>
        <draw:custom-shape draw:style-name="gr7" draw:text-style-name="P1" draw:layer="layout" svg:width="6.731cm" svg:height="11.684cm" svg:x="12.058cm" svg:y="1.113cm">
          <text:p/>
          <draw:enhanced-geometry svg:viewBox="0 0 21600 21600" draw:type="rectangle" draw:enhanced-path="M 0 0 L 21600 0 21600 21600 0 21600 0 0 Z N"/>
        </draw:custom-shape>
        <draw:frame draw:style-name="gr4" draw:text-style-name="P3" draw:layer="layout" svg:width="11.049cm" svg:height="0.962cm" svg:x="0.247cm" svg:y="5.812cm">
          <draw:text-box>
            <text:p><text:span text:style-name="T1">What Happens?</text:span></text:p>
          </draw:text-box>
        </draw:frame>
        <draw:frame draw:style-name="gr4" draw:text-style-name="P3" draw:layer="layout" svg:width="10.922cm" svg:height="0.962cm" svg:x="0.274cm" svg:y="0.251cm">
          <draw:text-box>
            <text:p><text:span text:style-name="T1">Driver Code</text:span></text:p>
          </draw:text-box>
        </draw:frame>
        <draw:frame draw:style-name="gr4" draw:text-style-name="P3" draw:layer="layout" svg:width="6.477cm" svg:height="0.962cm" svg:x="12.085cm" svg:y="0.224cm">
          <draw:text-box>
            <text:p><text:span text:style-name="T1">In Memory</text:span></text:p>
          </draw:text-box>
        </draw:frame>
        <draw:frame draw:style-name="gr8" draw:text-style-name="P4" draw:layer="layout" svg:width="11.049cm" svg:height="4.318cm" svg:x="0.247cm" svg:y="1.086cm">
          <draw:text-box>
            <text:p><text:span text:style-name="T2">Student student1;</text:span></text:p>
            <text:p><text:span text:style-name="T2">student1 </text:span><text:span text:style-name="T20">=</text:span><text:span text:style-name="T2"> </text:span><text:span text:style-name="T9">new</text:span><text:span text:style-name="T2"> </text:span><text:span text:style-name="T14">Student(“Joe”, 123, 3.2);</text:span></text:p>
          </draw:text-box>
        </draw:frame>
        <draw:frame draw:style-name="gr9" draw:text-style-name="P5" draw:layer="layout" svg:width="11.049cm" svg:height="6.096cm" svg:x="0.247cm" svg:y="6.674cm">
          <draw:text-box>
            <text:p><text:span text:style-name="T3"><text:s/></text:span></text:p>
          </draw:text-box>
        </draw:frame>
        <draw:frame draw:style-name="gr10" draw:text-style-name="P6" draw:layer="layout" svg:width="5.207cm" svg:height="1.551cm" draw:transform="rotate (1.5707963267949) translate (11.812cm 6.293cm)">
          <draw:text-box>
            <text:p><text:span text:style-name="T7">student1</text:span></text:p>
          </draw:text-box>
        </draw:frame>
        <draw:frame draw:style-name="gr9" draw:text-style-name="P7" draw:layer="layout" svg:width="11.049cm" svg:height="6.096cm" svg:x="0.248cm" svg:y="6.664cm">
          <draw:text-box>
            <text:list text:style-name="L2">
              <text:list-item>
                <text:p><text:span text:style-name="T10">A new Student object (instance of the Student class) is created in memory with the default instance values. This step is called </text:span><text:span text:style-name="T11">Instantiation</text:span><text:span text:style-name="T12">.</text:span></text:p>
              </text:list-item>
              <text:list-item>
                <text:p><text:span text:style-name="T15">The constructor in the Student class is called to populate variables with their initial values. This step is called </text:span><text:span text:style-name="T16">Initialization</text:span></text:p>
              </text:list-item>
              <text:list-item>
                <text:p><text:span text:style-name="T21">student1 is set to point to this new object. This step is called </text:span><text:span text:style-name="T22">Variable Assignment</text:span><text:span text:style-name="T21">.</text:span></text:p>
              </text:list-item>
            </text:list>
          </draw:text-box>
        </draw:frame>
        <draw:custom-shape draw:style-name="gr11" draw:text-style-name="P1" draw:layer="layout" svg:width="4.526cm" svg:height="4.191cm" svg:x="13.756cm" svg:y="1.457cm">
          <text:p/>
          <draw:enhanced-geometry svg:viewBox="0 0 21600 21600" draw:type="rectangle" draw:enhanced-path="M 0 0 L 21600 0 21600 21600 0 21600 0 0 Z N"/>
        </draw:custom-shape>
        <draw:custom-shape draw:style-name="gr12" draw:text-style-name="P1" draw:layer="layout" svg:width="4.526cm" svg:height="1.778cm" svg:x="13.756cm" svg:y="3.87cm">
          <text:p/>
          <draw:enhanced-geometry svg:viewBox="0 0 21600 21600" draw:type="rectangle" draw:enhanced-path="M 0 0 L 21600 0 21600 21600 0 21600 0 0 Z N"/>
        </draw:custom-shape>
        <draw:frame draw:style-name="gr13" draw:text-style-name="P7" draw:layer="layout" svg:width="4.572cm" svg:height="1.778cm" svg:x="13.71cm" svg:y="3.932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71cm" svg:y="2.219cm">
          <draw:text-box>
            <text:p><text:span text:style-name="T10">name: </text:span><text:span text:style-name="T19">“Joe”</text:span></text:p>
            <text:p><text:span text:style-name="T10">idNum: </text:span><text:span text:style-name="T19">123</text:span></text:p>
            <text:p><text:span text:style-name="T10">gpa: </text:span><text:span text:style-name="T19">3.2</text:span></text:p>
          </draw:text-box>
        </draw:frame>
        <draw:custom-shape draw:style-name="gr15" draw:text-style-name="P1" draw:layer="layout" svg:width="4.526cm" svg:height="0.762cm" svg:x="13.756cm" svg:y="1.457cm">
          <text:p/>
          <draw:enhanced-geometry svg:viewBox="0 0 21600 21600" draw:type="rectangle" draw:enhanced-path="M 0 0 L 21600 0 21600 21600 0 21600 0 0 Z N"/>
        </draw:custom-shape>
        <draw:frame draw:style-name="gr16" draw:text-style-name="P9" draw:layer="layout" svg:width="4.572cm" svg:height="0.806cm" svg:x="13.71cm" svg:y="1.457cm">
          <draw:text-box>
            <text:p text:style-name="P8"><text:span text:style-name="T23">student1</text:span><text:span text:style-name="T13">:Student</text:span></text:p>
          </draw:text-box>
        </draw:frame>
        <draw:custom-shape draw:style-name="gr17" draw:text-style-name="P10" draw:layer="layout" svg:width="0.635cm" svg:height="0.381cm" svg:x="13.081cm" svg:y="3.6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1" draw:style-name="dp1" draw:master-page-name="Default">
        <draw:custom-shape draw:style-name="gr5" draw:text-style-name="P1" draw:layer="layout" svg:width="11.049cm" svg:height="4.318cm" svg:x="0.245cm" svg:y="1.133cm">
          <text:p/>
          <draw:enhanced-geometry svg:viewBox="0 0 21600 21600" draw:type="rectangle" draw:enhanced-path="M 0 0 L 21600 0 21600 21600 0 21600 0 0 Z N"/>
        </draw:custom-shape>
        <draw:custom-shape draw:style-name="gr6" draw:text-style-name="P1" draw:layer="layout" svg:width="11.049cm" svg:height="6.096cm" svg:x="0.245cm" svg:y="6.721cm">
          <text:p/>
          <draw:enhanced-geometry svg:viewBox="0 0 21600 21600" draw:type="rectangle" draw:enhanced-path="M 0 0 L 21600 0 21600 21600 0 21600 0 0 Z N"/>
        </draw:custom-shape>
        <draw:custom-shape draw:style-name="gr7" draw:text-style-name="P1" draw:layer="layout" svg:width="6.731cm" svg:height="11.684cm" svg:x="12.056cm" svg:y="1.133cm">
          <text:p/>
          <draw:enhanced-geometry svg:viewBox="0 0 21600 21600" draw:type="rectangle" draw:enhanced-path="M 0 0 L 21600 0 21600 21600 0 21600 0 0 Z N"/>
        </draw:custom-shape>
        <draw:frame draw:style-name="gr4" draw:text-style-name="P3" draw:layer="layout" svg:width="11.049cm" svg:height="0.962cm" svg:x="0.245cm" svg:y="5.832cm">
          <draw:text-box>
            <text:p><text:span text:style-name="T1">What Happens?</text:span></text:p>
          </draw:text-box>
        </draw:frame>
        <draw:frame draw:style-name="gr4" draw:text-style-name="P3" draw:layer="layout" svg:width="10.922cm" svg:height="0.962cm" svg:x="0.272cm" svg:y="0.271cm">
          <draw:text-box>
            <text:p><text:span text:style-name="T1">Driver Code</text:span></text:p>
          </draw:text-box>
        </draw:frame>
        <draw:frame draw:style-name="gr4" draw:text-style-name="P3" draw:layer="layout" svg:width="6.477cm" svg:height="0.962cm" svg:x="12.083cm" svg:y="0.244cm">
          <draw:text-box>
            <text:p><text:span text:style-name="T1">In Memory</text:span></text:p>
          </draw:text-box>
        </draw:frame>
        <draw:frame draw:style-name="gr8" draw:text-style-name="P4" draw:layer="layout" svg:width="11.049cm" svg:height="4.318cm" svg:x="0.245cm" svg:y="1.106cm">
          <draw:text-box>
            <text:p><text:span text:style-name="T2">Student student1;</text:span></text:p>
            <text:p><text:span text:style-name="T24">student1 </text:span><text:span text:style-name="T25">=</text:span><text:span text:style-name="T24"> new Student(“Joe”, 123, 3.2);</text:span></text:p>
            <text:p><text:span text:style-name="T24">System.out.println(student1.getName());</text:span></text:p>
          </draw:text-box>
        </draw:frame>
        <draw:frame draw:style-name="gr9" draw:text-style-name="P5" draw:layer="layout" svg:width="11.049cm" svg:height="6.096cm" svg:x="0.245cm" svg:y="6.694cm">
          <draw:text-box>
            <text:p><text:span text:style-name="T3"><text:s/></text:span></text:p>
          </draw:text-box>
        </draw:frame>
        <draw:frame draw:style-name="gr10" draw:text-style-name="P6" draw:layer="layout" svg:width="5.207cm" svg:height="1.551cm" draw:transform="rotate (1.5707963267949) translate (11.81cm 6.313cm)">
          <draw:text-box>
            <text:p><text:span text:style-name="T7">student1</text:span></text:p>
          </draw:text-box>
        </draw:frame>
        <draw:frame draw:style-name="gr9" draw:text-style-name="P11" draw:layer="layout" svg:width="11.049cm" svg:height="6.096cm" svg:x="0.246cm" svg:y="6.684cm">
          <draw:text-box>
            <text:p><text:span text:style-name="T26">Whose </text:span><text:span text:style-name="T24">getName()</text:span><text:span text:style-name="T26"> method are we calling?</text:span></text:p>
            <text:p><text:span text:style-name="T26"/></text:p>
            <text:p><text:span text:style-name="T26">The object that </text:span><text:span text:style-name="T24">student1</text:span><text:span text:style-name="T26"> is pointing to.</text:span></text:p>
          </draw:text-box>
        </draw:frame>
        <draw:custom-shape draw:style-name="gr11" draw:text-style-name="P1" draw:layer="layout" svg:width="4.526cm" svg:height="4.191cm" svg:x="13.754cm" svg:y="1.477cm">
          <text:p/>
          <draw:enhanced-geometry svg:viewBox="0 0 21600 21600" draw:type="rectangle" draw:enhanced-path="M 0 0 L 21600 0 21600 21600 0 21600 0 0 Z N"/>
        </draw:custom-shape>
        <draw:custom-shape draw:style-name="gr12" draw:text-style-name="P1" draw:layer="layout" svg:width="4.526cm" svg:height="1.778cm" svg:x="13.754cm" svg:y="3.89cm">
          <text:p/>
          <draw:enhanced-geometry svg:viewBox="0 0 21600 21600" draw:type="rectangle" draw:enhanced-path="M 0 0 L 21600 0 21600 21600 0 21600 0 0 Z N"/>
        </draw:custom-shape>
        <draw:frame draw:style-name="gr13" draw:text-style-name="P7" draw:layer="layout" svg:width="4.572cm" svg:height="1.778cm" svg:x="13.708cm" svg:y="3.952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708cm" svg:y="2.239cm">
          <draw:text-box>
            <text:p><text:span text:style-name="T10">name: “Joe”</text:span></text:p>
            <text:p><text:span text:style-name="T10">idNum: 123</text:span></text:p>
            <text:p><text:span text:style-name="T10">gpa: 3.2</text:span></text:p>
          </draw:text-box>
        </draw:frame>
        <draw:custom-shape draw:style-name="gr15" draw:text-style-name="P1" draw:layer="layout" svg:width="4.526cm" svg:height="0.762cm" svg:x="13.754cm" svg:y="1.477cm">
          <text:p/>
          <draw:enhanced-geometry svg:viewBox="0 0 21600 21600" draw:type="rectangle" draw:enhanced-path="M 0 0 L 21600 0 21600 21600 0 21600 0 0 Z N"/>
        </draw:custom-shape>
        <draw:frame draw:style-name="gr16" draw:text-style-name="P9" draw:layer="layout" svg:width="4.572cm" svg:height="0.806cm" svg:x="13.708cm" svg:y="1.477cm">
          <draw:text-box>
            <text:p text:style-name="P8"><text:span text:style-name="T13">student1:Student</text:span></text:p>
          </draw:text-box>
        </draw:frame>
        <draw:custom-shape draw:style-name="gr18" draw:text-style-name="P12" draw:layer="layout" svg:width="0.635cm" svg:height="0.381cm" svg:x="13.065cm" svg:y="3.8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2" draw:style-name="dp1" draw:master-page-name="Default">
        <draw:custom-shape draw:style-name="gr5" draw:text-style-name="P1" draw:layer="layout" svg:width="11.049cm" svg:height="4.318cm" svg:x="0.246cm" svg:y="1.123cm">
          <text:p/>
          <draw:enhanced-geometry svg:viewBox="0 0 21600 21600" draw:type="rectangle" draw:enhanced-path="M 0 0 L 21600 0 21600 21600 0 21600 0 0 Z N"/>
        </draw:custom-shape>
        <draw:custom-shape draw:style-name="gr6" draw:text-style-name="P1" draw:layer="layout" svg:width="11.049cm" svg:height="6.096cm" svg:x="0.246cm" svg:y="6.711cm">
          <text:p/>
          <draw:enhanced-geometry svg:viewBox="0 0 21600 21600" draw:type="rectangle" draw:enhanced-path="M 0 0 L 21600 0 21600 21600 0 21600 0 0 Z N"/>
        </draw:custom-shape>
        <draw:custom-shape draw:style-name="gr7" draw:text-style-name="P1" draw:layer="layout" svg:width="6.731cm" svg:height="11.684cm" svg:x="12.057cm" svg:y="1.123cm">
          <text:p/>
          <draw:enhanced-geometry svg:viewBox="0 0 21600 21600" draw:type="rectangle" draw:enhanced-path="M 0 0 L 21600 0 21600 21600 0 21600 0 0 Z N"/>
        </draw:custom-shape>
        <draw:frame draw:style-name="gr4" draw:text-style-name="P3" draw:layer="layout" svg:width="11.049cm" svg:height="0.962cm" svg:x="0.246cm" svg:y="5.822cm">
          <draw:text-box>
            <text:p><text:span text:style-name="T1">What Happens?</text:span></text:p>
          </draw:text-box>
        </draw:frame>
        <draw:frame draw:style-name="gr4" draw:text-style-name="P3" draw:layer="layout" svg:width="10.922cm" svg:height="0.962cm" svg:x="0.273cm" svg:y="0.261cm">
          <draw:text-box>
            <text:p><text:span text:style-name="T1">Driver Code</text:span></text:p>
          </draw:text-box>
        </draw:frame>
        <draw:frame draw:style-name="gr4" draw:text-style-name="P3" draw:layer="layout" svg:width="6.477cm" svg:height="0.962cm" svg:x="12.084cm" svg:y="0.234cm">
          <draw:text-box>
            <text:p><text:span text:style-name="T1">In Memory</text:span></text:p>
          </draw:text-box>
        </draw:frame>
        <draw:frame draw:style-name="gr8" draw:text-style-name="P4" draw:layer="layout" svg:width="11.049cm" svg:height="4.318cm" svg:x="0.246cm" svg:y="1.096cm">
          <draw:text-box>
            <text:p><text:span text:style-name="T2">Student student1;</text:span></text:p>
            <text:p><text:span text:style-name="T24">student1 </text:span><text:span text:style-name="T25">=</text:span><text:span text:style-name="T24"> new Student(“Joe”, 123, 3.2);</text:span></text:p>
            <text:p><text:span text:style-name="T24">System.out.println(student1.getName());</text:span></text:p>
          </draw:text-box>
        </draw:frame>
        <draw:frame draw:style-name="gr9" draw:text-style-name="P5" draw:layer="layout" svg:width="11.049cm" svg:height="6.096cm" svg:x="0.246cm" svg:y="6.684cm">
          <draw:text-box>
            <text:p><text:span text:style-name="T3"><text:s/></text:span></text:p>
          </draw:text-box>
        </draw:frame>
        <draw:frame draw:style-name="gr10" draw:text-style-name="P6" draw:layer="layout" svg:width="5.207cm" svg:height="1.551cm" draw:transform="rotate (1.5707963267949) translate (11.811cm 6.303cm)">
          <draw:text-box>
            <text:p><text:span text:style-name="T7">student1</text:span></text:p>
          </draw:text-box>
        </draw:frame>
        <draw:frame draw:style-name="gr9" draw:text-style-name="P11" draw:layer="layout" svg:width="11.049cm" svg:height="6.096cm" svg:x="0.247cm" svg:y="6.674cm">
          <draw:text-box>
            <text:p><text:span text:style-name="T26">Whose </text:span><text:span text:style-name="T24">getName()</text:span><text:span text:style-name="T26"> method are we calling?</text:span></text:p>
          </draw:text-box>
        </draw:frame>
        <draw:custom-shape draw:style-name="gr11" draw:text-style-name="P1" draw:layer="layout" svg:width="4.526cm" svg:height="4.191cm" svg:x="13.755cm" svg:y="1.467cm">
          <text:p/>
          <draw:enhanced-geometry svg:viewBox="0 0 21600 21600" draw:type="rectangle" draw:enhanced-path="M 0 0 L 21600 0 21600 21600 0 21600 0 0 Z N"/>
        </draw:custom-shape>
        <draw:custom-shape draw:style-name="gr12" draw:text-style-name="P1" draw:layer="layout" svg:width="4.526cm" svg:height="1.778cm" svg:x="13.755cm" svg:y="3.88cm">
          <text:p/>
          <draw:enhanced-geometry svg:viewBox="0 0 21600 21600" draw:type="rectangle" draw:enhanced-path="M 0 0 L 21600 0 21600 21600 0 21600 0 0 Z N"/>
        </draw:custom-shape>
        <draw:frame draw:style-name="gr13" draw:text-style-name="P7" draw:layer="layout" svg:width="4.572cm" svg:height="1.778cm" svg:x="13.709cm" svg:y="3.942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709cm" svg:y="2.229cm">
          <draw:text-box>
            <text:p><text:span text:style-name="T10">name: “Joe”</text:span></text:p>
            <text:p><text:span text:style-name="T10">idNum: 123</text:span></text:p>
            <text:p><text:span text:style-name="T10">gpa: 3.2</text:span></text:p>
          </draw:text-box>
        </draw:frame>
        <draw:custom-shape draw:style-name="gr15" draw:text-style-name="P1" draw:layer="layout" svg:width="4.526cm" svg:height="0.762cm" svg:x="13.755cm" svg:y="1.467cm">
          <text:p/>
          <draw:enhanced-geometry svg:viewBox="0 0 21600 21600" draw:type="rectangle" draw:enhanced-path="M 0 0 L 21600 0 21600 21600 0 21600 0 0 Z N"/>
        </draw:custom-shape>
        <draw:frame draw:style-name="gr16" draw:text-style-name="P9" draw:layer="layout" svg:width="4.572cm" svg:height="0.806cm" svg:x="13.709cm" svg:y="1.467cm">
          <draw:text-box>
            <text:p text:style-name="P8"><text:span text:style-name="T13">student1:Student</text:span></text:p>
          </draw:text-box>
        </draw:frame>
        <draw:custom-shape draw:style-name="gr18" draw:text-style-name="P12" draw:layer="layout" svg:width="0.635cm" svg:height="0.381cm" svg:x="13.065cm" svg:y="3.8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3" draw:style-name="dp1" draw:master-page-name="Default">
        <draw:custom-shape draw:style-name="gr5" draw:text-style-name="P1" draw:layer="layout" svg:width="11.049cm" svg:height="4.318cm" svg:x="0.244cm" svg:y="1.143cm">
          <text:p/>
          <draw:enhanced-geometry svg:viewBox="0 0 21600 21600" draw:type="rectangle" draw:enhanced-path="M 0 0 L 21600 0 21600 21600 0 21600 0 0 Z N"/>
        </draw:custom-shape>
        <draw:custom-shape draw:style-name="gr6" draw:text-style-name="P1" draw:layer="layout" svg:width="11.049cm" svg:height="6.096cm" svg:x="0.244cm" svg:y="6.731cm">
          <text:p/>
          <draw:enhanced-geometry svg:viewBox="0 0 21600 21600" draw:type="rectangle" draw:enhanced-path="M 0 0 L 21600 0 21600 21600 0 21600 0 0 Z N"/>
        </draw:custom-shape>
        <draw:custom-shape draw:style-name="gr7" draw:text-style-name="P1" draw:layer="layout" svg:width="6.731cm" svg:height="11.684cm" svg:x="12.055cm" svg:y="1.143cm">
          <text:p/>
          <draw:enhanced-geometry svg:viewBox="0 0 21600 21600" draw:type="rectangle" draw:enhanced-path="M 0 0 L 21600 0 21600 21600 0 21600 0 0 Z N"/>
        </draw:custom-shape>
        <draw:frame draw:style-name="gr4" draw:text-style-name="P3" draw:layer="layout" svg:width="11.049cm" svg:height="0.962cm" svg:x="0.244cm" svg:y="5.842cm">
          <draw:text-box>
            <text:p><text:span text:style-name="T1">What Happens?</text:span></text:p>
          </draw:text-box>
        </draw:frame>
        <draw:frame draw:style-name="gr4" draw:text-style-name="P3" draw:layer="layout" svg:width="10.922cm" svg:height="0.962cm" svg:x="0.271cm" svg:y="0.281cm">
          <draw:text-box>
            <text:p><text:span text:style-name="T1">Driver Code</text:span></text:p>
          </draw:text-box>
        </draw:frame>
        <draw:frame draw:style-name="gr4" draw:text-style-name="P3" draw:layer="layout" svg:width="6.477cm" svg:height="0.962cm" svg:x="12.082cm" svg:y="0.254cm">
          <draw:text-box>
            <text:p><text:span text:style-name="T1">In Memory</text:span></text:p>
          </draw:text-box>
        </draw:frame>
        <draw:frame draw:style-name="gr8" draw:text-style-name="P4" draw:layer="layout" svg:width="11.049cm" svg:height="4.318cm" svg:x="0.244cm" svg:y="1.116cm">
          <draw:text-box>
            <text:p><text:span text:style-name="T2">Student student1;</text:span></text:p>
            <text:p><text:span text:style-name="T24">student1 </text:span><text:span text:style-name="T25">=</text:span><text:span text:style-name="T24"> new Student(“Joe”, 123, 3.2);</text:span></text:p>
            <text:p><text:span text:style-name="T24">System.out.println(student1.getName());</text:span></text:p>
          </draw:text-box>
        </draw:frame>
        <draw:frame draw:style-name="gr9" draw:text-style-name="P5" draw:layer="layout" svg:width="11.049cm" svg:height="6.096cm" svg:x="0.244cm" svg:y="6.704cm">
          <draw:text-box>
            <text:p><text:span text:style-name="T3"><text:s/></text:span></text:p>
          </draw:text-box>
        </draw:frame>
        <draw:frame draw:style-name="gr10" draw:text-style-name="P6" draw:layer="layout" svg:width="5.207cm" svg:height="1.551cm" draw:transform="rotate (1.5707963267949) translate (11.809cm 6.323cm)">
          <draw:text-box>
            <text:p><text:span text:style-name="T7">student1</text:span></text:p>
          </draw:text-box>
        </draw:frame>
        <draw:frame draw:style-name="gr9" draw:text-style-name="P11" draw:layer="layout" svg:width="11.049cm" svg:height="6.096cm" svg:x="0.245cm" svg:y="6.694cm">
          <draw:text-box>
            <text:p><text:span text:style-name="T26">Whose </text:span><text:span text:style-name="T24">getName()</text:span><text:span text:style-name="T26"> method are we calling?</text:span></text:p>
            <text:p><text:span text:style-name="T26"/></text:p>
            <text:p><text:span text:style-name="T26">The object that </text:span><text:span text:style-name="T24">student1</text:span><text:span text:style-name="T26"> is pointing to.</text:span></text:p>
            <text:p><text:span text:style-name="T26"/></text:p>
            <text:p><text:span text:style-name="T26">So go to the object that </text:span><text:span text:style-name="T24">student1 </text:span><text:span text:style-name="T26">is pointing to and look at the </text:span><text:span text:style-name="T24">getName()</text:span><text:span text:style-name="T26"> method</text:span></text:p>
          </draw:text-box>
        </draw:frame>
        <draw:custom-shape draw:style-name="gr11" draw:text-style-name="P1" draw:layer="layout" svg:width="4.526cm" svg:height="4.191cm" svg:x="13.753cm" svg:y="1.487cm">
          <text:p/>
          <draw:enhanced-geometry svg:viewBox="0 0 21600 21600" draw:type="rectangle" draw:enhanced-path="M 0 0 L 21600 0 21600 21600 0 21600 0 0 Z N"/>
        </draw:custom-shape>
        <draw:custom-shape draw:style-name="gr12" draw:text-style-name="P1" draw:layer="layout" svg:width="4.526cm" svg:height="1.778cm" svg:x="13.753cm" svg:y="3.9cm">
          <text:p/>
          <draw:enhanced-geometry svg:viewBox="0 0 21600 21600" draw:type="rectangle" draw:enhanced-path="M 0 0 L 21600 0 21600 21600 0 21600 0 0 Z N"/>
        </draw:custom-shape>
        <draw:frame draw:style-name="gr13" draw:text-style-name="P7" draw:layer="layout" svg:width="4.572cm" svg:height="1.778cm" svg:x="13.707cm" svg:y="3.962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707cm" svg:y="2.249cm">
          <draw:text-box>
            <text:p><text:span text:style-name="T10">name: “Joe”</text:span></text:p>
            <text:p><text:span text:style-name="T10">idNum: 123</text:span></text:p>
            <text:p><text:span text:style-name="T10">gpa: 3.2</text:span></text:p>
          </draw:text-box>
        </draw:frame>
        <draw:custom-shape draw:style-name="gr15" draw:text-style-name="P1" draw:layer="layout" svg:width="4.526cm" svg:height="0.762cm" svg:x="13.753cm" svg:y="1.487cm">
          <text:p/>
          <draw:enhanced-geometry svg:viewBox="0 0 21600 21600" draw:type="rectangle" draw:enhanced-path="M 0 0 L 21600 0 21600 21600 0 21600 0 0 Z N"/>
        </draw:custom-shape>
        <draw:frame draw:style-name="gr16" draw:text-style-name="P9" draw:layer="layout" svg:width="4.572cm" svg:height="0.806cm" svg:x="13.707cm" svg:y="1.487cm">
          <draw:text-box>
            <text:p text:style-name="P8"><text:span text:style-name="T13">student1:Student</text:span></text:p>
          </draw:text-box>
        </draw:frame>
        <draw:custom-shape draw:style-name="gr18" draw:text-style-name="P12" draw:layer="layout" svg:width="0.635cm" svg:height="0.381cm" svg:x="13.065cm" svg:y="3.8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4" draw:style-name="dp1" draw:master-page-name="Default">
        <draw:custom-shape draw:style-name="gr5" draw:text-style-name="P1" draw:layer="layout" svg:width="11.049cm" svg:height="4.318cm" svg:x="0.243cm" svg:y="1.153cm">
          <text:p/>
          <draw:enhanced-geometry svg:viewBox="0 0 21600 21600" draw:type="rectangle" draw:enhanced-path="M 0 0 L 21600 0 21600 21600 0 21600 0 0 Z N"/>
        </draw:custom-shape>
        <draw:custom-shape draw:style-name="gr6" draw:text-style-name="P1" draw:layer="layout" svg:width="11.049cm" svg:height="6.096cm" svg:x="0.243cm" svg:y="6.741cm">
          <text:p/>
          <draw:enhanced-geometry svg:viewBox="0 0 21600 21600" draw:type="rectangle" draw:enhanced-path="M 0 0 L 21600 0 21600 21600 0 21600 0 0 Z N"/>
        </draw:custom-shape>
        <draw:custom-shape draw:style-name="gr7" draw:text-style-name="P1" draw:layer="layout" svg:width="6.731cm" svg:height="11.684cm" svg:x="12.054cm" svg:y="1.153cm">
          <text:p/>
          <draw:enhanced-geometry svg:viewBox="0 0 21600 21600" draw:type="rectangle" draw:enhanced-path="M 0 0 L 21600 0 21600 21600 0 21600 0 0 Z N"/>
        </draw:custom-shape>
        <draw:frame draw:style-name="gr4" draw:text-style-name="P3" draw:layer="layout" svg:width="11.049cm" svg:height="0.962cm" svg:x="0.243cm" svg:y="5.852cm">
          <draw:text-box>
            <text:p><text:span text:style-name="T1">What Happens?</text:span></text:p>
          </draw:text-box>
        </draw:frame>
        <draw:frame draw:style-name="gr4" draw:text-style-name="P3" draw:layer="layout" svg:width="10.922cm" svg:height="0.962cm" svg:x="0.27cm" svg:y="0.291cm">
          <draw:text-box>
            <text:p><text:span text:style-name="T1">Student Code</text:span></text:p>
          </draw:text-box>
        </draw:frame>
        <draw:frame draw:style-name="gr4" draw:text-style-name="P3" draw:layer="layout" svg:width="6.477cm" svg:height="0.962cm" svg:x="12.081cm" svg:y="0.264cm">
          <draw:text-box>
            <text:p><text:span text:style-name="T1">In Memory</text:span></text:p>
          </draw:text-box>
        </draw:frame>
        <draw:frame draw:style-name="gr8" draw:text-style-name="P4" draw:layer="layout" svg:width="11.049cm" svg:height="4.318cm" svg:x="0.243cm" svg:y="1.126cm">
          <draw:text-box>
            <text:p><text:span text:style-name="T24">public String getName()</text:span></text:p>
            <text:p><text:span text:style-name="T24">{</text:span><text:span text:style-name="T24"><text:line-break/></text:span><text:span text:style-name="T24"><text:tab/></text:span><text:span text:style-name="T24">return name;</text:span></text:p>
            <text:p><text:span text:style-name="T24">}</text:span></text:p>
          </draw:text-box>
        </draw:frame>
        <draw:frame draw:style-name="gr9" draw:text-style-name="P5" draw:layer="layout" svg:width="11.049cm" svg:height="6.096cm" svg:x="0.243cm" svg:y="6.714cm">
          <draw:text-box>
            <text:p><text:span text:style-name="T3"><text:s/></text:span></text:p>
          </draw:text-box>
        </draw:frame>
        <draw:frame draw:style-name="gr10" draw:text-style-name="P6" draw:layer="layout" svg:width="5.207cm" svg:height="1.551cm" draw:transform="rotate (1.5707963267949) translate (11.808cm 6.333cm)">
          <draw:text-box>
            <text:p><text:span text:style-name="T7">student1</text:span></text:p>
          </draw:text-box>
        </draw:frame>
        <draw:frame draw:style-name="gr9" draw:text-style-name="P11" draw:layer="layout" svg:width="11.049cm" svg:height="6.096cm" svg:x="0.244cm" svg:y="6.704cm">
          <draw:text-box>
            <text:p><text:span text:style-name="T26">Whose </text:span><text:span text:style-name="T24">getName()</text:span><text:span text:style-name="T26"> method are we calling?</text:span></text:p>
            <text:p><text:span text:style-name="T26"/></text:p>
            <text:p><text:span text:style-name="T26">The object that </text:span><text:span text:style-name="T24">student1</text:span><text:span text:style-name="T26"> is pointing to.</text:span></text:p>
            <text:p><text:span text:style-name="T26"/></text:p>
            <text:p><text:span text:style-name="T26">So go to the object that </text:span><text:span text:style-name="T24">student1 </text:span><text:span text:style-name="T26">is pointing to and look at the </text:span><text:span text:style-name="T24">getName()</text:span><text:span text:style-name="T26"> method</text:span></text:p>
          </draw:text-box>
        </draw:frame>
        <draw:custom-shape draw:style-name="gr11" draw:text-style-name="P1" draw:layer="layout" svg:width="4.526cm" svg:height="4.191cm" svg:x="13.752cm" svg:y="1.497cm">
          <text:p/>
          <draw:enhanced-geometry svg:viewBox="0 0 21600 21600" draw:type="rectangle" draw:enhanced-path="M 0 0 L 21600 0 21600 21600 0 21600 0 0 Z N"/>
        </draw:custom-shape>
        <draw:custom-shape draw:style-name="gr12" draw:text-style-name="P1" draw:layer="layout" svg:width="4.526cm" svg:height="1.778cm" svg:x="13.752cm" svg:y="3.91cm">
          <text:p/>
          <draw:enhanced-geometry svg:viewBox="0 0 21600 21600" draw:type="rectangle" draw:enhanced-path="M 0 0 L 21600 0 21600 21600 0 21600 0 0 Z N"/>
        </draw:custom-shape>
        <draw:frame draw:style-name="gr13" draw:text-style-name="P7" draw:layer="layout" svg:width="4.572cm" svg:height="1.778cm" svg:x="13.706cm" svg:y="3.972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706cm" svg:y="2.259cm">
          <draw:text-box>
            <text:p><text:span text:style-name="T10">name: “Joe”</text:span></text:p>
            <text:p><text:span text:style-name="T10">idNum: 123</text:span></text:p>
            <text:p><text:span text:style-name="T10">gpa: 3.2</text:span></text:p>
          </draw:text-box>
        </draw:frame>
        <draw:custom-shape draw:style-name="gr15" draw:text-style-name="P1" draw:layer="layout" svg:width="4.526cm" svg:height="0.762cm" svg:x="13.752cm" svg:y="1.497cm">
          <text:p/>
          <draw:enhanced-geometry svg:viewBox="0 0 21600 21600" draw:type="rectangle" draw:enhanced-path="M 0 0 L 21600 0 21600 21600 0 21600 0 0 Z N"/>
        </draw:custom-shape>
        <draw:frame draw:style-name="gr16" draw:text-style-name="P9" draw:layer="layout" svg:width="4.572cm" svg:height="0.806cm" svg:x="13.706cm" svg:y="1.497cm">
          <draw:text-box>
            <text:p text:style-name="P8"><text:span text:style-name="T13">student1:Student</text:span></text:p>
          </draw:text-box>
        </draw:frame>
        <draw:frame draw:style-name="gr19" draw:text-style-name="P13" draw:layer="layout" svg:width="0.889cm" svg:height="2.618cm" svg:x="5.334cm" svg:y="0.87cm">
          <draw:text-box>
            <text:p><text:span text:style-name="T27">}</text:span></text:p>
          </draw:text-box>
        </draw:frame>
        <draw:line draw:style-name="gr20" draw:text-style-name="P8" draw:layer="layout" svg:x1="6.35cm" svg:y1="2.413cm" svg:x2="13.843cm" svg:y2="4.318cm">
          <text:p/>
        </draw:line>
        <draw:custom-shape draw:style-name="gr18" draw:text-style-name="P12" draw:layer="layout" svg:width="0.635cm" svg:height="0.381cm" svg:x="13.065cm" svg:y="3.8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5" draw:style-name="dp1" draw:master-page-name="Default">
        <draw:custom-shape draw:style-name="gr5" draw:text-style-name="P1" draw:layer="layout" svg:width="11.049cm" svg:height="4.318cm" svg:x="0.242cm" svg:y="1.163cm">
          <text:p/>
          <draw:enhanced-geometry svg:viewBox="0 0 21600 21600" draw:type="rectangle" draw:enhanced-path="M 0 0 L 21600 0 21600 21600 0 21600 0 0 Z N"/>
        </draw:custom-shape>
        <draw:custom-shape draw:style-name="gr6" draw:text-style-name="P1" draw:layer="layout" svg:width="11.049cm" svg:height="6.096cm" svg:x="0.242cm" svg:y="6.751cm">
          <text:p/>
          <draw:enhanced-geometry svg:viewBox="0 0 21600 21600" draw:type="rectangle" draw:enhanced-path="M 0 0 L 21600 0 21600 21600 0 21600 0 0 Z N"/>
        </draw:custom-shape>
        <draw:custom-shape draw:style-name="gr7" draw:text-style-name="P1" draw:layer="layout" svg:width="6.731cm" svg:height="11.684cm" svg:x="12.053cm" svg:y="1.163cm">
          <text:p/>
          <draw:enhanced-geometry svg:viewBox="0 0 21600 21600" draw:type="rectangle" draw:enhanced-path="M 0 0 L 21600 0 21600 21600 0 21600 0 0 Z N"/>
        </draw:custom-shape>
        <draw:frame draw:style-name="gr4" draw:text-style-name="P3" draw:layer="layout" svg:width="11.049cm" svg:height="0.962cm" svg:x="0.242cm" svg:y="5.862cm">
          <draw:text-box>
            <text:p><text:span text:style-name="T1">What Happens?</text:span></text:p>
          </draw:text-box>
        </draw:frame>
        <draw:frame draw:style-name="gr4" draw:text-style-name="P3" draw:layer="layout" svg:width="10.922cm" svg:height="0.962cm" svg:x="0.269cm" svg:y="0.301cm">
          <draw:text-box>
            <text:p><text:span text:style-name="T1">Student Code</text:span></text:p>
          </draw:text-box>
        </draw:frame>
        <draw:frame draw:style-name="gr4" draw:text-style-name="P3" draw:layer="layout" svg:width="6.477cm" svg:height="0.962cm" svg:x="12.08cm" svg:y="0.274cm">
          <draw:text-box>
            <text:p><text:span text:style-name="T1">In Memory</text:span></text:p>
          </draw:text-box>
        </draw:frame>
        <draw:frame draw:style-name="gr8" draw:text-style-name="P4" draw:layer="layout" svg:width="11.049cm" svg:height="4.318cm" svg:x="0.242cm" svg:y="1.136cm">
          <draw:text-box>
            <text:p><text:span text:style-name="T24">public String getName()</text:span></text:p>
            <text:p><text:span text:style-name="T24">{</text:span><text:span text:style-name="T24"><text:line-break/></text:span><text:span text:style-name="T24"><text:tab/></text:span><text:span text:style-name="T24">return name;</text:span></text:p>
            <text:p><text:span text:style-name="T24">}</text:span></text:p>
          </draw:text-box>
        </draw:frame>
        <draw:frame draw:style-name="gr9" draw:text-style-name="P5" draw:layer="layout" svg:width="11.049cm" svg:height="6.096cm" svg:x="0.242cm" svg:y="6.724cm">
          <draw:text-box>
            <text:p><text:span text:style-name="T3"><text:s/></text:span></text:p>
          </draw:text-box>
        </draw:frame>
        <draw:frame draw:style-name="gr10" draw:text-style-name="P6" draw:layer="layout" svg:width="5.207cm" svg:height="1.551cm" draw:transform="rotate (1.5707963267949) translate (11.807cm 6.343cm)">
          <draw:text-box>
            <text:p><text:span text:style-name="T7">student1</text:span></text:p>
          </draw:text-box>
        </draw:frame>
        <draw:frame draw:style-name="gr9" draw:text-style-name="P11" draw:layer="layout" svg:width="11.049cm" svg:height="6.096cm" svg:x="0.243cm" svg:y="6.714cm">
          <draw:text-box>
            <text:p><text:span text:style-name="T26">Whose </text:span><text:span text:style-name="T24">getName()</text:span><text:span text:style-name="T26"> method are we calling?</text:span></text:p>
            <text:p><text:span text:style-name="T26"/></text:p>
            <text:p><text:span text:style-name="T26">The object that </text:span><text:span text:style-name="T24">student1</text:span><text:span text:style-name="T26"> is pointing to.</text:span></text:p>
            <text:p><text:span text:style-name="T26"/></text:p>
            <text:p><text:span text:style-name="T26">So go to the object that </text:span><text:span text:style-name="T24">student1 </text:span><text:span text:style-name="T26">is pointing to and look at the </text:span><text:span text:style-name="T24">getName()</text:span><text:span text:style-name="T26"> method</text:span></text:p>
          </draw:text-box>
        </draw:frame>
        <draw:custom-shape draw:style-name="gr11" draw:text-style-name="P1" draw:layer="layout" svg:width="4.526cm" svg:height="4.191cm" svg:x="13.751cm" svg:y="1.507cm">
          <text:p/>
          <draw:enhanced-geometry svg:viewBox="0 0 21600 21600" draw:type="rectangle" draw:enhanced-path="M 0 0 L 21600 0 21600 21600 0 21600 0 0 Z N"/>
        </draw:custom-shape>
        <draw:custom-shape draw:style-name="gr12" draw:text-style-name="P1" draw:layer="layout" svg:width="4.526cm" svg:height="1.778cm" svg:x="13.751cm" svg:y="3.92cm">
          <text:p/>
          <draw:enhanced-geometry svg:viewBox="0 0 21600 21600" draw:type="rectangle" draw:enhanced-path="M 0 0 L 21600 0 21600 21600 0 21600 0 0 Z N"/>
        </draw:custom-shape>
        <draw:frame draw:style-name="gr13" draw:text-style-name="P7" draw:layer="layout" svg:width="4.572cm" svg:height="1.778cm" svg:x="13.705cm" svg:y="3.982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705cm" svg:y="2.269cm">
          <draw:text-box>
            <text:p><text:span text:style-name="T10">name: “Joe”</text:span></text:p>
            <text:p><text:span text:style-name="T10">idNum: 123</text:span></text:p>
            <text:p><text:span text:style-name="T10">gpa: 3.2</text:span></text:p>
          </draw:text-box>
        </draw:frame>
        <draw:custom-shape draw:style-name="gr15" draw:text-style-name="P1" draw:layer="layout" svg:width="4.526cm" svg:height="0.762cm" svg:x="13.751cm" svg:y="1.507cm">
          <text:p/>
          <draw:enhanced-geometry svg:viewBox="0 0 21600 21600" draw:type="rectangle" draw:enhanced-path="M 0 0 L 21600 0 21600 21600 0 21600 0 0 Z N"/>
        </draw:custom-shape>
        <draw:frame draw:style-name="gr16" draw:text-style-name="P9" draw:layer="layout" svg:width="4.572cm" svg:height="0.806cm" svg:x="13.705cm" svg:y="1.507cm">
          <draw:text-box>
            <text:p text:style-name="P8"><text:span text:style-name="T13">student1:Student</text:span></text:p>
          </draw:text-box>
        </draw:frame>
        <draw:frame draw:style-name="gr19" draw:text-style-name="P13" draw:layer="layout" svg:width="0.889cm" svg:height="2.618cm" svg:x="5.333cm" svg:y="0.88cm">
          <draw:text-box>
            <text:p><text:span text:style-name="T27">}</text:span></text:p>
          </draw:text-box>
        </draw:frame>
        <draw:line draw:style-name="gr20" draw:text-style-name="P8" draw:layer="layout" svg:x1="6.349cm" svg:y1="2.423cm" svg:x2="13.842cm" svg:y2="4.328cm">
          <text:p/>
        </draw:line>
        <draw:path draw:style-name="gr21" draw:text-style-name="P1" draw:layer="layout" svg:width="1.346cm" svg:height="0.987cm" draw:transform="rotate (0.785398163397448) translate (15.3035cm 3.6195cm)" svg:viewBox="0 0 1347 988" svg:d="M0 988c1078 0 1347-988 1347-988">
          <text:p/>
        </draw:path>
        <draw:custom-shape draw:style-name="gr18" draw:text-style-name="P12" draw:layer="layout" svg:width="0.635cm" svg:height="0.381cm" svg:x="13.065cm" svg:y="3.8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6" draw:style-name="dp1" draw:master-page-name="Default">
        <draw:custom-shape draw:style-name="gr5" draw:text-style-name="P1" draw:layer="layout" svg:width="11.049cm" svg:height="4.318cm" svg:x="0.241cm" svg:y="1.173cm">
          <text:p/>
          <draw:enhanced-geometry svg:viewBox="0 0 21600 21600" draw:type="rectangle" draw:enhanced-path="M 0 0 L 21600 0 21600 21600 0 21600 0 0 Z N"/>
        </draw:custom-shape>
        <draw:custom-shape draw:style-name="gr6" draw:text-style-name="P1" draw:layer="layout" svg:width="11.049cm" svg:height="6.096cm" svg:x="0.241cm" svg:y="6.761cm">
          <text:p/>
          <draw:enhanced-geometry svg:viewBox="0 0 21600 21600" draw:type="rectangle" draw:enhanced-path="M 0 0 L 21600 0 21600 21600 0 21600 0 0 Z N"/>
        </draw:custom-shape>
        <draw:custom-shape draw:style-name="gr7" draw:text-style-name="P1" draw:layer="layout" svg:width="6.731cm" svg:height="11.684cm" svg:x="12.052cm" svg:y="1.173cm">
          <text:p/>
          <draw:enhanced-geometry svg:viewBox="0 0 21600 21600" draw:type="rectangle" draw:enhanced-path="M 0 0 L 21600 0 21600 21600 0 21600 0 0 Z N"/>
        </draw:custom-shape>
        <draw:frame draw:style-name="gr4" draw:text-style-name="P3" draw:layer="layout" svg:width="11.049cm" svg:height="0.962cm" svg:x="0.241cm" svg:y="5.872cm">
          <draw:text-box>
            <text:p><text:span text:style-name="T1">What Happens?</text:span></text:p>
          </draw:text-box>
        </draw:frame>
        <draw:frame draw:style-name="gr4" draw:text-style-name="P3" draw:layer="layout" svg:width="10.922cm" svg:height="0.962cm" svg:x="0.268cm" svg:y="0.311cm">
          <draw:text-box>
            <text:p><text:span text:style-name="T1">Student Code</text:span></text:p>
          </draw:text-box>
        </draw:frame>
        <draw:frame draw:style-name="gr4" draw:text-style-name="P3" draw:layer="layout" svg:width="6.477cm" svg:height="0.962cm" svg:x="12.079cm" svg:y="0.284cm">
          <draw:text-box>
            <text:p><text:span text:style-name="T1">In Memory</text:span></text:p>
          </draw:text-box>
        </draw:frame>
        <draw:frame draw:style-name="gr8" draw:text-style-name="P4" draw:layer="layout" svg:width="11.049cm" svg:height="4.318cm" svg:x="0.241cm" svg:y="1.146cm">
          <draw:text-box>
            <text:p><text:span text:style-name="T24">public String getName()</text:span></text:p>
            <text:p><text:span text:style-name="T24">{</text:span><text:span text:style-name="T24"><text:line-break/></text:span><text:span text:style-name="T24"><text:tab/></text:span><text:span text:style-name="T24">return </text:span><text:span text:style-name="T28">name</text:span><text:span text:style-name="T24">;</text:span></text:p>
            <text:p><text:span text:style-name="T24">}</text:span></text:p>
          </draw:text-box>
        </draw:frame>
        <draw:frame draw:style-name="gr9" draw:text-style-name="P5" draw:layer="layout" svg:width="11.049cm" svg:height="6.096cm" svg:x="0.241cm" svg:y="6.734cm">
          <draw:text-box>
            <text:p><text:span text:style-name="T3"><text:s/></text:span></text:p>
          </draw:text-box>
        </draw:frame>
        <draw:frame draw:style-name="gr10" draw:text-style-name="P6" draw:layer="layout" svg:width="5.207cm" svg:height="1.551cm" draw:transform="rotate (1.5707963267949) translate (11.806cm 6.353cm)">
          <draw:text-box>
            <text:p><text:span text:style-name="T7">student1</text:span></text:p>
          </draw:text-box>
        </draw:frame>
        <draw:frame draw:style-name="gr9" draw:text-style-name="P11" draw:layer="layout" svg:width="11.049cm" svg:height="6.096cm" svg:x="0.242cm" svg:y="6.724cm">
          <draw:text-box>
            <text:p><text:span text:style-name="T26">Whose </text:span><text:span text:style-name="T24">getName()</text:span><text:span text:style-name="T26"> method are we calling?</text:span></text:p>
            <text:p><text:span text:style-name="T26"/></text:p>
            <text:p><text:span text:style-name="T26">The object that </text:span><text:span text:style-name="T24">student1</text:span><text:span text:style-name="T26"> is pointing to.</text:span></text:p>
            <text:p><text:span text:style-name="T26"/></text:p>
            <text:p><text:span text:style-name="T26">So go to the object that </text:span><text:span text:style-name="T24">student1 </text:span><text:span text:style-name="T26">is pointing to and look at the </text:span><text:span text:style-name="T24">getName()</text:span><text:span text:style-name="T26"> method</text:span></text:p>
            <text:p><text:span text:style-name="T26"/></text:p>
            <text:p><text:span text:style-name="T26">The value “Joe” is returned to whoever called the method (the Driver).</text:span></text:p>
          </draw:text-box>
        </draw:frame>
        <draw:custom-shape draw:style-name="gr11" draw:text-style-name="P1" draw:layer="layout" svg:width="4.526cm" svg:height="4.191cm" svg:x="13.75cm" svg:y="1.517cm">
          <text:p/>
          <draw:enhanced-geometry svg:viewBox="0 0 21600 21600" draw:type="rectangle" draw:enhanced-path="M 0 0 L 21600 0 21600 21600 0 21600 0 0 Z N"/>
        </draw:custom-shape>
        <draw:custom-shape draw:style-name="gr12" draw:text-style-name="P1" draw:layer="layout" svg:width="4.526cm" svg:height="1.778cm" svg:x="13.75cm" svg:y="3.93cm">
          <text:p/>
          <draw:enhanced-geometry svg:viewBox="0 0 21600 21600" draw:type="rectangle" draw:enhanced-path="M 0 0 L 21600 0 21600 21600 0 21600 0 0 Z N"/>
        </draw:custom-shape>
        <draw:frame draw:style-name="gr13" draw:text-style-name="P7" draw:layer="layout" svg:width="4.572cm" svg:height="1.778cm" svg:x="13.704cm" svg:y="3.992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704cm" svg:y="2.279cm">
          <draw:text-box>
            <text:p><text:span text:style-name="T10">name: “Joe”</text:span></text:p>
            <text:p><text:span text:style-name="T10">idNum: 123</text:span></text:p>
            <text:p><text:span text:style-name="T10">gpa: 3.2</text:span></text:p>
          </draw:text-box>
        </draw:frame>
        <draw:custom-shape draw:style-name="gr15" draw:text-style-name="P1" draw:layer="layout" svg:width="4.526cm" svg:height="0.762cm" svg:x="13.75cm" svg:y="1.517cm">
          <text:p/>
          <draw:enhanced-geometry svg:viewBox="0 0 21600 21600" draw:type="rectangle" draw:enhanced-path="M 0 0 L 21600 0 21600 21600 0 21600 0 0 Z N"/>
        </draw:custom-shape>
        <draw:frame draw:style-name="gr16" draw:text-style-name="P9" draw:layer="layout" svg:width="4.572cm" svg:height="0.806cm" svg:x="13.704cm" svg:y="1.517cm">
          <draw:text-box>
            <text:p text:style-name="P8"><text:span text:style-name="T13">student1:Student</text:span></text:p>
          </draw:text-box>
        </draw:frame>
        <draw:frame draw:style-name="gr19" draw:text-style-name="P13" draw:layer="layout" svg:width="0.889cm" svg:height="2.618cm" svg:x="5.332cm" svg:y="0.89cm">
          <draw:text-box>
            <text:p><text:span text:style-name="T27">}</text:span></text:p>
          </draw:text-box>
        </draw:frame>
        <draw:line draw:style-name="gr20" draw:text-style-name="P8" draw:layer="layout" svg:x1="6.348cm" svg:y1="2.433cm" svg:x2="13.841cm" svg:y2="4.338cm">
          <text:p/>
        </draw:line>
        <draw:path draw:style-name="gr22" draw:text-style-name="P1" draw:layer="layout" svg:width="1.346cm" svg:height="0.987cm" draw:transform="rotate (0.785398163397448) translate (15.3025cm 3.6295cm)" svg:viewBox="0 0 1347 988" svg:d="M0 988c1078 0 1347-988 1347-988">
          <text:p/>
        </draw:path>
        <draw:frame draw:style-name="gr16" draw:text-style-name="P14" draw:layer="layout" svg:width="1.778cm" svg:height="0.806cm" svg:x="2.794cm" svg:y="1.994cm">
          <draw:text-box>
            <text:p><text:span text:style-name="T29">“</text:span><text:span text:style-name="T29">Joe”</text:span></text:p>
          </draw:text-box>
        </draw:frame>
        <draw:custom-shape draw:style-name="gr18" draw:text-style-name="P12" draw:layer="layout" svg:width="0.635cm" svg:height="0.381cm" svg:x="13.065cm" svg:y="3.8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7" draw:style-name="dp1" draw:master-page-name="Default">
        <draw:custom-shape draw:style-name="gr5" draw:text-style-name="P1" draw:layer="layout" svg:width="11.049cm" svg:height="4.318cm" svg:x="0.24cm" svg:y="1.183cm">
          <text:p/>
          <draw:enhanced-geometry svg:viewBox="0 0 21600 21600" draw:type="rectangle" draw:enhanced-path="M 0 0 L 21600 0 21600 21600 0 21600 0 0 Z N"/>
        </draw:custom-shape>
        <draw:custom-shape draw:style-name="gr6" draw:text-style-name="P1" draw:layer="layout" svg:width="11.049cm" svg:height="6.096cm" svg:x="0.24cm" svg:y="6.771cm">
          <text:p/>
          <draw:enhanced-geometry svg:viewBox="0 0 21600 21600" draw:type="rectangle" draw:enhanced-path="M 0 0 L 21600 0 21600 21600 0 21600 0 0 Z N"/>
        </draw:custom-shape>
        <draw:custom-shape draw:style-name="gr7" draw:text-style-name="P1" draw:layer="layout" svg:width="6.731cm" svg:height="11.684cm" svg:x="12.051cm" svg:y="1.183cm">
          <text:p/>
          <draw:enhanced-geometry svg:viewBox="0 0 21600 21600" draw:type="rectangle" draw:enhanced-path="M 0 0 L 21600 0 21600 21600 0 21600 0 0 Z N"/>
        </draw:custom-shape>
        <draw:frame draw:style-name="gr4" draw:text-style-name="P3" draw:layer="layout" svg:width="11.049cm" svg:height="0.962cm" svg:x="0.24cm" svg:y="5.882cm">
          <draw:text-box>
            <text:p><text:span text:style-name="T1">What Happens?</text:span></text:p>
          </draw:text-box>
        </draw:frame>
        <draw:frame draw:style-name="gr4" draw:text-style-name="P3" draw:layer="layout" svg:width="10.922cm" svg:height="0.962cm" svg:x="0.267cm" svg:y="0.321cm">
          <draw:text-box>
            <text:p><text:span text:style-name="T1">Driver Code</text:span></text:p>
          </draw:text-box>
        </draw:frame>
        <draw:frame draw:style-name="gr4" draw:text-style-name="P3" draw:layer="layout" svg:width="6.477cm" svg:height="0.962cm" svg:x="12.078cm" svg:y="0.294cm">
          <draw:text-box>
            <text:p><text:span text:style-name="T1">In Memory</text:span></text:p>
          </draw:text-box>
        </draw:frame>
        <draw:frame draw:style-name="gr8" draw:text-style-name="P4" draw:layer="layout" svg:width="11.049cm" svg:height="4.318cm" svg:x="0.24cm" svg:y="1.156cm">
          <draw:text-box>
            <text:p><text:span text:style-name="T24">Student student1;</text:span></text:p>
            <text:p><text:span text:style-name="T24">student1 </text:span><text:span text:style-name="T25">=</text:span><text:span text:style-name="T24"> new Student(“Joe”, 123, 3.2);</text:span></text:p>
            <text:p><text:span text:style-name="T24">System.out.println(</text:span><text:span text:style-name="T28">student1.getName()</text:span><text:span text:style-name="T24">);</text:span></text:p>
            <text:p><text:span text:style-name="T24"><text:s text:c="34"/>“</text:span><text:span text:style-name="T24">Joe”</text:span></text:p>
          </draw:text-box>
        </draw:frame>
        <draw:frame draw:style-name="gr9" draw:text-style-name="P5" draw:layer="layout" svg:width="11.049cm" svg:height="6.096cm" svg:x="0.24cm" svg:y="6.744cm">
          <draw:text-box>
            <text:p><text:span text:style-name="T3"><text:s/></text:span></text:p>
          </draw:text-box>
        </draw:frame>
        <draw:frame draw:style-name="gr10" draw:text-style-name="P6" draw:layer="layout" svg:width="5.207cm" svg:height="1.551cm" draw:transform="rotate (1.5707963267949) translate (11.805cm 6.363cm)">
          <draw:text-box>
            <text:p><text:span text:style-name="T7">student1</text:span></text:p>
          </draw:text-box>
        </draw:frame>
        <draw:frame draw:style-name="gr9" draw:text-style-name="P11" draw:layer="layout" svg:width="11.049cm" svg:height="6.096cm" svg:x="0.241cm" svg:y="6.734cm">
          <draw:text-box>
            <text:p><text:span text:style-name="T26">Whose </text:span><text:span text:style-name="T24">getName()</text:span><text:span text:style-name="T26"> method are we calling?</text:span></text:p>
            <text:p><text:span text:style-name="T26"/></text:p>
            <text:p><text:span text:style-name="T26">The object that </text:span><text:span text:style-name="T24">student1</text:span><text:span text:style-name="T26"> is pointing to.</text:span></text:p>
            <text:p><text:span text:style-name="T26"/></text:p>
            <text:p><text:span text:style-name="T26">So go to the object that </text:span><text:span text:style-name="T24">student1 </text:span><text:span text:style-name="T26">is pointing to and look at the </text:span><text:span text:style-name="T24">getName()</text:span><text:span text:style-name="T26"> method</text:span></text:p>
            <text:p><text:span text:style-name="T26"/></text:p>
            <text:p><text:span text:style-name="T26">The value “Joe” is returned to whoever called the method (the Driver).</text:span></text:p>
            <text:p><text:span text:style-name="T26"/></text:p>
            <text:p><text:span text:style-name="T26">Joe is printed.</text:span></text:p>
          </draw:text-box>
        </draw:frame>
        <draw:custom-shape draw:style-name="gr11" draw:text-style-name="P1" draw:layer="layout" svg:width="4.526cm" svg:height="4.191cm" svg:x="13.749cm" svg:y="1.527cm">
          <text:p/>
          <draw:enhanced-geometry svg:viewBox="0 0 21600 21600" draw:type="rectangle" draw:enhanced-path="M 0 0 L 21600 0 21600 21600 0 21600 0 0 Z N"/>
        </draw:custom-shape>
        <draw:custom-shape draw:style-name="gr12" draw:text-style-name="P1" draw:layer="layout" svg:width="4.526cm" svg:height="1.778cm" svg:x="13.749cm" svg:y="3.94cm">
          <text:p/>
          <draw:enhanced-geometry svg:viewBox="0 0 21600 21600" draw:type="rectangle" draw:enhanced-path="M 0 0 L 21600 0 21600 21600 0 21600 0 0 Z N"/>
        </draw:custom-shape>
        <draw:frame draw:style-name="gr13" draw:text-style-name="P7" draw:layer="layout" svg:width="4.572cm" svg:height="1.778cm" svg:x="13.703cm" svg:y="4.002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703cm" svg:y="2.289cm">
          <draw:text-box>
            <text:p><text:span text:style-name="T10">name: “Joe”</text:span></text:p>
            <text:p><text:span text:style-name="T10">idNum: 123</text:span></text:p>
            <text:p><text:span text:style-name="T10">gpa: 3.2</text:span></text:p>
          </draw:text-box>
        </draw:frame>
        <draw:custom-shape draw:style-name="gr15" draw:text-style-name="P1" draw:layer="layout" svg:width="4.526cm" svg:height="0.762cm" svg:x="13.749cm" svg:y="1.527cm">
          <text:p/>
          <draw:enhanced-geometry svg:viewBox="0 0 21600 21600" draw:type="rectangle" draw:enhanced-path="M 0 0 L 21600 0 21600 21600 0 21600 0 0 Z N"/>
        </draw:custom-shape>
        <draw:frame draw:style-name="gr16" draw:text-style-name="P9" draw:layer="layout" svg:width="4.572cm" svg:height="0.806cm" svg:x="13.703cm" svg:y="1.527cm">
          <draw:text-box>
            <text:p text:style-name="P8"><text:span text:style-name="T13">student1:Student</text:span></text:p>
          </draw:text-box>
        </draw:frame>
        <draw:custom-shape draw:style-name="gr18" draw:text-style-name="P12" draw:layer="layout" svg:width="0.635cm" svg:height="0.381cm" svg:x="13.065cm" svg:y="3.8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8" draw:style-name="dp1" draw:master-page-name="Default">
        <draw:custom-shape draw:style-name="gr5" draw:text-style-name="P1" draw:layer="layout" svg:width="11.049cm" svg:height="4.318cm" svg:x="0.239cm" svg:y="1.193cm">
          <text:p/>
          <draw:enhanced-geometry svg:viewBox="0 0 21600 21600" draw:type="rectangle" draw:enhanced-path="M 0 0 L 21600 0 21600 21600 0 21600 0 0 Z N"/>
        </draw:custom-shape>
        <draw:custom-shape draw:style-name="gr6" draw:text-style-name="P1" draw:layer="layout" svg:width="11.049cm" svg:height="6.096cm" svg:x="0.239cm" svg:y="6.781cm">
          <text:p/>
          <draw:enhanced-geometry svg:viewBox="0 0 21600 21600" draw:type="rectangle" draw:enhanced-path="M 0 0 L 21600 0 21600 21600 0 21600 0 0 Z N"/>
        </draw:custom-shape>
        <draw:custom-shape draw:style-name="gr7" draw:text-style-name="P1" draw:layer="layout" svg:width="6.731cm" svg:height="11.684cm" svg:x="12.05cm" svg:y="1.193cm">
          <text:p/>
          <draw:enhanced-geometry svg:viewBox="0 0 21600 21600" draw:type="rectangle" draw:enhanced-path="M 0 0 L 21600 0 21600 21600 0 21600 0 0 Z N"/>
        </draw:custom-shape>
        <draw:frame draw:style-name="gr4" draw:text-style-name="P3" draw:layer="layout" svg:width="11.049cm" svg:height="0.962cm" svg:x="0.239cm" svg:y="5.892cm">
          <draw:text-box>
            <text:p><text:span text:style-name="T1">What Happens?</text:span></text:p>
          </draw:text-box>
        </draw:frame>
        <draw:frame draw:style-name="gr4" draw:text-style-name="P3" draw:layer="layout" svg:width="10.922cm" svg:height="0.962cm" svg:x="0.266cm" svg:y="0.331cm">
          <draw:text-box>
            <text:p><text:span text:style-name="T1">Driver Code</text:span></text:p>
          </draw:text-box>
        </draw:frame>
        <draw:frame draw:style-name="gr4" draw:text-style-name="P3" draw:layer="layout" svg:width="6.477cm" svg:height="0.962cm" svg:x="12.077cm" svg:y="0.304cm">
          <draw:text-box>
            <text:p><text:span text:style-name="T1">In Memory</text:span></text:p>
          </draw:text-box>
        </draw:frame>
        <draw:frame draw:style-name="gr8" draw:text-style-name="P4" draw:layer="layout" svg:width="11.049cm" svg:height="4.318cm" svg:x="0.239cm" svg:y="1.166cm">
          <draw:text-box>
            <text:p><text:span text:style-name="T24">Student student1;</text:span></text:p>
            <text:p><text:span text:style-name="T24">student1 </text:span><text:span text:style-name="T25">=</text:span><text:span text:style-name="T24"> new Student(“Joe”, 123, 3.2);</text:span></text:p>
            <text:p><text:span text:style-name="T24">System.out.println(</text:span><text:span text:style-name="T30">student1.getName()</text:span><text:span text:style-name="T24">);</text:span></text:p>
            <text:p><text:span text:style-name="T24">Student1.changeName(“Joseph”);</text:span></text:p>
          </draw:text-box>
        </draw:frame>
        <draw:frame draw:style-name="gr9" draw:text-style-name="P5" draw:layer="layout" svg:width="11.049cm" svg:height="6.096cm" svg:x="0.239cm" svg:y="6.754cm">
          <draw:text-box>
            <text:p><text:span text:style-name="T3"><text:s/></text:span></text:p>
          </draw:text-box>
        </draw:frame>
        <draw:frame draw:style-name="gr10" draw:text-style-name="P6" draw:layer="layout" svg:width="5.207cm" svg:height="1.551cm" draw:transform="rotate (1.5707963267949) translate (11.804cm 6.373cm)">
          <draw:text-box>
            <text:p><text:span text:style-name="T7">student1</text:span></text:p>
          </draw:text-box>
        </draw:frame>
        <draw:frame draw:style-name="gr9" draw:text-style-name="P11" draw:layer="layout" svg:width="11.049cm" svg:height="6.096cm" svg:x="0.24cm" svg:y="6.744cm">
          <draw:text-box>
            <text:p><text:span text:style-name="T26">Whose changeName(parameter) method are we calling? The object student1 is pointing to. So go to the object student1 is pointing to and look at the changeName(parameter) method.</text:span></text:p>
          </draw:text-box>
        </draw:frame>
        <draw:custom-shape draw:style-name="gr11" draw:text-style-name="P1" draw:layer="layout" svg:width="4.526cm" svg:height="4.191cm" svg:x="13.748cm" svg:y="1.537cm">
          <text:p/>
          <draw:enhanced-geometry svg:viewBox="0 0 21600 21600" draw:type="rectangle" draw:enhanced-path="M 0 0 L 21600 0 21600 21600 0 21600 0 0 Z N"/>
        </draw:custom-shape>
        <draw:custom-shape draw:style-name="gr12" draw:text-style-name="P1" draw:layer="layout" svg:width="4.526cm" svg:height="1.778cm" svg:x="13.748cm" svg:y="3.95cm">
          <text:p/>
          <draw:enhanced-geometry svg:viewBox="0 0 21600 21600" draw:type="rectangle" draw:enhanced-path="M 0 0 L 21600 0 21600 21600 0 21600 0 0 Z N"/>
        </draw:custom-shape>
        <draw:frame draw:style-name="gr13" draw:text-style-name="P7" draw:layer="layout" svg:width="4.572cm" svg:height="1.778cm" svg:x="13.702cm" svg:y="4.012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702cm" svg:y="2.299cm">
          <draw:text-box>
            <text:p><text:span text:style-name="T10">name: “Joe”</text:span></text:p>
            <text:p><text:span text:style-name="T10">idNum: 123</text:span></text:p>
            <text:p><text:span text:style-name="T10">gpa: 3.2</text:span></text:p>
          </draw:text-box>
        </draw:frame>
        <draw:custom-shape draw:style-name="gr15" draw:text-style-name="P1" draw:layer="layout" svg:width="4.526cm" svg:height="0.762cm" svg:x="13.748cm" svg:y="1.537cm">
          <text:p/>
          <draw:enhanced-geometry svg:viewBox="0 0 21600 21600" draw:type="rectangle" draw:enhanced-path="M 0 0 L 21600 0 21600 21600 0 21600 0 0 Z N"/>
        </draw:custom-shape>
        <draw:frame draw:style-name="gr16" draw:text-style-name="P9" draw:layer="layout" svg:width="4.572cm" svg:height="0.806cm" svg:x="13.702cm" svg:y="1.537cm">
          <draw:text-box>
            <text:p text:style-name="P8"><text:span text:style-name="T13">student1:Student</text:span></text:p>
          </draw:text-box>
        </draw:frame>
        <draw:custom-shape draw:style-name="gr18" draw:text-style-name="P12" draw:layer="layout" svg:width="0.635cm" svg:height="0.381cm" svg:x="13.065cm" svg:y="3.8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9" draw:style-name="dp1" draw:master-page-name="Default">
        <draw:custom-shape draw:style-name="gr5" draw:text-style-name="P1" draw:layer="layout" svg:width="11.049cm" svg:height="4.318cm" svg:x="0.238cm" svg:y="1.203cm">
          <text:p/>
          <draw:enhanced-geometry svg:viewBox="0 0 21600 21600" draw:type="rectangle" draw:enhanced-path="M 0 0 L 21600 0 21600 21600 0 21600 0 0 Z N"/>
        </draw:custom-shape>
        <draw:custom-shape draw:style-name="gr6" draw:text-style-name="P1" draw:layer="layout" svg:width="11.049cm" svg:height="6.096cm" svg:x="0.238cm" svg:y="6.791cm">
          <text:p/>
          <draw:enhanced-geometry svg:viewBox="0 0 21600 21600" draw:type="rectangle" draw:enhanced-path="M 0 0 L 21600 0 21600 21600 0 21600 0 0 Z N"/>
        </draw:custom-shape>
        <draw:custom-shape draw:style-name="gr7" draw:text-style-name="P1" draw:layer="layout" svg:width="6.731cm" svg:height="11.684cm" svg:x="12.049cm" svg:y="1.203cm">
          <text:p/>
          <draw:enhanced-geometry svg:viewBox="0 0 21600 21600" draw:type="rectangle" draw:enhanced-path="M 0 0 L 21600 0 21600 21600 0 21600 0 0 Z N"/>
        </draw:custom-shape>
        <draw:frame draw:style-name="gr4" draw:text-style-name="P3" draw:layer="layout" svg:width="11.049cm" svg:height="0.962cm" svg:x="0.238cm" svg:y="5.902cm">
          <draw:text-box>
            <text:p><text:span text:style-name="T1">What Happens?</text:span></text:p>
          </draw:text-box>
        </draw:frame>
        <draw:frame draw:style-name="gr4" draw:text-style-name="P3" draw:layer="layout" svg:width="10.922cm" svg:height="0.962cm" svg:x="0.265cm" svg:y="0.341cm">
          <draw:text-box>
            <text:p><text:span text:style-name="T1">Student Code</text:span></text:p>
          </draw:text-box>
        </draw:frame>
        <draw:frame draw:style-name="gr4" draw:text-style-name="P3" draw:layer="layout" svg:width="6.477cm" svg:height="0.962cm" svg:x="12.076cm" svg:y="0.314cm">
          <draw:text-box>
            <text:p><text:span text:style-name="T1">In Memory</text:span></text:p>
          </draw:text-box>
        </draw:frame>
        <draw:frame draw:style-name="gr8" draw:text-style-name="P4" draw:layer="layout" svg:width="11.049cm" svg:height="4.318cm" svg:x="0.238cm" svg:y="1.176cm">
          <draw:text-box>
            <text:p><text:span text:style-name="T24">public void changeName(String newName)</text:span></text:p>
            <text:p><text:span text:style-name="T24">{</text:span></text:p>
            <text:p><text:span text:style-name="T24"><text:tab/></text:span><text:span text:style-name="T24">name = newName;</text:span></text:p>
            <text:p><text:span text:style-name="T24">}</text:span></text:p>
          </draw:text-box>
        </draw:frame>
        <draw:frame draw:style-name="gr9" draw:text-style-name="P5" draw:layer="layout" svg:width="11.049cm" svg:height="6.096cm" svg:x="0.238cm" svg:y="6.764cm">
          <draw:text-box>
            <text:p><text:span text:style-name="T3"><text:s/></text:span></text:p>
          </draw:text-box>
        </draw:frame>
        <draw:frame draw:style-name="gr10" draw:text-style-name="P6" draw:layer="layout" svg:width="5.207cm" svg:height="1.551cm" draw:transform="rotate (1.5707963267949) translate (11.803cm 6.383cm)">
          <draw:text-box>
            <text:p><text:span text:style-name="T7">student1</text:span></text:p>
          </draw:text-box>
        </draw:frame>
        <draw:frame draw:style-name="gr9" draw:text-style-name="P11" draw:layer="layout" svg:width="11.049cm" svg:height="6.096cm" svg:x="0.239cm" svg:y="6.754cm">
          <draw:text-box>
            <text:p><text:span text:style-name="T26">Whose changeName(parameter) method are we calling? The object student1 is pointing to. So go to the object student1 is pointing to and look at the changeName(parameter) method.</text:span></text:p>
          </draw:text-box>
        </draw:frame>
        <draw:custom-shape draw:style-name="gr11" draw:text-style-name="P1" draw:layer="layout" svg:width="4.526cm" svg:height="4.191cm" svg:x="13.747cm" svg:y="1.547cm">
          <text:p/>
          <draw:enhanced-geometry svg:viewBox="0 0 21600 21600" draw:type="rectangle" draw:enhanced-path="M 0 0 L 21600 0 21600 21600 0 21600 0 0 Z N"/>
        </draw:custom-shape>
        <draw:custom-shape draw:style-name="gr12" draw:text-style-name="P1" draw:layer="layout" svg:width="4.526cm" svg:height="1.778cm" svg:x="13.747cm" svg:y="3.96cm">
          <text:p/>
          <draw:enhanced-geometry svg:viewBox="0 0 21600 21600" draw:type="rectangle" draw:enhanced-path="M 0 0 L 21600 0 21600 21600 0 21600 0 0 Z N"/>
        </draw:custom-shape>
        <draw:frame draw:style-name="gr13" draw:text-style-name="P7" draw:layer="layout" svg:width="4.572cm" svg:height="1.778cm" svg:x="13.701cm" svg:y="4.022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701cm" svg:y="2.309cm">
          <draw:text-box>
            <text:p><text:span text:style-name="T10">name: “Joe”</text:span></text:p>
            <text:p><text:span text:style-name="T10">idNum: 123</text:span></text:p>
            <text:p><text:span text:style-name="T10">gpa: 3.2</text:span></text:p>
          </draw:text-box>
        </draw:frame>
        <draw:custom-shape draw:style-name="gr15" draw:text-style-name="P1" draw:layer="layout" svg:width="4.526cm" svg:height="0.762cm" svg:x="13.747cm" svg:y="1.547cm">
          <text:p/>
          <draw:enhanced-geometry svg:viewBox="0 0 21600 21600" draw:type="rectangle" draw:enhanced-path="M 0 0 L 21600 0 21600 21600 0 21600 0 0 Z N"/>
        </draw:custom-shape>
        <draw:frame draw:style-name="gr16" draw:text-style-name="P9" draw:layer="layout" svg:width="4.572cm" svg:height="0.806cm" svg:x="13.701cm" svg:y="1.547cm">
          <draw:text-box>
            <text:p text:style-name="P8"><text:span text:style-name="T13">student1:Student</text:span></text:p>
          </draw:text-box>
        </draw:frame>
        <draw:frame draw:style-name="gr19" draw:text-style-name="P13" draw:layer="layout" svg:width="0.889cm" svg:height="2.618cm" svg:x="8.65cm" svg:y="0.87cm">
          <draw:text-box>
            <text:p><text:span text:style-name="T27">}</text:span></text:p>
          </draw:text-box>
        </draw:frame>
        <draw:line draw:style-name="gr23" draw:text-style-name="P8" draw:layer="layout" svg:x1="9.652cm" svg:y1="2.413cm" svg:x2="13.843cm" svg:y2="5.334cm">
          <text:p/>
        </draw:line>
        <draw:custom-shape draw:style-name="gr18" draw:text-style-name="P12" draw:layer="layout" svg:width="0.635cm" svg:height="0.381cm" svg:x="13.065cm" svg:y="3.8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20" draw:style-name="dp1" draw:master-page-name="Default">
        <draw:custom-shape draw:style-name="gr5" draw:text-style-name="P1" draw:layer="layout" svg:width="11.049cm" svg:height="4.318cm" svg:x="0.237cm" svg:y="1.213cm">
          <text:p/>
          <draw:enhanced-geometry svg:viewBox="0 0 21600 21600" draw:type="rectangle" draw:enhanced-path="M 0 0 L 21600 0 21600 21600 0 21600 0 0 Z N"/>
        </draw:custom-shape>
        <draw:custom-shape draw:style-name="gr6" draw:text-style-name="P1" draw:layer="layout" svg:width="11.049cm" svg:height="6.096cm" svg:x="0.237cm" svg:y="6.801cm">
          <text:p/>
          <draw:enhanced-geometry svg:viewBox="0 0 21600 21600" draw:type="rectangle" draw:enhanced-path="M 0 0 L 21600 0 21600 21600 0 21600 0 0 Z N"/>
        </draw:custom-shape>
        <draw:custom-shape draw:style-name="gr7" draw:text-style-name="P1" draw:layer="layout" svg:width="6.731cm" svg:height="11.684cm" svg:x="12.048cm" svg:y="1.213cm">
          <text:p/>
          <draw:enhanced-geometry svg:viewBox="0 0 21600 21600" draw:type="rectangle" draw:enhanced-path="M 0 0 L 21600 0 21600 21600 0 21600 0 0 Z N"/>
        </draw:custom-shape>
        <draw:frame draw:style-name="gr4" draw:text-style-name="P3" draw:layer="layout" svg:width="11.049cm" svg:height="0.962cm" svg:x="0.237cm" svg:y="5.912cm">
          <draw:text-box>
            <text:p><text:span text:style-name="T1">What Happens?</text:span></text:p>
          </draw:text-box>
        </draw:frame>
        <draw:frame draw:style-name="gr4" draw:text-style-name="P3" draw:layer="layout" svg:width="10.922cm" svg:height="0.962cm" svg:x="0.264cm" svg:y="0.351cm">
          <draw:text-box>
            <text:p><text:span text:style-name="T1">Student Code</text:span></text:p>
          </draw:text-box>
        </draw:frame>
        <draw:frame draw:style-name="gr4" draw:text-style-name="P3" draw:layer="layout" svg:width="6.477cm" svg:height="0.962cm" svg:x="12.075cm" svg:y="0.324cm">
          <draw:text-box>
            <text:p><text:span text:style-name="T1">In Memory</text:span></text:p>
          </draw:text-box>
        </draw:frame>
        <draw:frame draw:style-name="gr8" draw:text-style-name="P4" draw:layer="layout" svg:width="11.049cm" svg:height="4.318cm" svg:x="0.237cm" svg:y="1.186cm">
          <draw:text-box>
            <text:p><text:span text:style-name="T24">public void changeName(</text:span><text:span text:style-name="T28">String newName</text:span><text:span text:style-name="T24">)</text:span></text:p>
            <text:p><text:span text:style-name="T24">{</text:span></text:p>
            <text:p><text:span text:style-name="T24"><text:tab/></text:span><text:span text:style-name="T24">name = newName;</text:span></text:p>
            <text:p><text:span text:style-name="T24">}</text:span></text:p>
          </draw:text-box>
        </draw:frame>
        <draw:frame draw:style-name="gr9" draw:text-style-name="P5" draw:layer="layout" svg:width="11.049cm" svg:height="6.096cm" svg:x="0.237cm" svg:y="6.774cm">
          <draw:text-box>
            <text:p><text:span text:style-name="T3"><text:s/></text:span></text:p>
          </draw:text-box>
        </draw:frame>
        <draw:frame draw:style-name="gr10" draw:text-style-name="P6" draw:layer="layout" svg:width="5.207cm" svg:height="1.551cm" draw:transform="rotate (1.5707963267949) translate (11.802cm 6.393cm)">
          <draw:text-box>
            <text:p><text:span text:style-name="T7">student1</text:span></text:p>
          </draw:text-box>
        </draw:frame>
        <draw:frame draw:style-name="gr9" draw:text-style-name="P11" draw:layer="layout" svg:width="11.049cm" svg:height="6.096cm" svg:x="0.238cm" svg:y="6.764cm">
          <draw:text-box>
            <text:p><text:span text:style-name="T26">Whose changeName(parameter) method are we calling? The object student1 is pointing to. So go to the object student1 is pointing to and look at the changeName(parameter) method.</text:span></text:p>
            <text:p><text:span text:style-name="T26"/></text:p>
            <text:p><text:span text:style-name="T26">NewName contains the value “Joseph”</text:span></text:p>
          </draw:text-box>
        </draw:frame>
        <draw:custom-shape draw:style-name="gr11" draw:text-style-name="P1" draw:layer="layout" svg:width="4.526cm" svg:height="4.191cm" svg:x="13.746cm" svg:y="1.557cm">
          <text:p/>
          <draw:enhanced-geometry svg:viewBox="0 0 21600 21600" draw:type="rectangle" draw:enhanced-path="M 0 0 L 21600 0 21600 21600 0 21600 0 0 Z N"/>
        </draw:custom-shape>
        <draw:custom-shape draw:style-name="gr12" draw:text-style-name="P1" draw:layer="layout" svg:width="4.526cm" svg:height="1.778cm" svg:x="13.746cm" svg:y="3.97cm">
          <text:p/>
          <draw:enhanced-geometry svg:viewBox="0 0 21600 21600" draw:type="rectangle" draw:enhanced-path="M 0 0 L 21600 0 21600 21600 0 21600 0 0 Z N"/>
        </draw:custom-shape>
        <draw:frame draw:style-name="gr13" draw:text-style-name="P7" draw:layer="layout" svg:width="4.572cm" svg:height="1.778cm" svg:x="13.7cm" svg:y="4.032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7cm" svg:y="2.319cm">
          <draw:text-box>
            <text:p><text:span text:style-name="T10">name: “Joe”</text:span></text:p>
            <text:p><text:span text:style-name="T10">idNum: 123</text:span></text:p>
            <text:p><text:span text:style-name="T10">gpa: 3.2</text:span></text:p>
          </draw:text-box>
        </draw:frame>
        <draw:custom-shape draw:style-name="gr15" draw:text-style-name="P1" draw:layer="layout" svg:width="4.526cm" svg:height="0.762cm" svg:x="13.746cm" svg:y="1.557cm">
          <text:p/>
          <draw:enhanced-geometry svg:viewBox="0 0 21600 21600" draw:type="rectangle" draw:enhanced-path="M 0 0 L 21600 0 21600 21600 0 21600 0 0 Z N"/>
        </draw:custom-shape>
        <draw:frame draw:style-name="gr16" draw:text-style-name="P9" draw:layer="layout" svg:width="4.572cm" svg:height="0.806cm" svg:x="13.7cm" svg:y="1.557cm">
          <draw:text-box>
            <text:p text:style-name="P8"><text:span text:style-name="T13">student1:Student</text:span></text:p>
          </draw:text-box>
        </draw:frame>
        <draw:frame draw:style-name="gr19" draw:text-style-name="P13" draw:layer="layout" svg:width="0.889cm" svg:height="2.618cm" svg:x="8.649cm" svg:y="0.88cm">
          <draw:text-box>
            <text:p><text:span text:style-name="T27">}</text:span></text:p>
          </draw:text-box>
        </draw:frame>
        <draw:line draw:style-name="gr23" draw:text-style-name="P8" draw:layer="layout" svg:x1="9.651cm" svg:y1="2.423cm" svg:x2="13.842cm" svg:y2="5.344cm">
          <text:p/>
        </draw:line>
        <draw:frame draw:style-name="gr24" draw:text-style-name="P15" draw:layer="layout" svg:width="2.667cm" svg:height="0.763cm" svg:x="5.788cm" svg:y="1.605cm">
          <draw:text-box>
            <text:p><text:span text:style-name="T31">“</text:span><text:span text:style-name="T31">Joseph”</text:span></text:p>
          </draw:text-box>
        </draw:frame>
        <draw:custom-shape draw:style-name="gr18" draw:text-style-name="P12" draw:layer="layout" svg:width="0.635cm" svg:height="0.381cm" svg:x="13.065cm" svg:y="3.8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21" draw:style-name="dp1" draw:master-page-name="Default">
        <draw:custom-shape draw:style-name="gr5" draw:text-style-name="P1" draw:layer="layout" svg:width="11.049cm" svg:height="4.318cm" svg:x="0.236cm" svg:y="1.223cm">
          <text:p/>
          <draw:enhanced-geometry svg:viewBox="0 0 21600 21600" draw:type="rectangle" draw:enhanced-path="M 0 0 L 21600 0 21600 21600 0 21600 0 0 Z N"/>
        </draw:custom-shape>
        <draw:custom-shape draw:style-name="gr6" draw:text-style-name="P1" draw:layer="layout" svg:width="11.049cm" svg:height="6.096cm" svg:x="0.236cm" svg:y="6.811cm">
          <text:p/>
          <draw:enhanced-geometry svg:viewBox="0 0 21600 21600" draw:type="rectangle" draw:enhanced-path="M 0 0 L 21600 0 21600 21600 0 21600 0 0 Z N"/>
        </draw:custom-shape>
        <draw:custom-shape draw:style-name="gr7" draw:text-style-name="P1" draw:layer="layout" svg:width="6.731cm" svg:height="11.684cm" svg:x="12.047cm" svg:y="1.223cm">
          <text:p/>
          <draw:enhanced-geometry svg:viewBox="0 0 21600 21600" draw:type="rectangle" draw:enhanced-path="M 0 0 L 21600 0 21600 21600 0 21600 0 0 Z N"/>
        </draw:custom-shape>
        <draw:frame draw:style-name="gr4" draw:text-style-name="P3" draw:layer="layout" svg:width="11.049cm" svg:height="0.962cm" svg:x="0.236cm" svg:y="5.922cm">
          <draw:text-box>
            <text:p><text:span text:style-name="T1">What Happens?</text:span></text:p>
          </draw:text-box>
        </draw:frame>
        <draw:frame draw:style-name="gr4" draw:text-style-name="P3" draw:layer="layout" svg:width="10.922cm" svg:height="0.962cm" svg:x="0.263cm" svg:y="0.361cm">
          <draw:text-box>
            <text:p><text:span text:style-name="T1">Student Code</text:span></text:p>
          </draw:text-box>
        </draw:frame>
        <draw:frame draw:style-name="gr4" draw:text-style-name="P3" draw:layer="layout" svg:width="6.477cm" svg:height="0.962cm" svg:x="12.074cm" svg:y="0.334cm">
          <draw:text-box>
            <text:p><text:span text:style-name="T1">In Memory</text:span></text:p>
          </draw:text-box>
        </draw:frame>
        <draw:frame draw:style-name="gr8" draw:text-style-name="P4" draw:layer="layout" svg:width="11.049cm" svg:height="4.318cm" svg:x="0.236cm" svg:y="1.196cm">
          <draw:text-box>
            <text:p><text:span text:style-name="T24">public void changeName(</text:span><text:span text:style-name="T28">String newName</text:span><text:span text:style-name="T24">)</text:span></text:p>
            <text:p><text:span text:style-name="T24">{</text:span></text:p>
            <text:p><text:span text:style-name="T24"><text:tab/></text:span><text:span text:style-name="T24">name = </text:span><text:span text:style-name="T28">newName</text:span><text:span text:style-name="T24">;</text:span></text:p>
            <text:p><text:span text:style-name="T24">}</text:span></text:p>
          </draw:text-box>
        </draw:frame>
        <draw:frame draw:style-name="gr9" draw:text-style-name="P5" draw:layer="layout" svg:width="11.049cm" svg:height="6.096cm" svg:x="0.236cm" svg:y="6.784cm">
          <draw:text-box>
            <text:p><text:span text:style-name="T3"><text:s/></text:span></text:p>
          </draw:text-box>
        </draw:frame>
        <draw:frame draw:style-name="gr10" draw:text-style-name="P6" draw:layer="layout" svg:width="5.207cm" svg:height="1.551cm" draw:transform="rotate (1.5707963267949) translate (11.801cm 6.403cm)">
          <draw:text-box>
            <text:p><text:span text:style-name="T7">student1</text:span></text:p>
          </draw:text-box>
        </draw:frame>
        <draw:frame draw:style-name="gr9" draw:text-style-name="P11" draw:layer="layout" svg:width="11.049cm" svg:height="6.096cm" svg:x="0.237cm" svg:y="6.774cm">
          <draw:text-box>
            <text:p><text:span text:style-name="T26">Whose changeName(parameter) method are we calling? The object student1 is pointing to. So go to the object student1 is pointing to and look at the changeName(parameter) method.</text:span></text:p>
            <text:p><text:span text:style-name="T26"/></text:p>
            <text:p><text:span text:style-name="T26">newName contains the value “Joseph”</text:span></text:p>
          </draw:text-box>
        </draw:frame>
        <draw:custom-shape draw:style-name="gr11" draw:text-style-name="P1" draw:layer="layout" svg:width="4.526cm" svg:height="4.191cm" svg:x="13.745cm" svg:y="1.567cm">
          <text:p/>
          <draw:enhanced-geometry svg:viewBox="0 0 21600 21600" draw:type="rectangle" draw:enhanced-path="M 0 0 L 21600 0 21600 21600 0 21600 0 0 Z N"/>
        </draw:custom-shape>
        <draw:custom-shape draw:style-name="gr12" draw:text-style-name="P1" draw:layer="layout" svg:width="4.526cm" svg:height="1.778cm" svg:x="13.745cm" svg:y="3.98cm">
          <text:p/>
          <draw:enhanced-geometry svg:viewBox="0 0 21600 21600" draw:type="rectangle" draw:enhanced-path="M 0 0 L 21600 0 21600 21600 0 21600 0 0 Z N"/>
        </draw:custom-shape>
        <draw:frame draw:style-name="gr13" draw:text-style-name="P7" draw:layer="layout" svg:width="4.572cm" svg:height="1.778cm" svg:x="13.699cm" svg:y="4.042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699cm" svg:y="2.329cm">
          <draw:text-box>
            <text:p><text:span text:style-name="T10">name: “Joe”</text:span></text:p>
            <text:p><text:span text:style-name="T10">idNum: 123</text:span></text:p>
            <text:p><text:span text:style-name="T10">gpa: 3.2</text:span></text:p>
          </draw:text-box>
        </draw:frame>
        <draw:custom-shape draw:style-name="gr15" draw:text-style-name="P1" draw:layer="layout" svg:width="4.526cm" svg:height="0.762cm" svg:x="13.745cm" svg:y="1.567cm">
          <text:p/>
          <draw:enhanced-geometry svg:viewBox="0 0 21600 21600" draw:type="rectangle" draw:enhanced-path="M 0 0 L 21600 0 21600 21600 0 21600 0 0 Z N"/>
        </draw:custom-shape>
        <draw:frame draw:style-name="gr16" draw:text-style-name="P9" draw:layer="layout" svg:width="4.572cm" svg:height="0.806cm" svg:x="13.699cm" svg:y="1.567cm">
          <draw:text-box>
            <text:p text:style-name="P8"><text:span text:style-name="T13">student1:Student</text:span></text:p>
          </draw:text-box>
        </draw:frame>
        <draw:frame draw:style-name="gr19" draw:text-style-name="P13" draw:layer="layout" svg:width="0.889cm" svg:height="2.618cm" svg:x="8.648cm" svg:y="0.89cm">
          <draw:text-box>
            <text:p><text:span text:style-name="T27">}</text:span></text:p>
          </draw:text-box>
        </draw:frame>
        <draw:line draw:style-name="gr23" draw:text-style-name="P8" draw:layer="layout" svg:x1="9.65cm" svg:y1="2.433cm" svg:x2="13.841cm" svg:y2="5.354cm">
          <text:p/>
        </draw:line>
        <draw:frame draw:style-name="gr24" draw:text-style-name="P15" draw:layer="layout" svg:width="2.667cm" svg:height="0.763cm" svg:x="5.787cm" svg:y="1.615cm">
          <draw:text-box>
            <text:p><text:span text:style-name="T31">“</text:span><text:span text:style-name="T31">Joseph”</text:span></text:p>
          </draw:text-box>
        </draw:frame>
        <draw:frame draw:style-name="gr24" draw:text-style-name="P15" draw:layer="layout" svg:width="2.667cm" svg:height="0.763cm" svg:x="3.175cm" svg:y="2.794cm">
          <draw:text-box>
            <text:p><text:span text:style-name="T31">“</text:span><text:span text:style-name="T31">Joseph”</text:span></text:p>
          </draw:text-box>
        </draw:frame>
        <draw:path draw:style-name="gr25" draw:text-style-name="P1" draw:layer="layout" svg:width="1.684cm" svg:height="2.209cm" draw:transform="rotate (0.927293431584587) translate (15.3771599727839cm 4.00811504505078cm)" svg:viewBox="0 0 1685 2210" svg:d="M0 2210c1905 0 1676-2210 1676-2210">
          <text:p/>
        </draw:path>
        <draw:custom-shape draw:style-name="gr18" draw:text-style-name="P12" draw:layer="layout" svg:width="0.635cm" svg:height="0.381cm" svg:x="13.065cm" svg:y="3.8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22" draw:style-name="dp1" draw:master-page-name="Default">
        <draw:custom-shape draw:style-name="gr5" draw:text-style-name="P1" draw:layer="layout" svg:width="11.049cm" svg:height="4.318cm" svg:x="0.235cm" svg:y="1.233cm">
          <text:p/>
          <draw:enhanced-geometry svg:viewBox="0 0 21600 21600" draw:type="rectangle" draw:enhanced-path="M 0 0 L 21600 0 21600 21600 0 21600 0 0 Z N"/>
        </draw:custom-shape>
        <draw:custom-shape draw:style-name="gr6" draw:text-style-name="P1" draw:layer="layout" svg:width="11.049cm" svg:height="6.096cm" svg:x="0.235cm" svg:y="6.821cm">
          <text:p/>
          <draw:enhanced-geometry svg:viewBox="0 0 21600 21600" draw:type="rectangle" draw:enhanced-path="M 0 0 L 21600 0 21600 21600 0 21600 0 0 Z N"/>
        </draw:custom-shape>
        <draw:custom-shape draw:style-name="gr7" draw:text-style-name="P1" draw:layer="layout" svg:width="6.731cm" svg:height="11.684cm" svg:x="12.046cm" svg:y="1.233cm">
          <text:p/>
          <draw:enhanced-geometry svg:viewBox="0 0 21600 21600" draw:type="rectangle" draw:enhanced-path="M 0 0 L 21600 0 21600 21600 0 21600 0 0 Z N"/>
        </draw:custom-shape>
        <draw:frame draw:style-name="gr4" draw:text-style-name="P3" draw:layer="layout" svg:width="11.049cm" svg:height="0.962cm" svg:x="0.235cm" svg:y="5.932cm">
          <draw:text-box>
            <text:p><text:span text:style-name="T1">What Happens?</text:span></text:p>
          </draw:text-box>
        </draw:frame>
        <draw:frame draw:style-name="gr4" draw:text-style-name="P3" draw:layer="layout" svg:width="10.922cm" svg:height="0.962cm" svg:x="0.262cm" svg:y="0.371cm">
          <draw:text-box>
            <text:p><text:span text:style-name="T1">Student Code</text:span></text:p>
          </draw:text-box>
        </draw:frame>
        <draw:frame draw:style-name="gr4" draw:text-style-name="P3" draw:layer="layout" svg:width="6.477cm" svg:height="0.962cm" svg:x="12.073cm" svg:y="0.344cm">
          <draw:text-box>
            <text:p><text:span text:style-name="T1">In Memory</text:span></text:p>
          </draw:text-box>
        </draw:frame>
        <draw:frame draw:style-name="gr8" draw:text-style-name="P4" draw:layer="layout" svg:width="11.049cm" svg:height="4.318cm" svg:x="0.235cm" svg:y="1.206cm">
          <draw:text-box>
            <text:p><text:span text:style-name="T24">public void changeName(</text:span><text:span text:style-name="T28">String newName</text:span><text:span text:style-name="T24">)</text:span></text:p>
            <text:p><text:span text:style-name="T24">{</text:span></text:p>
            <text:p><text:span text:style-name="T24"><text:tab/></text:span><text:span text:style-name="T24">name = </text:span><text:span text:style-name="T28">newName</text:span><text:span text:style-name="T24">;</text:span></text:p>
            <text:p><text:span text:style-name="T24">}</text:span></text:p>
          </draw:text-box>
        </draw:frame>
        <draw:frame draw:style-name="gr9" draw:text-style-name="P5" draw:layer="layout" svg:width="11.049cm" svg:height="6.096cm" svg:x="0.235cm" svg:y="6.794cm">
          <draw:text-box>
            <text:p><text:span text:style-name="T3"><text:s/></text:span></text:p>
          </draw:text-box>
        </draw:frame>
        <draw:frame draw:style-name="gr10" draw:text-style-name="P6" draw:layer="layout" svg:width="5.207cm" svg:height="1.551cm" draw:transform="rotate (1.5707963267949) translate (11.8cm 6.413cm)">
          <draw:text-box>
            <text:p><text:span text:style-name="T7">student1</text:span></text:p>
          </draw:text-box>
        </draw:frame>
        <draw:frame draw:style-name="gr9" draw:text-style-name="P11" draw:layer="layout" svg:width="11.049cm" svg:height="6.096cm" svg:x="0.236cm" svg:y="6.784cm">
          <draw:text-box>
            <text:p><text:span text:style-name="T26">Whose changeName(parameter) method are we calling? The object student1 is pointing to. So go to the object student1 is pointing to and look at the changeName(parameter) method.</text:span></text:p>
            <text:p><text:span text:style-name="T26"/></text:p>
            <text:p><text:span text:style-name="T26">newName contains the value “Joseph”</text:span></text:p>
            <text:p><text:span text:style-name="T26"/></text:p>
            <text:p><text:span text:style-name="T26">The variable name, in the object student1 is pointing to, is changed to “Joseph”.</text:span></text:p>
            <text:p><text:span text:style-name="T26"/></text:p>
            <text:p><text:span text:style-name="T26"/></text:p>
          </draw:text-box>
        </draw:frame>
        <draw:custom-shape draw:style-name="gr11" draw:text-style-name="P1" draw:layer="layout" svg:width="4.526cm" svg:height="4.191cm" svg:x="13.744cm" svg:y="1.577cm">
          <text:p/>
          <draw:enhanced-geometry svg:viewBox="0 0 21600 21600" draw:type="rectangle" draw:enhanced-path="M 0 0 L 21600 0 21600 21600 0 21600 0 0 Z N"/>
        </draw:custom-shape>
        <draw:custom-shape draw:style-name="gr12" draw:text-style-name="P1" draw:layer="layout" svg:width="4.526cm" svg:height="1.778cm" svg:x="13.744cm" svg:y="3.99cm">
          <text:p/>
          <draw:enhanced-geometry svg:viewBox="0 0 21600 21600" draw:type="rectangle" draw:enhanced-path="M 0 0 L 21600 0 21600 21600 0 21600 0 0 Z N"/>
        </draw:custom-shape>
        <draw:frame draw:style-name="gr13" draw:text-style-name="P7" draw:layer="layout" svg:width="4.572cm" svg:height="1.778cm" svg:x="13.698cm" svg:y="4.052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698cm" svg:y="2.339cm">
          <draw:text-box>
            <text:p><text:span text:style-name="T10">name: “Joseph”</text:span></text:p>
            <text:p><text:span text:style-name="T10">idNum: 123</text:span></text:p>
            <text:p><text:span text:style-name="T10">gpa: 3.2</text:span></text:p>
          </draw:text-box>
        </draw:frame>
        <draw:custom-shape draw:style-name="gr15" draw:text-style-name="P1" draw:layer="layout" svg:width="4.526cm" svg:height="0.762cm" svg:x="13.744cm" svg:y="1.577cm">
          <text:p/>
          <draw:enhanced-geometry svg:viewBox="0 0 21600 21600" draw:type="rectangle" draw:enhanced-path="M 0 0 L 21600 0 21600 21600 0 21600 0 0 Z N"/>
        </draw:custom-shape>
        <draw:frame draw:style-name="gr16" draw:text-style-name="P9" draw:layer="layout" svg:width="4.572cm" svg:height="0.806cm" svg:x="13.698cm" svg:y="1.577cm">
          <draw:text-box>
            <text:p text:style-name="P8"><text:span text:style-name="T13">student1:Student</text:span></text:p>
          </draw:text-box>
        </draw:frame>
        <draw:frame draw:style-name="gr19" draw:text-style-name="P13" draw:layer="layout" svg:width="0.889cm" svg:height="2.618cm" svg:x="8.647cm" svg:y="0.9cm">
          <draw:text-box>
            <text:p><text:span text:style-name="T27">}</text:span></text:p>
          </draw:text-box>
        </draw:frame>
        <draw:line draw:style-name="gr23" draw:text-style-name="P8" draw:layer="layout" svg:x1="9.649cm" svg:y1="2.443cm" svg:x2="13.84cm" svg:y2="5.364cm">
          <text:p/>
        </draw:line>
        <draw:frame draw:style-name="gr24" draw:text-style-name="P15" draw:layer="layout" svg:width="2.667cm" svg:height="0.763cm" svg:x="5.786cm" svg:y="1.625cm">
          <draw:text-box>
            <text:p><text:span text:style-name="T31">“</text:span><text:span text:style-name="T31">Joseph”</text:span></text:p>
          </draw:text-box>
        </draw:frame>
        <draw:frame draw:style-name="gr24" draw:text-style-name="P15" draw:layer="layout" svg:width="2.667cm" svg:height="0.763cm" svg:x="3.174cm" svg:y="2.804cm">
          <draw:text-box>
            <text:p><text:span text:style-name="T31">“</text:span><text:span text:style-name="T31">Joseph”</text:span></text:p>
          </draw:text-box>
        </draw:frame>
        <draw:path draw:style-name="gr25" draw:text-style-name="P1" draw:layer="layout" svg:width="1.587cm" svg:height="2.129cm" draw:transform="skewX (-0.0919788515801012) rotate (0.880693140556339) translate (15.7741759424588cm 4.12942806438158cm)" svg:viewBox="0 0 1588 2130" svg:d="M0 2130c1795 0 1580-2130 1580-2130">
          <text:p/>
        </draw:path>
        <draw:custom-shape draw:style-name="gr18" draw:text-style-name="P12" draw:layer="layout" svg:width="0.635cm" svg:height="0.381cm" svg:x="13.065cm" svg:y="3.8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23" draw:style-name="dp1" draw:master-page-name="Default">
        <draw:custom-shape draw:style-name="gr5" draw:text-style-name="P1" draw:layer="layout" svg:width="11.049cm" svg:height="4.318cm" svg:x="0.234cm" svg:y="1.243cm">
          <text:p/>
          <draw:enhanced-geometry svg:viewBox="0 0 21600 21600" draw:type="rectangle" draw:enhanced-path="M 0 0 L 21600 0 21600 21600 0 21600 0 0 Z N"/>
        </draw:custom-shape>
        <draw:custom-shape draw:style-name="gr6" draw:text-style-name="P1" draw:layer="layout" svg:width="11.049cm" svg:height="6.096cm" svg:x="0.234cm" svg:y="6.831cm">
          <text:p/>
          <draw:enhanced-geometry svg:viewBox="0 0 21600 21600" draw:type="rectangle" draw:enhanced-path="M 0 0 L 21600 0 21600 21600 0 21600 0 0 Z N"/>
        </draw:custom-shape>
        <draw:custom-shape draw:style-name="gr7" draw:text-style-name="P1" draw:layer="layout" svg:width="6.731cm" svg:height="11.684cm" svg:x="12.045cm" svg:y="1.243cm">
          <text:p/>
          <draw:enhanced-geometry svg:viewBox="0 0 21600 21600" draw:type="rectangle" draw:enhanced-path="M 0 0 L 21600 0 21600 21600 0 21600 0 0 Z N"/>
        </draw:custom-shape>
        <draw:frame draw:style-name="gr4" draw:text-style-name="P3" draw:layer="layout" svg:width="11.049cm" svg:height="0.962cm" svg:x="0.234cm" svg:y="5.942cm">
          <draw:text-box>
            <text:p><text:span text:style-name="T1">What Happens?</text:span></text:p>
          </draw:text-box>
        </draw:frame>
        <draw:frame draw:style-name="gr4" draw:text-style-name="P3" draw:layer="layout" svg:width="10.922cm" svg:height="0.962cm" svg:x="0.261cm" svg:y="0.381cm">
          <draw:text-box>
            <text:p><text:span text:style-name="T1">Driver Code</text:span></text:p>
          </draw:text-box>
        </draw:frame>
        <draw:frame draw:style-name="gr4" draw:text-style-name="P3" draw:layer="layout" svg:width="6.477cm" svg:height="0.962cm" svg:x="12.072cm" svg:y="0.354cm">
          <draw:text-box>
            <text:p><text:span text:style-name="T1">In Memory</text:span></text:p>
          </draw:text-box>
        </draw:frame>
        <draw:frame draw:style-name="gr8" draw:text-style-name="P4" draw:layer="layout" svg:width="11.049cm" svg:height="4.318cm" svg:x="0.234cm" svg:y="1.216cm">
          <draw:text-box>
            <text:p><text:span text:style-name="T24">Student student1;</text:span></text:p>
            <text:p><text:span text:style-name="T24">student1 = new Student(“Joe”, 123, 3.2);</text:span></text:p>
            <text:p><text:span text:style-name="T24">System.out.println(student1.getName());</text:span></text:p>
            <text:p><text:span text:style-name="T24">student1.changeName(“Joseph”);</text:span></text:p>
            <text:p><text:span text:style-name="T24">System.out.println(student1.getName());</text:span></text:p>
          </draw:text-box>
        </draw:frame>
        <draw:frame draw:style-name="gr9" draw:text-style-name="P5" draw:layer="layout" svg:width="11.049cm" svg:height="6.096cm" svg:x="0.234cm" svg:y="6.804cm">
          <draw:text-box>
            <text:p><text:span text:style-name="T3"><text:s/></text:span></text:p>
          </draw:text-box>
        </draw:frame>
        <draw:frame draw:style-name="gr10" draw:text-style-name="P6" draw:layer="layout" svg:width="5.207cm" svg:height="1.551cm" draw:transform="rotate (1.5707963267949) translate (11.799cm 6.423cm)">
          <draw:text-box>
            <text:p><text:span text:style-name="T7">student1</text:span></text:p>
          </draw:text-box>
        </draw:frame>
        <draw:frame draw:style-name="gr9" draw:text-style-name="P11" draw:layer="layout" svg:width="11.049cm" svg:height="6.096cm" svg:x="0.235cm" svg:y="6.794cm">
          <draw:text-box>
            <text:p><text:span text:style-name="T26">The getName() method is called on the object that student1 is pointing to. Thus, the current value that is in the name variable is returned to whoever asked (the Driver). The Driver then prints this value which is “Joseph”.</text:span></text:p>
            <text:p><text:span text:style-name="T26"/></text:p>
            <text:p><text:span text:style-name="T26"/></text:p>
          </draw:text-box>
        </draw:frame>
        <draw:custom-shape draw:style-name="gr11" draw:text-style-name="P1" draw:layer="layout" svg:width="4.526cm" svg:height="4.191cm" svg:x="13.743cm" svg:y="1.587cm">
          <text:p/>
          <draw:enhanced-geometry svg:viewBox="0 0 21600 21600" draw:type="rectangle" draw:enhanced-path="M 0 0 L 21600 0 21600 21600 0 21600 0 0 Z N"/>
        </draw:custom-shape>
        <draw:custom-shape draw:style-name="gr12" draw:text-style-name="P1" draw:layer="layout" svg:width="4.526cm" svg:height="1.778cm" svg:x="13.743cm" svg:y="4cm">
          <text:p/>
          <draw:enhanced-geometry svg:viewBox="0 0 21600 21600" draw:type="rectangle" draw:enhanced-path="M 0 0 L 21600 0 21600 21600 0 21600 0 0 Z N"/>
        </draw:custom-shape>
        <draw:frame draw:style-name="gr13" draw:text-style-name="P7" draw:layer="layout" svg:width="4.572cm" svg:height="1.778cm" svg:x="13.697cm" svg:y="4.062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697cm" svg:y="2.349cm">
          <draw:text-box>
            <text:p><text:span text:style-name="T10">name: “Joseph”</text:span></text:p>
            <text:p><text:span text:style-name="T10">idNum: 123</text:span></text:p>
            <text:p><text:span text:style-name="T10">gpa: 3.2</text:span></text:p>
          </draw:text-box>
        </draw:frame>
        <draw:custom-shape draw:style-name="gr15" draw:text-style-name="P1" draw:layer="layout" svg:width="4.526cm" svg:height="0.762cm" svg:x="13.743cm" svg:y="1.587cm">
          <text:p/>
          <draw:enhanced-geometry svg:viewBox="0 0 21600 21600" draw:type="rectangle" draw:enhanced-path="M 0 0 L 21600 0 21600 21600 0 21600 0 0 Z N"/>
        </draw:custom-shape>
        <draw:frame draw:style-name="gr16" draw:text-style-name="P9" draw:layer="layout" svg:width="4.572cm" svg:height="0.806cm" svg:x="13.697cm" svg:y="1.587cm">
          <draw:text-box>
            <text:p text:style-name="P8"><text:span text:style-name="T13">student1:Student</text:span></text:p>
          </draw:text-box>
        </draw:frame>
        <draw:custom-shape draw:style-name="gr18" draw:text-style-name="P12" draw:layer="layout" svg:width="0.635cm" svg:height="0.381cm" svg:x="13.065cm" svg:y="3.8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24" draw:style-name="dp1" draw:master-page-name="Default">
        <draw:custom-shape draw:style-name="gr5" draw:text-style-name="P1" draw:layer="layout" svg:width="11.049cm" svg:height="4.318cm" svg:x="0.233cm" svg:y="1.253cm">
          <text:p/>
          <draw:enhanced-geometry svg:viewBox="0 0 21600 21600" draw:type="rectangle" draw:enhanced-path="M 0 0 L 21600 0 21600 21600 0 21600 0 0 Z N"/>
        </draw:custom-shape>
        <draw:custom-shape draw:style-name="gr6" draw:text-style-name="P1" draw:layer="layout" svg:width="11.049cm" svg:height="6.096cm" svg:x="0.233cm" svg:y="6.841cm">
          <text:p/>
          <draw:enhanced-geometry svg:viewBox="0 0 21600 21600" draw:type="rectangle" draw:enhanced-path="M 0 0 L 21600 0 21600 21600 0 21600 0 0 Z N"/>
        </draw:custom-shape>
        <draw:custom-shape draw:style-name="gr7" draw:text-style-name="P1" draw:layer="layout" svg:width="6.731cm" svg:height="11.684cm" svg:x="12.044cm" svg:y="1.253cm">
          <text:p/>
          <draw:enhanced-geometry svg:viewBox="0 0 21600 21600" draw:type="rectangle" draw:enhanced-path="M 0 0 L 21600 0 21600 21600 0 21600 0 0 Z N"/>
        </draw:custom-shape>
        <draw:frame draw:style-name="gr4" draw:text-style-name="P3" draw:layer="layout" svg:width="11.049cm" svg:height="0.962cm" svg:x="0.233cm" svg:y="5.952cm">
          <draw:text-box>
            <text:p><text:span text:style-name="T1">What Happens?</text:span></text:p>
          </draw:text-box>
        </draw:frame>
        <draw:frame draw:style-name="gr4" draw:text-style-name="P3" draw:layer="layout" svg:width="10.922cm" svg:height="0.962cm" svg:x="0.26cm" svg:y="0.391cm">
          <draw:text-box>
            <text:p><text:span text:style-name="T1">Driver Code</text:span></text:p>
          </draw:text-box>
        </draw:frame>
        <draw:frame draw:style-name="gr4" draw:text-style-name="P3" draw:layer="layout" svg:width="6.477cm" svg:height="0.962cm" svg:x="12.071cm" svg:y="0.364cm">
          <draw:text-box>
            <text:p><text:span text:style-name="T1">In Memory</text:span></text:p>
          </draw:text-box>
        </draw:frame>
        <draw:frame draw:style-name="gr8" draw:text-style-name="P4" draw:layer="layout" svg:width="11.049cm" svg:height="4.318cm" svg:x="0.233cm" svg:y="1.226cm">
          <draw:text-box>
            <text:p><text:span text:style-name="T24">Student student1;</text:span></text:p>
            <text:p><text:span text:style-name="T24">student1 = new Student(“Joe”, 123, 3.2);</text:span></text:p>
            <text:p><text:span text:style-name="T24">System.out.println(student1.getName());</text:span></text:p>
            <text:p><text:span text:style-name="T24">student1.changeName(“Joseph”);</text:span></text:p>
            <text:p><text:span text:style-name="T24">System.out.println(student1.getName());</text:span></text:p>
            <text:p><text:span text:style-name="T24"/></text:p>
            <text:p><text:span text:style-name="T32">Student student2</text:span><text:span text:style-name="T24"> = new Student(“Sally”, 321, 3.7);</text:span></text:p>
          </draw:text-box>
        </draw:frame>
        <draw:frame draw:style-name="gr9" draw:text-style-name="P5" draw:layer="layout" svg:width="11.049cm" svg:height="6.096cm" svg:x="0.233cm" svg:y="6.814cm">
          <draw:text-box>
            <text:p><text:span text:style-name="T3"><text:s/></text:span></text:p>
          </draw:text-box>
        </draw:frame>
        <draw:frame draw:style-name="gr10" draw:text-style-name="P6" draw:layer="layout" svg:width="5.207cm" svg:height="1.551cm" draw:transform="rotate (1.5707963267949) translate (11.798cm 6.433cm)">
          <draw:text-box>
            <text:p><text:span text:style-name="T7">student1</text:span></text:p>
          </draw:text-box>
        </draw:frame>
        <draw:frame draw:style-name="gr9" draw:text-style-name="P11" draw:layer="layout" svg:width="11.049cm" svg:height="6.096cm" svg:x="0.234cm" svg:y="6.804cm">
          <draw:text-box>
            <text:list text:style-name="L2">
              <text:list-item>
                <text:p><text:span text:style-name="T33">Variable Declaration</text:span></text:p>
              </text:list-item>
            </text:list>
            <text:p><text:span text:style-name="T26"/></text:p>
            <text:p><text:span text:style-name="T26"/></text:p>
          </draw:text-box>
        </draw:frame>
        <draw:custom-shape draw:style-name="gr11" draw:text-style-name="P1" draw:layer="layout" svg:width="4.526cm" svg:height="4.191cm" svg:x="13.742cm" svg:y="1.597cm">
          <text:p/>
          <draw:enhanced-geometry svg:viewBox="0 0 21600 21600" draw:type="rectangle" draw:enhanced-path="M 0 0 L 21600 0 21600 21600 0 21600 0 0 Z N"/>
        </draw:custom-shape>
        <draw:custom-shape draw:style-name="gr12" draw:text-style-name="P1" draw:layer="layout" svg:width="4.526cm" svg:height="1.778cm" svg:x="13.742cm" svg:y="4.01cm">
          <text:p/>
          <draw:enhanced-geometry svg:viewBox="0 0 21600 21600" draw:type="rectangle" draw:enhanced-path="M 0 0 L 21600 0 21600 21600 0 21600 0 0 Z N"/>
        </draw:custom-shape>
        <draw:frame draw:style-name="gr13" draw:text-style-name="P7" draw:layer="layout" svg:width="4.572cm" svg:height="1.778cm" svg:x="13.696cm" svg:y="4.072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696cm" svg:y="2.359cm">
          <draw:text-box>
            <text:p><text:span text:style-name="T10">name: “Joseph”</text:span></text:p>
            <text:p><text:span text:style-name="T10">idNum: 123</text:span></text:p>
            <text:p><text:span text:style-name="T10">gpa: 3.2</text:span></text:p>
          </draw:text-box>
        </draw:frame>
        <draw:custom-shape draw:style-name="gr15" draw:text-style-name="P1" draw:layer="layout" svg:width="4.526cm" svg:height="0.762cm" svg:x="13.742cm" svg:y="1.597cm">
          <text:p/>
          <draw:enhanced-geometry svg:viewBox="0 0 21600 21600" draw:type="rectangle" draw:enhanced-path="M 0 0 L 21600 0 21600 21600 0 21600 0 0 Z N"/>
        </draw:custom-shape>
        <draw:frame draw:style-name="gr16" draw:text-style-name="P9" draw:layer="layout" svg:width="4.572cm" svg:height="0.806cm" svg:x="13.696cm" svg:y="1.597cm">
          <draw:text-box>
            <text:p text:style-name="P8"><text:span text:style-name="T13">student1:Student</text:span></text:p>
          </draw:text-box>
        </draw:frame>
        <draw:custom-shape draw:style-name="gr17" draw:text-style-name="P10" draw:layer="layout" svg:width="0.635cm" svg:height="0.381cm" svg:x="13.067cm" svg:y="3.8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6" draw:layer="layout" svg:width="5.207cm" svg:height="1.551cm" draw:transform="rotate (1.5707963267949) translate (11.799cm 12.934cm)">
          <draw:text-box>
            <text:p><text:span text:style-name="T7">student2</text:span></text:p>
          </draw:text-box>
        </draw:frame>
        <draw:custom-shape draw:style-name="gr18" draw:text-style-name="P12" draw:layer="layout" svg:width="0.635cm" svg:height="0.381cm" svg:x="13.065cm" svg:y="3.8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25" draw:style-name="dp1" draw:master-page-name="Default">
        <draw:custom-shape draw:style-name="gr5" draw:text-style-name="P1" draw:layer="layout" svg:width="11.049cm" svg:height="4.318cm" svg:x="0.232cm" svg:y="1.263cm">
          <text:p/>
          <draw:enhanced-geometry svg:viewBox="0 0 21600 21600" draw:type="rectangle" draw:enhanced-path="M 0 0 L 21600 0 21600 21600 0 21600 0 0 Z N"/>
        </draw:custom-shape>
        <draw:custom-shape draw:style-name="gr6" draw:text-style-name="P1" draw:layer="layout" svg:width="11.049cm" svg:height="6.096cm" svg:x="0.232cm" svg:y="6.851cm">
          <text:p/>
          <draw:enhanced-geometry svg:viewBox="0 0 21600 21600" draw:type="rectangle" draw:enhanced-path="M 0 0 L 21600 0 21600 21600 0 21600 0 0 Z N"/>
        </draw:custom-shape>
        <draw:custom-shape draw:style-name="gr7" draw:text-style-name="P1" draw:layer="layout" svg:width="6.731cm" svg:height="11.684cm" svg:x="12.043cm" svg:y="1.263cm">
          <text:p/>
          <draw:enhanced-geometry svg:viewBox="0 0 21600 21600" draw:type="rectangle" draw:enhanced-path="M 0 0 L 21600 0 21600 21600 0 21600 0 0 Z N"/>
        </draw:custom-shape>
        <draw:frame draw:style-name="gr4" draw:text-style-name="P3" draw:layer="layout" svg:width="11.049cm" svg:height="0.962cm" svg:x="0.232cm" svg:y="5.962cm">
          <draw:text-box>
            <text:p><text:span text:style-name="T1">What Happens?</text:span></text:p>
          </draw:text-box>
        </draw:frame>
        <draw:frame draw:style-name="gr4" draw:text-style-name="P3" draw:layer="layout" svg:width="10.922cm" svg:height="0.962cm" svg:x="0.259cm" svg:y="0.401cm">
          <draw:text-box>
            <text:p><text:span text:style-name="T1">Driver Code</text:span></text:p>
          </draw:text-box>
        </draw:frame>
        <draw:frame draw:style-name="gr4" draw:text-style-name="P3" draw:layer="layout" svg:width="6.477cm" svg:height="0.962cm" svg:x="12.07cm" svg:y="0.374cm">
          <draw:text-box>
            <text:p><text:span text:style-name="T1">In Memory</text:span></text:p>
          </draw:text-box>
        </draw:frame>
        <draw:frame draw:style-name="gr8" draw:text-style-name="P4" draw:layer="layout" svg:width="11.049cm" svg:height="4.318cm" svg:x="0.232cm" svg:y="1.236cm">
          <draw:text-box>
            <text:p><text:span text:style-name="T24">Student student1;</text:span></text:p>
            <text:p><text:span text:style-name="T24">student1 = new Student(“Joe”, 123, 3.2);</text:span></text:p>
            <text:p><text:span text:style-name="T24">System.out.println(student1.getName());</text:span></text:p>
            <text:p><text:span text:style-name="T24">student1.changeName(“Joseph”);</text:span></text:p>
            <text:p><text:span text:style-name="T24">System.out.println(student1.getName());</text:span></text:p>
            <text:p><text:span text:style-name="T24"/></text:p>
            <text:p><text:span text:style-name="T32">Student student2</text:span><text:span text:style-name="T24"> = </text:span><text:span text:style-name="T34">new</text:span><text:span text:style-name="T24"> Student(“Sally”, 321, 3.7);</text:span></text:p>
          </draw:text-box>
        </draw:frame>
        <draw:frame draw:style-name="gr9" draw:text-style-name="P5" draw:layer="layout" svg:width="11.049cm" svg:height="6.096cm" svg:x="0.232cm" svg:y="6.824cm">
          <draw:text-box>
            <text:p><text:span text:style-name="T3"><text:s/></text:span></text:p>
          </draw:text-box>
        </draw:frame>
        <draw:frame draw:style-name="gr10" draw:text-style-name="P6" draw:layer="layout" svg:width="5.207cm" svg:height="1.551cm" draw:transform="rotate (1.5707963267949) translate (11.797cm 6.443cm)">
          <draw:text-box>
            <text:p><text:span text:style-name="T7">student1</text:span></text:p>
          </draw:text-box>
        </draw:frame>
        <draw:frame draw:style-name="gr9" draw:text-style-name="P17" draw:layer="layout" svg:width="11.049cm" svg:height="6.096cm" svg:x="0.233cm" svg:y="6.814cm">
          <draw:text-box>
            <text:list text:style-name="L2">
              <text:list-item>
                <text:p text:style-name="P16"><text:span text:style-name="T33">Variable Declaration</text:span></text:p>
              </text:list-item>
              <text:list-item>
                <text:p text:style-name="P16"><text:span text:style-name="T35">Object Instantiation</text:span></text:p>
              </text:list-item>
            </text:list>
            <text:p text:style-name="P16"><text:span text:style-name="T26"/></text:p>
            <text:p text:style-name="P16"><text:span text:style-name="T26"/></text:p>
          </draw:text-box>
        </draw:frame>
        <draw:custom-shape draw:style-name="gr11" draw:text-style-name="P1" draw:layer="layout" svg:width="4.526cm" svg:height="4.191cm" svg:x="13.741cm" svg:y="1.607cm">
          <text:p/>
          <draw:enhanced-geometry svg:viewBox="0 0 21600 21600" draw:type="rectangle" draw:enhanced-path="M 0 0 L 21600 0 21600 21600 0 21600 0 0 Z N"/>
        </draw:custom-shape>
        <draw:custom-shape draw:style-name="gr12" draw:text-style-name="P1" draw:layer="layout" svg:width="4.526cm" svg:height="1.778cm" svg:x="13.741cm" svg:y="4.02cm">
          <text:p/>
          <draw:enhanced-geometry svg:viewBox="0 0 21600 21600" draw:type="rectangle" draw:enhanced-path="M 0 0 L 21600 0 21600 21600 0 21600 0 0 Z N"/>
        </draw:custom-shape>
        <draw:frame draw:style-name="gr13" draw:text-style-name="P7" draw:layer="layout" svg:width="4.572cm" svg:height="1.778cm" svg:x="13.695cm" svg:y="4.082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695cm" svg:y="2.369cm">
          <draw:text-box>
            <text:p><text:span text:style-name="T10">name: “Joseph”</text:span></text:p>
            <text:p><text:span text:style-name="T10">idNum: 123</text:span></text:p>
            <text:p><text:span text:style-name="T10">gpa: 3.2</text:span></text:p>
          </draw:text-box>
        </draw:frame>
        <draw:custom-shape draw:style-name="gr15" draw:text-style-name="P1" draw:layer="layout" svg:width="4.526cm" svg:height="0.762cm" svg:x="13.741cm" svg:y="1.607cm">
          <text:p/>
          <draw:enhanced-geometry svg:viewBox="0 0 21600 21600" draw:type="rectangle" draw:enhanced-path="M 0 0 L 21600 0 21600 21600 0 21600 0 0 Z N"/>
        </draw:custom-shape>
        <draw:frame draw:style-name="gr16" draw:text-style-name="P9" draw:layer="layout" svg:width="4.572cm" svg:height="0.806cm" svg:x="13.695cm" svg:y="1.607cm">
          <draw:text-box>
            <text:p text:style-name="P8"><text:span text:style-name="T13">student1:Student</text:span></text:p>
          </draw:text-box>
        </draw:frame>
        <draw:custom-shape draw:style-name="gr17" draw:text-style-name="P10" draw:layer="layout" svg:width="0.635cm" svg:height="0.381cm" svg:x="13.066cm" svg:y="3.8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6" draw:layer="layout" svg:width="5.207cm" svg:height="1.551cm" draw:transform="rotate (1.5707963267949) translate (11.798cm 12.944cm)">
          <draw:text-box>
            <text:p><text:span text:style-name="T7">student2</text:span></text:p>
          </draw:text-box>
        </draw:frame>
        <draw:custom-shape draw:style-name="gr11" draw:text-style-name="P1" draw:layer="layout" svg:width="4.526cm" svg:height="4.191cm" svg:x="13.755cm" svg:y="8.194cm">
          <text:p/>
          <draw:enhanced-geometry svg:viewBox="0 0 21600 21600" draw:type="rectangle" draw:enhanced-path="M 0 0 L 21600 0 21600 21600 0 21600 0 0 Z N"/>
        </draw:custom-shape>
        <draw:custom-shape draw:style-name="gr12" draw:text-style-name="P1" draw:layer="layout" svg:width="4.526cm" svg:height="1.778cm" svg:x="13.755cm" svg:y="10.607cm">
          <text:p/>
          <draw:enhanced-geometry svg:viewBox="0 0 21600 21600" draw:type="rectangle" draw:enhanced-path="M 0 0 L 21600 0 21600 21600 0 21600 0 0 Z N"/>
        </draw:custom-shape>
        <draw:frame draw:style-name="gr13" draw:text-style-name="P7" draw:layer="layout" svg:width="4.572cm" svg:height="1.778cm" svg:x="13.709cm" svg:y="10.669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709cm" svg:y="8.956cm">
          <draw:text-box>
            <text:p><text:span text:style-name="T10">name: </text:span><text:span text:style-name="T36">nul</text:span><text:span text:style-name="T37">l</text:span></text:p>
            <text:p><text:span text:style-name="T10">idNum: </text:span><text:span text:style-name="T36">0</text:span></text:p>
            <text:p><text:span text:style-name="T10">gpa: </text:span><text:span text:style-name="T36">0</text:span></text:p>
          </draw:text-box>
        </draw:frame>
        <draw:custom-shape draw:style-name="gr15" draw:text-style-name="P1" draw:layer="layout" svg:width="4.526cm" svg:height="0.762cm" svg:x="13.755cm" svg:y="8.194cm">
          <text:p/>
          <draw:enhanced-geometry svg:viewBox="0 0 21600 21600" draw:type="rectangle" draw:enhanced-path="M 0 0 L 21600 0 21600 21600 0 21600 0 0 Z N"/>
        </draw:custom-shape>
        <draw:frame draw:style-name="gr16" draw:text-style-name="P9" draw:layer="layout" svg:width="4.572cm" svg:height="0.806cm" svg:x="13.709cm" svg:y="8.194cm">
          <draw:text-box>
            <text:p text:style-name="P8"><text:span text:style-name="T13">:Student</text:span></text:p>
          </draw:text-box>
        </draw:frame>
        <draw:custom-shape draw:style-name="gr18" draw:text-style-name="P12" draw:layer="layout" svg:width="0.635cm" svg:height="0.381cm" svg:x="13.065cm" svg:y="3.8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26" draw:style-name="dp1" draw:master-page-name="Default">
        <draw:custom-shape draw:style-name="gr5" draw:text-style-name="P1" draw:layer="layout" svg:width="11.049cm" svg:height="4.318cm" svg:x="0.232cm" svg:y="1.263cm">
          <text:p/>
          <draw:enhanced-geometry svg:viewBox="0 0 21600 21600" draw:type="rectangle" draw:enhanced-path="M 0 0 L 21600 0 21600 21600 0 21600 0 0 Z N"/>
        </draw:custom-shape>
        <draw:custom-shape draw:style-name="gr6" draw:text-style-name="P1" draw:layer="layout" svg:width="11.049cm" svg:height="6.096cm" svg:x="0.232cm" svg:y="6.851cm">
          <text:p/>
          <draw:enhanced-geometry svg:viewBox="0 0 21600 21600" draw:type="rectangle" draw:enhanced-path="M 0 0 L 21600 0 21600 21600 0 21600 0 0 Z N"/>
        </draw:custom-shape>
        <draw:custom-shape draw:style-name="gr7" draw:text-style-name="P1" draw:layer="layout" svg:width="6.731cm" svg:height="11.684cm" svg:x="12.043cm" svg:y="1.263cm">
          <text:p/>
          <draw:enhanced-geometry svg:viewBox="0 0 21600 21600" draw:type="rectangle" draw:enhanced-path="M 0 0 L 21600 0 21600 21600 0 21600 0 0 Z N"/>
        </draw:custom-shape>
        <draw:frame draw:style-name="gr4" draw:text-style-name="P3" draw:layer="layout" svg:width="11.049cm" svg:height="0.962cm" svg:x="0.232cm" svg:y="5.962cm">
          <draw:text-box>
            <text:p><text:span text:style-name="T1">What Happens?</text:span></text:p>
          </draw:text-box>
        </draw:frame>
        <draw:frame draw:style-name="gr4" draw:text-style-name="P3" draw:layer="layout" svg:width="10.922cm" svg:height="0.962cm" svg:x="0.259cm" svg:y="0.401cm">
          <draw:text-box>
            <text:p><text:span text:style-name="T1">Driver Code</text:span></text:p>
          </draw:text-box>
        </draw:frame>
        <draw:frame draw:style-name="gr4" draw:text-style-name="P3" draw:layer="layout" svg:width="6.477cm" svg:height="0.962cm" svg:x="12.07cm" svg:y="0.374cm">
          <draw:text-box>
            <text:p><text:span text:style-name="T1">In Memory</text:span></text:p>
          </draw:text-box>
        </draw:frame>
        <draw:frame draw:style-name="gr8" draw:text-style-name="P4" draw:layer="layout" svg:width="11.049cm" svg:height="4.318cm" svg:x="0.232cm" svg:y="1.236cm">
          <draw:text-box>
            <text:p><text:span text:style-name="T24">Student student1;</text:span></text:p>
            <text:p><text:span text:style-name="T24">student1 = new Student(“Joe”, 123, 3.2);</text:span></text:p>
            <text:p><text:span text:style-name="T24">System.out.println(student1.getName());</text:span></text:p>
            <text:p><text:span text:style-name="T24">student1.changeName(“Joseph”);</text:span></text:p>
            <text:p><text:span text:style-name="T24">System.out.println(student1.getName());</text:span></text:p>
            <text:p><text:span text:style-name="T24"/></text:p>
            <text:p><text:span text:style-name="T32">Student student2</text:span><text:span text:style-name="T24"> = </text:span><text:span text:style-name="T34">new</text:span><text:span text:style-name="T24"> </text:span><text:span text:style-name="T38">Student(“Sally”, 321, 3.7);</text:span></text:p>
          </draw:text-box>
        </draw:frame>
        <draw:frame draw:style-name="gr9" draw:text-style-name="P5" draw:layer="layout" svg:width="11.049cm" svg:height="6.096cm" svg:x="0.232cm" svg:y="6.824cm">
          <draw:text-box>
            <text:p><text:span text:style-name="T3"><text:s/></text:span></text:p>
          </draw:text-box>
        </draw:frame>
        <draw:frame draw:style-name="gr10" draw:text-style-name="P6" draw:layer="layout" svg:width="5.207cm" svg:height="1.551cm" draw:transform="rotate (1.5707963267949) translate (11.797cm 6.443cm)">
          <draw:text-box>
            <text:p><text:span text:style-name="T7">student1</text:span></text:p>
          </draw:text-box>
        </draw:frame>
        <draw:frame draw:style-name="gr9" draw:text-style-name="P17" draw:layer="layout" svg:width="11.049cm" svg:height="6.096cm" svg:x="0.233cm" svg:y="6.814cm">
          <draw:text-box>
            <text:list text:style-name="L2">
              <text:list-item>
                <text:p text:style-name="P16"><text:span text:style-name="T33">Variable Declaration</text:span></text:p>
              </text:list-item>
              <text:list-item>
                <text:p text:style-name="P16"><text:span text:style-name="T35">Object Instantiation</text:span></text:p>
              </text:list-item>
              <text:list-item>
                <text:p text:style-name="P16"><text:span text:style-name="T39">Object Initialization</text:span></text:p>
              </text:list-item>
            </text:list>
            <text:p text:style-name="P16"><text:span text:style-name="T26"/></text:p>
            <text:p text:style-name="P16"><text:span text:style-name="T26"/></text:p>
          </draw:text-box>
        </draw:frame>
        <draw:custom-shape draw:style-name="gr11" draw:text-style-name="P1" draw:layer="layout" svg:width="4.526cm" svg:height="4.191cm" svg:x="13.741cm" svg:y="1.607cm">
          <text:p/>
          <draw:enhanced-geometry svg:viewBox="0 0 21600 21600" draw:type="rectangle" draw:enhanced-path="M 0 0 L 21600 0 21600 21600 0 21600 0 0 Z N"/>
        </draw:custom-shape>
        <draw:custom-shape draw:style-name="gr12" draw:text-style-name="P1" draw:layer="layout" svg:width="4.526cm" svg:height="1.778cm" svg:x="13.741cm" svg:y="4.02cm">
          <text:p/>
          <draw:enhanced-geometry svg:viewBox="0 0 21600 21600" draw:type="rectangle" draw:enhanced-path="M 0 0 L 21600 0 21600 21600 0 21600 0 0 Z N"/>
        </draw:custom-shape>
        <draw:frame draw:style-name="gr13" draw:text-style-name="P7" draw:layer="layout" svg:width="4.572cm" svg:height="1.778cm" svg:x="13.695cm" svg:y="4.082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695cm" svg:y="2.369cm">
          <draw:text-box>
            <text:p><text:span text:style-name="T10">name: “Joseph”</text:span></text:p>
            <text:p><text:span text:style-name="T10">idNum: 123</text:span></text:p>
            <text:p><text:span text:style-name="T10">gpa: 3.2</text:span></text:p>
          </draw:text-box>
        </draw:frame>
        <draw:custom-shape draw:style-name="gr15" draw:text-style-name="P1" draw:layer="layout" svg:width="4.526cm" svg:height="0.762cm" svg:x="13.741cm" svg:y="1.607cm">
          <text:p/>
          <draw:enhanced-geometry svg:viewBox="0 0 21600 21600" draw:type="rectangle" draw:enhanced-path="M 0 0 L 21600 0 21600 21600 0 21600 0 0 Z N"/>
        </draw:custom-shape>
        <draw:frame draw:style-name="gr16" draw:text-style-name="P9" draw:layer="layout" svg:width="4.572cm" svg:height="0.806cm" svg:x="13.695cm" svg:y="1.607cm">
          <draw:text-box>
            <text:p text:style-name="P8"><text:span text:style-name="T13">student1:Student</text:span></text:p>
          </draw:text-box>
        </draw:frame>
        <draw:custom-shape draw:style-name="gr17" draw:text-style-name="P10" draw:layer="layout" svg:width="0.635cm" svg:height="0.381cm" svg:x="13.066cm" svg:y="3.8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6" draw:layer="layout" svg:width="5.207cm" svg:height="1.551cm" draw:transform="rotate (1.5707963267949) translate (11.798cm 12.944cm)">
          <draw:text-box>
            <text:p><text:span text:style-name="T7">student2</text:span></text:p>
          </draw:text-box>
        </draw:frame>
        <draw:custom-shape draw:style-name="gr11" draw:text-style-name="P1" draw:layer="layout" svg:width="4.526cm" svg:height="4.191cm" svg:x="13.755cm" svg:y="8.194cm">
          <text:p/>
          <draw:enhanced-geometry svg:viewBox="0 0 21600 21600" draw:type="rectangle" draw:enhanced-path="M 0 0 L 21600 0 21600 21600 0 21600 0 0 Z N"/>
        </draw:custom-shape>
        <draw:custom-shape draw:style-name="gr12" draw:text-style-name="P1" draw:layer="layout" svg:width="4.526cm" svg:height="1.778cm" svg:x="13.755cm" svg:y="10.607cm">
          <text:p/>
          <draw:enhanced-geometry svg:viewBox="0 0 21600 21600" draw:type="rectangle" draw:enhanced-path="M 0 0 L 21600 0 21600 21600 0 21600 0 0 Z N"/>
        </draw:custom-shape>
        <draw:frame draw:style-name="gr13" draw:text-style-name="P7" draw:layer="layout" svg:width="4.572cm" svg:height="1.778cm" svg:x="13.709cm" svg:y="10.669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709cm" svg:y="8.956cm">
          <draw:text-box>
            <text:p><text:span text:style-name="T10">name: </text:span><text:span text:style-name="T37">“Sally”</text:span></text:p>
            <text:p><text:span text:style-name="T10">idNum: </text:span><text:span text:style-name="T37">321</text:span></text:p>
            <text:p><text:span text:style-name="T10">gpa: </text:span><text:span text:style-name="T37">3.7</text:span></text:p>
          </draw:text-box>
        </draw:frame>
        <draw:custom-shape draw:style-name="gr15" draw:text-style-name="P1" draw:layer="layout" svg:width="4.526cm" svg:height="0.762cm" svg:x="13.755cm" svg:y="8.194cm">
          <text:p/>
          <draw:enhanced-geometry svg:viewBox="0 0 21600 21600" draw:type="rectangle" draw:enhanced-path="M 0 0 L 21600 0 21600 21600 0 21600 0 0 Z N"/>
        </draw:custom-shape>
        <draw:frame draw:style-name="gr16" draw:text-style-name="P9" draw:layer="layout" svg:width="4.572cm" svg:height="0.806cm" svg:x="13.709cm" svg:y="8.194cm">
          <draw:text-box>
            <text:p text:style-name="P8"><text:span text:style-name="T13">:Student</text:span></text:p>
          </draw:text-box>
        </draw:frame>
        <draw:custom-shape draw:style-name="gr18" draw:text-style-name="P12" draw:layer="layout" svg:width="0.635cm" svg:height="0.381cm" svg:x="13.065cm" svg:y="3.8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27" draw:style-name="dp1" draw:master-page-name="Default">
        <draw:custom-shape draw:style-name="gr5" draw:text-style-name="P1" draw:layer="layout" svg:width="11.049cm" svg:height="4.318cm" svg:x="0.231cm" svg:y="1.273cm">
          <text:p/>
          <draw:enhanced-geometry svg:viewBox="0 0 21600 21600" draw:type="rectangle" draw:enhanced-path="M 0 0 L 21600 0 21600 21600 0 21600 0 0 Z N"/>
        </draw:custom-shape>
        <draw:custom-shape draw:style-name="gr6" draw:text-style-name="P1" draw:layer="layout" svg:width="11.049cm" svg:height="6.096cm" svg:x="0.231cm" svg:y="6.861cm">
          <text:p/>
          <draw:enhanced-geometry svg:viewBox="0 0 21600 21600" draw:type="rectangle" draw:enhanced-path="M 0 0 L 21600 0 21600 21600 0 21600 0 0 Z N"/>
        </draw:custom-shape>
        <draw:custom-shape draw:style-name="gr7" draw:text-style-name="P1" draw:layer="layout" svg:width="6.731cm" svg:height="11.684cm" svg:x="12.042cm" svg:y="1.273cm">
          <text:p/>
          <draw:enhanced-geometry svg:viewBox="0 0 21600 21600" draw:type="rectangle" draw:enhanced-path="M 0 0 L 21600 0 21600 21600 0 21600 0 0 Z N"/>
        </draw:custom-shape>
        <draw:frame draw:style-name="gr4" draw:text-style-name="P3" draw:layer="layout" svg:width="11.049cm" svg:height="0.962cm" svg:x="0.231cm" svg:y="5.972cm">
          <draw:text-box>
            <text:p><text:span text:style-name="T1">What Happens?</text:span></text:p>
          </draw:text-box>
        </draw:frame>
        <draw:frame draw:style-name="gr4" draw:text-style-name="P3" draw:layer="layout" svg:width="10.922cm" svg:height="0.962cm" svg:x="0.258cm" svg:y="0.411cm">
          <draw:text-box>
            <text:p><text:span text:style-name="T1">Driver Code</text:span></text:p>
          </draw:text-box>
        </draw:frame>
        <draw:frame draw:style-name="gr4" draw:text-style-name="P3" draw:layer="layout" svg:width="6.477cm" svg:height="0.962cm" svg:x="12.069cm" svg:y="0.384cm">
          <draw:text-box>
            <text:p><text:span text:style-name="T1">In Memory</text:span></text:p>
          </draw:text-box>
        </draw:frame>
        <draw:frame draw:style-name="gr8" draw:text-style-name="P4" draw:layer="layout" svg:width="11.049cm" svg:height="4.318cm" svg:x="0.231cm" svg:y="1.246cm">
          <draw:text-box>
            <text:p><text:span text:style-name="T24">Student student1;</text:span></text:p>
            <text:p><text:span text:style-name="T24">student1 = new Student(“Joe”, 123, 3.2);</text:span></text:p>
            <text:p><text:span text:style-name="T24">System.out.println(student1.getName());</text:span></text:p>
            <text:p><text:span text:style-name="T24">student1.changeName(“Joseph”);</text:span></text:p>
            <text:p><text:span text:style-name="T24">System.out.println(student1.getName());</text:span></text:p>
            <text:p><text:span text:style-name="T24"/></text:p>
            <text:p><text:span text:style-name="T32">Student student2</text:span><text:span text:style-name="T24"> </text:span><text:span text:style-name="T40">=</text:span><text:span text:style-name="T24"> </text:span><text:span text:style-name="T34">new</text:span><text:span text:style-name="T24"> </text:span><text:span text:style-name="T38">Student(“Sally”, 321, 3.7);</text:span></text:p>
          </draw:text-box>
        </draw:frame>
        <draw:frame draw:style-name="gr9" draw:text-style-name="P5" draw:layer="layout" svg:width="11.049cm" svg:height="6.096cm" svg:x="0.231cm" svg:y="6.834cm">
          <draw:text-box>
            <text:p><text:span text:style-name="T3"><text:s/></text:span></text:p>
          </draw:text-box>
        </draw:frame>
        <draw:frame draw:style-name="gr10" draw:text-style-name="P6" draw:layer="layout" svg:width="5.207cm" svg:height="1.551cm" draw:transform="rotate (1.5707963267949) translate (11.796cm 6.453cm)">
          <draw:text-box>
            <text:p><text:span text:style-name="T7">student1</text:span></text:p>
          </draw:text-box>
        </draw:frame>
        <draw:frame draw:style-name="gr9" draw:text-style-name="P11" draw:layer="layout" svg:width="11.049cm" svg:height="6.096cm" svg:x="0.232cm" svg:y="6.824cm">
          <draw:text-box>
            <text:list text:style-name="L2">
              <text:list-item>
                <text:p text:style-name="P16"><text:span text:style-name="T33">Variable Declaration</text:span></text:p>
              </text:list-item>
              <text:list-item>
                <text:p text:style-name="P16"><text:span text:style-name="T35">Object Instantiation</text:span></text:p>
              </text:list-item>
              <text:list-item>
                <text:p text:style-name="P16"><text:span text:style-name="T39">Object Initialization</text:span></text:p>
              </text:list-item>
              <text:list-item>
                <text:p text:style-name="P16"><text:span text:style-name="T41">Variable Assignment</text:span></text:p>
              </text:list-item>
            </text:list>
            <text:p><text:span text:style-name="T26"/></text:p>
            <text:p><text:span text:style-name="T26"/></text:p>
          </draw:text-box>
        </draw:frame>
        <draw:custom-shape draw:style-name="gr11" draw:text-style-name="P1" draw:layer="layout" svg:width="4.526cm" svg:height="4.191cm" svg:x="13.74cm" svg:y="1.617cm">
          <text:p/>
          <draw:enhanced-geometry svg:viewBox="0 0 21600 21600" draw:type="rectangle" draw:enhanced-path="M 0 0 L 21600 0 21600 21600 0 21600 0 0 Z N"/>
        </draw:custom-shape>
        <draw:custom-shape draw:style-name="gr12" draw:text-style-name="P1" draw:layer="layout" svg:width="4.526cm" svg:height="1.778cm" svg:x="13.74cm" svg:y="4.03cm">
          <text:p/>
          <draw:enhanced-geometry svg:viewBox="0 0 21600 21600" draw:type="rectangle" draw:enhanced-path="M 0 0 L 21600 0 21600 21600 0 21600 0 0 Z N"/>
        </draw:custom-shape>
        <draw:frame draw:style-name="gr13" draw:text-style-name="P7" draw:layer="layout" svg:width="4.572cm" svg:height="1.778cm" svg:x="13.694cm" svg:y="4.092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694cm" svg:y="2.379cm">
          <draw:text-box>
            <text:p><text:span text:style-name="T10">name: “Joseph”</text:span></text:p>
            <text:p><text:span text:style-name="T10">idNum: 123</text:span></text:p>
            <text:p><text:span text:style-name="T10">gpa: 3.2</text:span></text:p>
          </draw:text-box>
        </draw:frame>
        <draw:custom-shape draw:style-name="gr15" draw:text-style-name="P1" draw:layer="layout" svg:width="4.526cm" svg:height="0.762cm" svg:x="13.74cm" svg:y="1.617cm">
          <text:p/>
          <draw:enhanced-geometry svg:viewBox="0 0 21600 21600" draw:type="rectangle" draw:enhanced-path="M 0 0 L 21600 0 21600 21600 0 21600 0 0 Z N"/>
        </draw:custom-shape>
        <draw:frame draw:style-name="gr16" draw:text-style-name="P9" draw:layer="layout" svg:width="4.572cm" svg:height="0.806cm" svg:x="13.694cm" svg:y="1.617cm">
          <draw:text-box>
            <text:p text:style-name="P8"><text:span text:style-name="T13">student1:Student</text:span></text:p>
          </draw:text-box>
        </draw:frame>
        <draw:custom-shape draw:style-name="gr18" draw:text-style-name="P12" draw:layer="layout" svg:width="0.635cm" svg:height="0.381cm" svg:x="13.065cm" svg:y="3.8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6" draw:layer="layout" svg:width="5.207cm" svg:height="1.551cm" draw:transform="rotate (1.5707963267949) translate (11.797cm 12.954cm)">
          <draw:text-box>
            <text:p><text:span text:style-name="T7">student2</text:span></text:p>
          </draw:text-box>
        </draw:frame>
        <draw:custom-shape draw:style-name="gr11" draw:text-style-name="P1" draw:layer="layout" svg:width="4.526cm" svg:height="4.191cm" svg:x="13.754cm" svg:y="8.204cm">
          <text:p/>
          <draw:enhanced-geometry svg:viewBox="0 0 21600 21600" draw:type="rectangle" draw:enhanced-path="M 0 0 L 21600 0 21600 21600 0 21600 0 0 Z N"/>
        </draw:custom-shape>
        <draw:custom-shape draw:style-name="gr12" draw:text-style-name="P1" draw:layer="layout" svg:width="4.526cm" svg:height="1.778cm" svg:x="13.754cm" svg:y="10.617cm">
          <text:p/>
          <draw:enhanced-geometry svg:viewBox="0 0 21600 21600" draw:type="rectangle" draw:enhanced-path="M 0 0 L 21600 0 21600 21600 0 21600 0 0 Z N"/>
        </draw:custom-shape>
        <draw:frame draw:style-name="gr13" draw:text-style-name="P7" draw:layer="layout" svg:width="4.572cm" svg:height="1.778cm" svg:x="13.708cm" svg:y="10.679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708cm" svg:y="8.966cm">
          <draw:text-box>
            <text:p><text:span text:style-name="T10">name: </text:span><text:span text:style-name="T37">“Sally”</text:span></text:p>
            <text:p><text:span text:style-name="T10">idNum: </text:span><text:span text:style-name="T37">321</text:span></text:p>
            <text:p><text:span text:style-name="T10">gpa: </text:span><text:span text:style-name="T37">3.7</text:span></text:p>
          </draw:text-box>
        </draw:frame>
        <draw:custom-shape draw:style-name="gr15" draw:text-style-name="P1" draw:layer="layout" svg:width="4.526cm" svg:height="0.762cm" svg:x="13.754cm" svg:y="8.204cm">
          <text:p/>
          <draw:enhanced-geometry svg:viewBox="0 0 21600 21600" draw:type="rectangle" draw:enhanced-path="M 0 0 L 21600 0 21600 21600 0 21600 0 0 Z N"/>
        </draw:custom-shape>
        <draw:frame draw:style-name="gr16" draw:text-style-name="P9" draw:layer="layout" svg:width="4.572cm" svg:height="0.806cm" svg:x="13.708cm" svg:y="8.204cm">
          <draw:text-box>
            <text:p text:style-name="P8"><text:span text:style-name="T13">:Student</text:span></text:p>
          </draw:text-box>
        </draw:frame>
        <draw:custom-shape draw:style-name="gr17" draw:text-style-name="P10" draw:layer="layout" svg:width="0.635cm" svg:height="0.381cm" svg:x="13.065cm" svg:y="10.4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28" draw:style-name="dp1" draw:master-page-name="Default">
        <draw:custom-shape draw:style-name="gr5" draw:text-style-name="P1" draw:layer="layout" svg:width="11.049cm" svg:height="4.318cm" svg:x="0.23cm" svg:y="1.283cm">
          <text:p/>
          <draw:enhanced-geometry svg:viewBox="0 0 21600 21600" draw:type="rectangle" draw:enhanced-path="M 0 0 L 21600 0 21600 21600 0 21600 0 0 Z N"/>
        </draw:custom-shape>
        <draw:custom-shape draw:style-name="gr6" draw:text-style-name="P1" draw:layer="layout" svg:width="11.049cm" svg:height="6.096cm" svg:x="0.23cm" svg:y="6.871cm">
          <text:p/>
          <draw:enhanced-geometry svg:viewBox="0 0 21600 21600" draw:type="rectangle" draw:enhanced-path="M 0 0 L 21600 0 21600 21600 0 21600 0 0 Z N"/>
        </draw:custom-shape>
        <draw:custom-shape draw:style-name="gr7" draw:text-style-name="P1" draw:layer="layout" svg:width="6.731cm" svg:height="11.684cm" svg:x="12.041cm" svg:y="1.283cm">
          <text:p/>
          <draw:enhanced-geometry svg:viewBox="0 0 21600 21600" draw:type="rectangle" draw:enhanced-path="M 0 0 L 21600 0 21600 21600 0 21600 0 0 Z N"/>
        </draw:custom-shape>
        <draw:frame draw:style-name="gr4" draw:text-style-name="P3" draw:layer="layout" svg:width="11.049cm" svg:height="0.962cm" svg:x="0.23cm" svg:y="5.982cm">
          <draw:text-box>
            <text:p><text:span text:style-name="T1">What Happens?</text:span></text:p>
          </draw:text-box>
        </draw:frame>
        <draw:frame draw:style-name="gr4" draw:text-style-name="P3" draw:layer="layout" svg:width="10.922cm" svg:height="0.962cm" svg:x="0.257cm" svg:y="0.421cm">
          <draw:text-box>
            <text:p><text:span text:style-name="T1">Driver Code</text:span></text:p>
          </draw:text-box>
        </draw:frame>
        <draw:frame draw:style-name="gr4" draw:text-style-name="P3" draw:layer="layout" svg:width="6.477cm" svg:height="0.962cm" svg:x="12.068cm" svg:y="0.394cm">
          <draw:text-box>
            <text:p><text:span text:style-name="T1">In Memory</text:span></text:p>
          </draw:text-box>
        </draw:frame>
        <draw:frame draw:style-name="gr8" draw:text-style-name="P4" draw:layer="layout" svg:width="11.049cm" svg:height="4.318cm" svg:x="0.23cm" svg:y="1.256cm">
          <draw:text-box>
            <text:p><text:span text:style-name="T24">Student student1;</text:span></text:p>
            <text:p><text:span text:style-name="T24">student1 = new Student(“Joe”, 123, 3.2);</text:span></text:p>
            <text:p><text:span text:style-name="T24">System.out.println(student1.getName());</text:span></text:p>
            <text:p><text:span text:style-name="T24">student1.changeName(“Joseph”);</text:span></text:p>
            <text:p><text:span text:style-name="T24">System.out.println(student1.getName());</text:span></text:p>
            <text:p><text:span text:style-name="T24"/></text:p>
            <text:p><text:span text:style-name="T24">Student student2 </text:span><text:span text:style-name="T42">=</text:span><text:span text:style-name="T24"> new Student(“Sally”, 321, 3.7);</text:span></text:p>
          </draw:text-box>
        </draw:frame>
        <draw:frame draw:style-name="gr9" draw:text-style-name="P5" draw:layer="layout" svg:width="11.049cm" svg:height="6.096cm" svg:x="0.23cm" svg:y="6.844cm">
          <draw:text-box>
            <text:p><text:span text:style-name="T3"><text:s/></text:span></text:p>
          </draw:text-box>
        </draw:frame>
        <draw:frame draw:style-name="gr10" draw:text-style-name="P6" draw:layer="layout" svg:width="5.207cm" svg:height="1.551cm" draw:transform="rotate (1.5707963267949) translate (11.795cm 6.463cm)">
          <draw:text-box>
            <text:p><text:span text:style-name="T7">student1</text:span></text:p>
          </draw:text-box>
        </draw:frame>
        <draw:custom-shape draw:style-name="gr11" draw:text-style-name="P1" draw:layer="layout" svg:width="4.526cm" svg:height="4.191cm" svg:x="13.739cm" svg:y="1.627cm">
          <text:p/>
          <draw:enhanced-geometry svg:viewBox="0 0 21600 21600" draw:type="rectangle" draw:enhanced-path="M 0 0 L 21600 0 21600 21600 0 21600 0 0 Z N"/>
        </draw:custom-shape>
        <draw:custom-shape draw:style-name="gr12" draw:text-style-name="P1" draw:layer="layout" svg:width="4.526cm" svg:height="1.778cm" svg:x="13.739cm" svg:y="4.04cm">
          <text:p/>
          <draw:enhanced-geometry svg:viewBox="0 0 21600 21600" draw:type="rectangle" draw:enhanced-path="M 0 0 L 21600 0 21600 21600 0 21600 0 0 Z N"/>
        </draw:custom-shape>
        <draw:frame draw:style-name="gr13" draw:text-style-name="P7" draw:layer="layout" svg:width="4.572cm" svg:height="1.778cm" svg:x="13.693cm" svg:y="4.102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693cm" svg:y="2.389cm">
          <draw:text-box>
            <text:p><text:span text:style-name="T10">name: “Joseph”</text:span></text:p>
            <text:p><text:span text:style-name="T10">idNum: 123</text:span></text:p>
            <text:p><text:span text:style-name="T10">gpa: 3.2</text:span></text:p>
          </draw:text-box>
        </draw:frame>
        <draw:custom-shape draw:style-name="gr15" draw:text-style-name="P1" draw:layer="layout" svg:width="4.526cm" svg:height="0.762cm" svg:x="13.739cm" svg:y="1.627cm">
          <text:p/>
          <draw:enhanced-geometry svg:viewBox="0 0 21600 21600" draw:type="rectangle" draw:enhanced-path="M 0 0 L 21600 0 21600 21600 0 21600 0 0 Z N"/>
        </draw:custom-shape>
        <draw:frame draw:style-name="gr16" draw:text-style-name="P9" draw:layer="layout" svg:width="4.572cm" svg:height="0.806cm" svg:x="13.693cm" svg:y="1.627cm">
          <draw:text-box>
            <text:p text:style-name="P8"><text:span text:style-name="T13">student1:Student</text:span></text:p>
          </draw:text-box>
        </draw:frame>
        <draw:custom-shape draw:style-name="gr18" draw:text-style-name="P12" draw:layer="layout" svg:width="0.635cm" svg:height="0.381cm" svg:x="13.064cm" svg:y="3.8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6" draw:layer="layout" svg:width="5.207cm" svg:height="1.551cm" draw:transform="rotate (1.5707963267949) translate (11.796cm 12.964cm)">
          <draw:text-box>
            <text:p><text:span text:style-name="T7">student2</text:span></text:p>
          </draw:text-box>
        </draw:frame>
        <draw:custom-shape draw:style-name="gr11" draw:text-style-name="P1" draw:layer="layout" svg:width="4.526cm" svg:height="4.191cm" svg:x="13.753cm" svg:y="8.214cm">
          <text:p/>
          <draw:enhanced-geometry svg:viewBox="0 0 21600 21600" draw:type="rectangle" draw:enhanced-path="M 0 0 L 21600 0 21600 21600 0 21600 0 0 Z N"/>
        </draw:custom-shape>
        <draw:custom-shape draw:style-name="gr12" draw:text-style-name="P1" draw:layer="layout" svg:width="4.526cm" svg:height="1.778cm" svg:x="13.753cm" svg:y="10.627cm">
          <text:p/>
          <draw:enhanced-geometry svg:viewBox="0 0 21600 21600" draw:type="rectangle" draw:enhanced-path="M 0 0 L 21600 0 21600 21600 0 21600 0 0 Z N"/>
        </draw:custom-shape>
        <draw:frame draw:style-name="gr13" draw:text-style-name="P7" draw:layer="layout" svg:width="4.572cm" svg:height="1.778cm" svg:x="13.707cm" svg:y="10.689cm">
          <draw:text-box>
            <text:p><text:span text:style-name="T10">getName()</text:span></text:p>
            <text:p><text:span text:style-name="T10">…</text:span></text:p>
            <text:p><text:span text:style-name="T10">changeName(...)</text:span></text:p>
          </draw:text-box>
        </draw:frame>
        <draw:frame draw:style-name="gr14" draw:text-style-name="P7" draw:layer="layout" svg:width="4.572cm" svg:height="1.685cm" svg:x="13.707cm" svg:y="8.976cm">
          <draw:text-box>
            <text:p><text:span text:style-name="T10">name: </text:span><text:span text:style-name="T43">“Sally”</text:span></text:p>
            <text:p><text:span text:style-name="T10">idNum: </text:span><text:span text:style-name="T43">321</text:span></text:p>
            <text:p><text:span text:style-name="T10">gpa: </text:span><text:span text:style-name="T43">3.7</text:span></text:p>
          </draw:text-box>
        </draw:frame>
        <draw:custom-shape draw:style-name="gr15" draw:text-style-name="P1" draw:layer="layout" svg:width="4.526cm" svg:height="0.762cm" svg:x="13.753cm" svg:y="8.214cm">
          <text:p/>
          <draw:enhanced-geometry svg:viewBox="0 0 21600 21600" draw:type="rectangle" draw:enhanced-path="M 0 0 L 21600 0 21600 21600 0 21600 0 0 Z N"/>
        </draw:custom-shape>
        <draw:frame draw:style-name="gr16" draw:text-style-name="P9" draw:layer="layout" svg:width="4.572cm" svg:height="0.806cm" svg:x="13.707cm" svg:y="8.214cm">
          <draw:text-box>
            <text:p text:style-name="P8"><text:span text:style-name="T13">:Student</text:span></text:p>
          </draw:text-box>
        </draw:frame>
        <draw:custom-shape draw:style-name="gr18" draw:text-style-name="P12" draw:layer="layout" svg:width="0.635cm" svg:height="0.381cm" svg:x="13.064cm" svg:y="10.4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M Mono Prop 10" svg:font-family="'LM Mono Prop 10'"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9.05cm" fo:page-height="13.0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9T09:23:27.583824016</meta:creation-date>
    <dc:date>2015-07-02T12:35:07.921154798</dc:date>
    <meta:editing-duration>PT36M21S</meta:editing-duration>
    <meta:editing-cycles>6</meta:editing-cycles>
    <meta:generator>LibreOffice/4.4.2.2$Linux_X86_64 LibreOffice_project/40m0$Build-2</meta:generator>
    <meta:document-statistic meta:object-count="500"/>
  </office:meta>
</office:document-meta>
</file>